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  <style:text-properties style:use-window-font-color="true"/>
    </style:style>
    <style:style style:name="ce2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adc5e7" fo:border="0.06pt solid #000000"/>
    </style:style>
    <style:style style:name="ce6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shapes>
          <draw:frame draw:z-index="0" draw:style-name="gr1" draw:text-style-name="P1" svg:width="453.37pt" svg:height="254.92pt" svg:x="1323.72pt" svg:y="202.68pt">
            <draw:object draw:notify-on-update-of-ranges="main.P9:main.R9 main.O10:main.O10 main.P10:main.R10 main.O11:main.O11 main.P11:main.R11 main.O12:main.O12 main.P12:main.R12 main.O13:main.O13 main.P13:main.R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92pt" svg:x="1326.84pt" svg:y="657.07pt">
            <draw:object draw:notify-on-update-of-ranges="main.P43:main.R43 main.O44:main.O44 main.P44:main.R44 main.O45:main.O45 main.P45:main.R45 main.O46:main.O46 main.P46:main.R46 main.O47:main.O47 main.P47:main.R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37pt" svg:height="254.92pt" svg:x="1320.63pt" svg:y="1059.25pt">
            <draw:object draw:notify-on-update-of-ranges="main.P77:main.R77 main.O78:main.O78 main.P78:main.R78 main.O79:main.O79 main.P79:main.R79 main.O80:main.O80 main.P80:main.R80 main.O81:main.O81 main.P81:main.R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7pt" svg:height="254.92pt" svg:x="1333.08pt" svg:y="1473.11pt">
            <draw:object draw:notify-on-update-of-ranges="main.P108:main.R108 main.O109:main.O109 main.P109:main.R109 main.O110:main.O110 main.P110:main.R110 main.O111:main.O111 main.P111:main.R111 main.O112:main.O112 main.P112:main.R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earning Ratio <text:s/>= 0.2</text:p>
          </table:table-cell>
          <table:table-cell table:style-name="ce9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9"/>
          <table:covered-table-cell table:style-name="ce1"/>
          <table:table-cell table:style-name="ce9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9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461363792419434" calcext:value-type="float">
            <text:p>0.461363792419434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48100471496582" calcext:value-type="float">
            <text:p>0.005481004714966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598209619522095" calcext:value-type="float">
            <text:p>0.598209619522095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0.00629758834838867" calcext:value-type="float">
            <text:p>0.006297588348389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1.11562991142273" calcext:value-type="float">
            <text:p>1.11562991142273</text:p>
          </table:table-cell>
          <table:table-cell office:value-type="float" office:value="0.99" calcext:value-type="float">
            <text:p>0.99</text:p>
          </table:table-cell>
          <table:table-cell office:value-type="float" office:value="0.0084986686706543" calcext:value-type="float">
            <text:p>0.00849866867065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531798362731934" calcext:value-type="float">
            <text:p>0.531798362731934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00564837455749512" calcext:value-type="float">
            <text:p>0.005648374557495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0.625882387161255" calcext:value-type="float">
            <text:p>0.625882387161255</text:p>
          </table:table-cell>
          <table:table-cell office:value-type="float" office:value="0.96" calcext:value-type="float">
            <text:p>0.96</text:p>
          </table:table-cell>
          <table:table-cell office:value-type="float" office:value="0.00610709190368652" calcext:value-type="float">
            <text:p>0.006107091903687</text:p>
          </table:table-cell>
          <table:table-cell office:value-type="float" office:value="0.9725" calcext:value-type="float">
            <text:p>0.9725</text:p>
          </table:table-cell>
          <table:table-cell office:value-type="float" office:value="1.13178563117981" calcext:value-type="float">
            <text:p>1.13178563117981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49674415588379" calcext:value-type="float">
            <text:p>0.0149674415588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498523473739624" calcext:value-type="float">
            <text:p>0.498523473739624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00431442260742188" calcext:value-type="float">
            <text:p>0.004314422607422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0.646379232406616" calcext:value-type="float">
            <text:p>0.646379232406616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00580286979675293" calcext:value-type="float">
            <text:p>0.005802869796753</text:p>
          </table:table-cell>
          <table:table-cell office:value-type="float" office:value="0.955" calcext:value-type="float">
            <text:p>0.955</text:p>
          </table:table-cell>
          <table:table-cell office:value-type="float" office:value="1.02065634727478" calcext:value-type="float">
            <text:p>1.02065634727478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00869607925415039" calcext:value-type="float">
            <text:p>0.008696079254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521277189254761" calcext:value-type="float">
            <text:p>0.521277189254761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00568914413452148" calcext:value-type="float">
            <text:p>0.005689144134521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740047454834" calcext:value-type="float">
            <text:p>0.7974004745483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15882873535156" calcext:value-type="float">
            <text:p>0.006158828735352</text:p>
          </table:table-cell>
          <table:table-cell office:value-type="float" office:value="0.9775" calcext:value-type="float">
            <text:p>0.9775</text:p>
          </table:table-cell>
          <table:table-cell office:value-type="float" office:value="1.16648030281067" calcext:value-type="float">
            <text:p>1.16648030281067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885701179504395" calcext:value-type="float">
            <text:p>0.0088570117950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508004903793335" calcext:value-type="float">
            <text:p>0.508004903793335</text:p>
          </table:table-cell>
          <table:table-cell office:value-type="float" office:value="0.79" calcext:value-type="float">
            <text:p>0.79</text:p>
          </table:table-cell>
          <table:table-cell office:value-type="float" office:value="0.00538873672485352" calcext:value-type="float">
            <text:p>0.005388736724854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11436605453491" calcext:value-type="float">
            <text:p>0.611436605453491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593733787536621" calcext:value-type="float">
            <text:p>0.005937337875366</text:p>
          </table:table-cell>
          <table:table-cell office:value-type="float" office:value="0.97" calcext:value-type="float">
            <text:p>0.97</text:p>
          </table:table-cell>
          <table:table-cell office:value-type="float" office:value="0.959040403366089" calcext:value-type="float">
            <text:p>0.959040403366089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0893998146057129" calcext:value-type="float">
            <text:p>0.0089399814605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Duration</text:p>
          </table:table-cell>
          <table:table-cell table:style-name="ce11" office:value-type="string" calcext:value-type="string" table:number-columns-spanned="3" table:number-rows-spanned="1">
            <text:p>Bayes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386827230453491" calcext:value-type="float">
            <text:p>0.386827230453491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1801929473877" calcext:value-type="float">
            <text:p>0.004180192947388</text:p>
          </table:table-cell>
          <table:table-cell office:value-type="float" office:value="0.79" calcext:value-type="float">
            <text:p>0.79</text:p>
          </table:table-cell>
          <table:table-cell office:value-type="float" office:value="0.640400648117065" calcext:value-type="float">
            <text:p>0.640400648117065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608468055725098" calcext:value-type="float">
            <text:p>0.00608468055725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00911283493041992" calcext:value-type="float">
            <text:p>0.009112834930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563861131668091" calcext:value-type="float">
            <text:p>0.563861131668091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537991523742676" calcext:value-type="float">
            <text:p>0.005379915237427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822999000549316" calcext:value-type="float">
            <text:p>0.822999000549316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745272636413574" calcext:value-type="float">
            <text:p>0.007452726364136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2859992980957" calcext:value-type="float">
            <text:p>1.2859992980957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818991661071777" calcext:value-type="float">
            <text:p>0.0081899166107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B55]" office:value-type="float" office:value="0.520898756980896" calcext:value-type="float">
            <text:p>0.520898756980896</text:p>
          </table:table-cell>
          <table:table-cell table:style-name="ce6" table:formula="of:=[.F55]" office:value-type="float" office:value="0.701043810844422" calcext:value-type="float">
            <text:p>0.701043810844422</text:p>
          </table:table-cell>
          <table:table-cell table:style-name="ce6" table:formula="of:=[.J55]" office:value-type="float" office:value="1.19847311019898" calcext:value-type="float">
            <text:p>1.198473110198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49481201171875" calcext:value-type="float">
            <text:p>0.49481201171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0413751602172852" calcext:value-type="float">
            <text:p>0.004137516021729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43970966339111" calcext:value-type="float">
            <text:p>0.643970966339111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0696086883544922" calcext:value-type="float">
            <text:p>0.006960868835449</text:p>
          </table:table-cell>
          <table:table-cell office:value-type="float" office:value="0.96" calcext:value-type="float">
            <text:p>0.96</text:p>
          </table:table-cell>
          <table:table-cell office:value-type="float" office:value="1.49692463874817" calcext:value-type="float">
            <text:p>1.49692463874817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896739959716797" calcext:value-type="float">
            <text:p>0.0089673995971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B128]" office:value-type="float" office:value="0.392312622070312" calcext:value-type="float">
            <text:p>0.392312622070312</text:p>
          </table:table-cell>
          <table:table-cell table:style-name="ce6" table:formula="of:=[.F128]" office:value-type="float" office:value="0.46019889831543" calcext:value-type="float">
            <text:p>0.46019889831543</text:p>
          </table:table-cell>
          <table:table-cell table:style-name="ce6" table:formula="of:=[.J128]" office:value-type="float" office:value="0.790948343276977" calcext:value-type="float">
            <text:p>0.7909483432769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585455894470215" calcext:value-type="float">
            <text:p>0.585455894470215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00622892379760742" calcext:value-type="float">
            <text:p>0.006228923797607</text:p>
          </table:table-cell>
          <table:table-cell office:value-type="float" office:value="0.79" calcext:value-type="float">
            <text:p>0.79</text:p>
          </table:table-cell>
          <table:table-cell office:value-type="float" office:value="0.681593179702759" calcext:value-type="float">
            <text:p>0.681593179702759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624299049377441" calcext:value-type="float">
            <text:p>0.006242990493774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7062292098999" calcext:value-type="float">
            <text:p>1.7062292098999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0.00867581367492676" calcext:value-type="float">
            <text:p>0.0086758136749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B202]" office:value-type="float" office:value="0.270641374588013" calcext:value-type="float">
            <text:p>0.270641374588013</text:p>
          </table:table-cell>
          <table:table-cell table:style-name="ce6" table:formula="of:=[.F202]" office:value-type="float" office:value="0.328062300682068" calcext:value-type="float">
            <text:p>0.328062300682068</text:p>
          </table:table-cell>
          <table:table-cell table:style-name="ce6" table:formula="of:=[.J202]" office:value-type="float" office:value="0.547613954544068" calcext:value-type="float">
            <text:p>0.5476139545440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527408361434937" calcext:value-type="float">
            <text:p>0.527408361434937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98645210266113" calcext:value-type="float">
            <text:p>0.005986452102661</text:p>
          </table:table-cell>
          <table:table-cell office:value-type="float" office:value="0.785" calcext:value-type="float">
            <text:p>0.785</text:p>
          </table:table-cell>
          <table:table-cell office:value-type="float" office:value="1.07195854187012" calcext:value-type="float">
            <text:p>1.0719585418701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613069534301758" calcext:value-type="float">
            <text:p>0.006130695343018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9235410690308" calcext:value-type="float">
            <text:p>1.29235410690308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0904989242553711" calcext:value-type="float">
            <text:p>0.0090498924255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B272]" office:value-type="float" office:value="0.153857116699219" calcext:value-type="float">
            <text:p>0.153857116699219</text:p>
          </table:table-cell>
          <table:table-cell table:style-name="ce6" table:formula="of:=[.F272]" office:value-type="float" office:value="0.163380889892578" calcext:value-type="float">
            <text:p>0.163380889892578</text:p>
          </table:table-cell>
          <table:table-cell table:style-name="ce6" table:formula="of:=[.J272]" office:value-type="float" office:value="0.277616457939148" calcext:value-type="float">
            <text:p>0.277616457939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597982883453369" calcext:value-type="float">
            <text:p>0.59798288345336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39365291595459" calcext:value-type="float">
            <text:p>0.003936529159546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70136833190918" calcext:value-type="float">
            <text:p>0.70136833190918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673222541809082" calcext:value-type="float">
            <text:p>0.006732225418091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13904356956482" calcext:value-type="float">
            <text:p>1.1390435695648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86514949798584" calcext:value-type="float">
            <text:p>0.0086514949798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492328643798828" calcext:value-type="float">
            <text:p>0.492328643798828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43720817565918" calcext:value-type="float">
            <text:p>0.004437208175659</text:p>
          </table:table-cell>
          <table:table-cell office:value-type="float" office:value="0.77125" calcext:value-type="float">
            <text:p>0.77125</text:p>
          </table:table-cell>
          <table:table-cell office:value-type="float" office:value="1.03563642501831" calcext:value-type="float">
            <text:p>1.0356364250183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17551803588867" calcext:value-type="float">
            <text:p>0.00617551803588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2.12091183662415" calcext:value-type="float">
            <text:p>2.1209118366241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54031944274903" calcext:value-type="float">
            <text:p>0.0095403194427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539375066757202" calcext:value-type="float">
            <text:p>0.539375066757202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00546526908874512" calcext:value-type="float">
            <text:p>0.005465269088745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784506559371948" calcext:value-type="float">
            <text:p>0.784506559371948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644040107727051" calcext:value-type="float">
            <text:p>0.006440401077271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28034496307373" calcext:value-type="float">
            <text:p>1.28034496307373</text:p>
          </table:table-cell>
          <table:table-cell office:value-type="float" office:value="0.98" calcext:value-type="float">
            <text:p>0.98</text:p>
          </table:table-cell>
          <table:table-cell office:value-type="float" office:value="0.0200376510620117" calcext:value-type="float">
            <text:p>0.0200376510620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518414735794067" calcext:value-type="float">
            <text:p>0.5184147357940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654006004333496" calcext:value-type="float">
            <text:p>0.006540060043335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1.73453807830811" calcext:value-type="float">
            <text:p>1.73453807830811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6990852355957" calcext:value-type="float">
            <text:p>0.00669908523559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60114049911499" calcext:value-type="float">
            <text:p>1.60114049911499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846743583679199" calcext:value-type="float">
            <text:p>0.00846743583679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585301637649536" calcext:value-type="float">
            <text:p>0.585301637649536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0570535659790039" calcext:value-type="float">
            <text:p>0.005705356597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07759475708008" calcext:value-type="float">
            <text:p>0.607759475708008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589299201965332" calcext:value-type="float">
            <text:p>0.005892992019653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33850407600403" calcext:value-type="float">
            <text:p>1.33850407600403</text:p>
          </table:table-cell>
          <table:table-cell office:value-type="float" office:value="1" calcext:value-type="float">
            <text:p>1</text:p>
          </table:table-cell>
          <table:table-cell office:value-type="float" office:value="0.0141904354095459" calcext:value-type="float">
            <text:p>0.01419043540954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520021200180054" calcext:value-type="float">
            <text:p>0.520021200180054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531578063964844" calcext:value-type="float">
            <text:p>0.005315780639648</text:p>
          </table:table-cell>
          <table:table-cell office:value-type="float" office:value="0.805" calcext:value-type="float">
            <text:p>0.805</text:p>
          </table:table-cell>
          <table:table-cell office:value-type="float" office:value="0.624211311340332" calcext:value-type="float">
            <text:p>0.624211311340332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06966018676758" calcext:value-type="float">
            <text:p>0.006069660186768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517169952393" calcext:value-type="float">
            <text:p>1.33517169952393</text:p>
          </table:table-cell>
          <table:table-cell office:value-type="float" office:value="0.94" calcext:value-type="float">
            <text:p>0.94</text:p>
          </table:table-cell>
          <table:table-cell office:value-type="float" office:value="0.00864768028259277" calcext:value-type="float">
            <text:p>0.0086476802825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380924940109253" calcext:value-type="float">
            <text:p>0.380924940109253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6685676574707" calcext:value-type="float">
            <text:p>0.006668567657471</text:p>
          </table:table-cell>
          <table:table-cell office:value-type="float" office:value="0.78375" calcext:value-type="float">
            <text:p>0.78375</text:p>
          </table:table-cell>
          <table:table-cell office:value-type="float" office:value="0.636301994323731" calcext:value-type="float">
            <text:p>0.63630199432373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35766983032227" calcext:value-type="float">
            <text:p>0.00635766983032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.22293424606323" calcext:value-type="float">
            <text:p>1.222934246063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916099548339844" calcext:value-type="float">
            <text:p>0.00916099548339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572303771972656" calcext:value-type="float">
            <text:p>0.572303771972656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43992424011231" calcext:value-type="float">
            <text:p>0.006439924240112</text:p>
          </table:table-cell>
          <table:table-cell office:value-type="float" office:value="0.785" calcext:value-type="float">
            <text:p>0.785</text:p>
          </table:table-cell>
          <table:table-cell office:value-type="float" office:value="0.640591144561768" calcext:value-type="float">
            <text:p>0.64059114456176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642609596252441" calcext:value-type="float">
            <text:p>0.006426095962524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1.00505995750427" calcext:value-type="float">
            <text:p>1.00505995750427</text:p>
          </table:table-cell>
          <table:table-cell office:value-type="float" office:value="0.11" calcext:value-type="float">
            <text:p>0.11</text:p>
          </table:table-cell>
          <table:table-cell office:value-type="float" office:value="0.00891423225402832" calcext:value-type="float">
            <text:p>0.00891423225402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549045085906982" calcext:value-type="float">
            <text:p>0.549045085906982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618100166320801" calcext:value-type="float">
            <text:p>0.006181001663208</text:p>
          </table:table-cell>
          <table:table-cell office:value-type="float" office:value="0.75" calcext:value-type="float">
            <text:p>0.75</text:p>
          </table:table-cell>
          <table:table-cell office:value-type="float" office:value="0.663206577301025" calcext:value-type="float">
            <text:p>0.663206577301025</text:p>
          </table:table-cell>
          <table:table-cell office:value-type="float" office:value="0.96" calcext:value-type="float">
            <text:p>0.96</text:p>
          </table:table-cell>
          <table:table-cell office:value-type="float" office:value="0.00634932518005371" calcext:value-type="float">
            <text:p>0.006349325180054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06609559059143" calcext:value-type="float">
            <text:p>1.066095590591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934600830078125" calcext:value-type="float">
            <text:p>0.0093460083007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406469821929932" calcext:value-type="float">
            <text:p>0.406469821929932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00368404388427734" calcext:value-type="float">
            <text:p>0.003684043884277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71824932098389" calcext:value-type="float">
            <text:p>0.671824932098389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617456436157227" calcext:value-type="float">
            <text:p>0.006174564361572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03108644485474" calcext:value-type="float">
            <text:p>1.03108644485474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50224494934082" calcext:value-type="float">
            <text:p>0.0085022449493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423101186752319" calcext:value-type="float">
            <text:p>0.42310118675231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00407028198242188" calcext:value-type="float">
            <text:p>0.00407028198242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25515222549439" calcext:value-type="float">
            <text:p>0.625515222549439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00595855712890625" calcext:value-type="float">
            <text:p>0.005958557128906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02765345573425" calcext:value-type="float">
            <text:p>1.02765345573425</text:p>
          </table:table-cell>
          <table:table-cell office:value-type="float" office:value="0.11" calcext:value-type="float">
            <text:p>0.11</text:p>
          </table:table-cell>
          <table:table-cell office:value-type="float" office:value="0.00879764556884766" calcext:value-type="float">
            <text:p>0.0087976455688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459814786911011" calcext:value-type="float">
            <text:p>0.45981478691101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530886650085449" calcext:value-type="float">
            <text:p>0.00530886650085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99931383132935" calcext:value-type="float">
            <text:p>0.699931383132935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0.00605320930480957" calcext:value-type="float">
            <text:p>0.00605320930481</text:p>
          </table:table-cell>
          <table:table-cell office:value-type="float" office:value="0.9475" calcext:value-type="float">
            <text:p>0.9475</text:p>
          </table:table-cell>
          <table:table-cell office:value-type="float" office:value="1.66928577423096" calcext:value-type="float">
            <text:p>1.66928577423096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170345306396484" calcext:value-type="float">
            <text:p>0.0170345306396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550266981124878" calcext:value-type="float">
            <text:p>0.550266981124878</text:p>
          </table:table-cell>
          <table:table-cell office:value-type="float" office:value="0.81" calcext:value-type="float">
            <text:p>0.81</text:p>
          </table:table-cell>
          <table:table-cell office:value-type="float" office:value="0.00675034523010254" calcext:value-type="float">
            <text:p>0.006750345230103</text:p>
          </table:table-cell>
          <table:table-cell office:value-type="float" office:value="0.79" calcext:value-type="float">
            <text:p>0.79</text:p>
          </table:table-cell>
          <table:table-cell office:value-type="float" office:value="0.663378000259399" calcext:value-type="float">
            <text:p>0.663378000259399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625061988830566" calcext:value-type="float">
            <text:p>0.006250619888306</text:p>
          </table:table-cell>
          <table:table-cell office:value-type="float" office:value="0.955" calcext:value-type="float">
            <text:p>0.955</text:p>
          </table:table-cell>
          <table:table-cell office:value-type="float" office:value="1.13375782966614" calcext:value-type="float">
            <text:p>1.13375782966614</text:p>
          </table:table-cell>
          <table:table-cell office:value-type="float" office:value="0.11" calcext:value-type="float">
            <text:p>0.11</text:p>
          </table:table-cell>
          <table:table-cell office:value-type="float" office:value="0.00932765007019043" calcext:value-type="float">
            <text:p>0.009327650070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549391984939575" calcext:value-type="float">
            <text:p>0.54939198493957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553703308105469" calcext:value-type="float">
            <text:p>0.005537033081055</text:p>
          </table:table-cell>
          <table:table-cell office:value-type="float" office:value="0.79" calcext:value-type="float">
            <text:p>0.79</text:p>
          </table:table-cell>
          <table:table-cell office:value-type="float" office:value="0.670954704284668" calcext:value-type="float">
            <text:p>0.670954704284668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04724884033203" calcext:value-type="float">
            <text:p>0.006047248840332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921022176742554" calcext:value-type="float">
            <text:p>0.921022176742554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00867652893066406" calcext:value-type="float">
            <text:p>0.00867652893066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549906253814697" calcext:value-type="float">
            <text:p>0.549906253814697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50930404663086" calcext:value-type="float">
            <text:p>0.006509304046631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2162184715271" calcext:value-type="float">
            <text:p>0.62162184715271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0071415901184082" calcext:value-type="float">
            <text:p>0.007141590118408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.00248289108276" calcext:value-type="float">
            <text:p>1.0024828910827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855660438537598" calcext:value-type="float">
            <text:p>0.00855660438537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513907432556152" calcext:value-type="float">
            <text:p>0.513907432556152</text:p>
          </table:table-cell>
          <table:table-cell office:value-type="float" office:value="0.8" calcext:value-type="float">
            <text:p>0.8</text:p>
          </table:table-cell>
          <table:table-cell office:value-type="float" office:value="0.00507497787475586" calcext:value-type="float">
            <text:p>0.005074977874756</text:p>
          </table:table-cell>
          <table:table-cell office:value-type="float" office:value="0.785" calcext:value-type="float">
            <text:p>0.785</text:p>
          </table:table-cell>
          <table:table-cell office:value-type="float" office:value="0.611762046813965" calcext:value-type="float">
            <text:p>0.611762046813965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610065460205078" calcext:value-type="float">
            <text:p>0.006100654602051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1.00557851791382" calcext:value-type="float">
            <text:p>1.00557851791382</text:p>
          </table:table-cell>
          <table:table-cell office:value-type="float" office:value="0.90125" calcext:value-type="float">
            <text:p>0.90125</text:p>
          </table:table-cell>
          <table:table-cell office:value-type="float" office:value="0.00837159156799316" calcext:value-type="float">
            <text:p>0.0083715915679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526072978973389" calcext:value-type="float">
            <text:p>0.52607297897338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76639175415039" calcext:value-type="float">
            <text:p>0.00576639175415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19669198989868" calcext:value-type="float">
            <text:p>0.6196691989898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689268112182617" calcext:value-type="float">
            <text:p>0.006892681121826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1511650085449" calcext:value-type="float">
            <text:p>1.21511650085449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0160589218139648" calcext:value-type="float">
            <text:p>0.01605892181396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544715166091919" calcext:value-type="float">
            <text:p>0.544715166091919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566911697387695" calcext:value-type="float">
            <text:p>0.005669116973877</text:p>
          </table:table-cell>
          <table:table-cell office:value-type="float" office:value="0.765" calcext:value-type="float">
            <text:p>0.765</text:p>
          </table:table-cell>
          <table:table-cell office:value-type="float" office:value="0.697343826293945" calcext:value-type="float">
            <text:p>0.697343826293945</text:p>
          </table:table-cell>
          <table:table-cell office:value-type="float" office:value="0.95" calcext:value-type="float">
            <text:p>0.95</text:p>
          </table:table-cell>
          <table:table-cell office:value-type="float" office:value="0.00603175163269043" calcext:value-type="float">
            <text:p>0.00603175163269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7764844894409" calcext:value-type="float">
            <text:p>1.27764844894409</text:p>
          </table:table-cell>
          <table:table-cell office:value-type="float" office:value="0.98625" calcext:value-type="float">
            <text:p>0.98625</text:p>
          </table:table-cell>
          <table:table-cell office:value-type="float" office:value="0.00883722305297852" calcext:value-type="float">
            <text:p>0.0088372230529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535841226577759" calcext:value-type="float">
            <text:p>0.535841226577759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76901435852051" calcext:value-type="float">
            <text:p>0.0057690143585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21528148651123" calcext:value-type="float">
            <text:p>0.621528148651123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00601339340209961" calcext:value-type="float">
            <text:p>0.0060133934021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18532276153564" calcext:value-type="float">
            <text:p>1.18532276153564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174722671508789" calcext:value-type="float">
            <text:p>0.0174722671508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510228872299194" calcext:value-type="float">
            <text:p>0.51022887229919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611495971679688" calcext:value-type="float">
            <text:p>0.006114959716797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667871952056885" calcext:value-type="float">
            <text:p>0.667871952056885</text:p>
          </table:table-cell>
          <table:table-cell office:value-type="float" office:value="0.96" calcext:value-type="float">
            <text:p>0.96</text:p>
          </table:table-cell>
          <table:table-cell office:value-type="float" office:value="0.00661802291870117" calcext:value-type="float">
            <text:p>0.006618022918701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41812920570374" calcext:value-type="float">
            <text:p>1.41812920570374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093224048614502" calcext:value-type="float">
            <text:p>0.0093224048614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554342985153198" calcext:value-type="float">
            <text:p>0.554342985153198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00606799125671387" calcext:value-type="float">
            <text:p>0.006067991256714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672897577285767" calcext:value-type="float">
            <text:p>0.672897577285767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0059971809387207" calcext:value-type="float">
            <text:p>0.005997180938721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37927150726318" calcext:value-type="float">
            <text:p>1.37927150726318</text:p>
          </table:table-cell>
          <table:table-cell office:value-type="float" office:value="1" calcext:value-type="float">
            <text:p>1</text:p>
          </table:table-cell>
          <table:table-cell office:value-type="float" office:value="0.00894427299499512" calcext:value-type="float">
            <text:p>0.00894427299499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455594778060913" calcext:value-type="float">
            <text:p>0.455594778060913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11820411682129" calcext:value-type="float">
            <text:p>0.00411820411682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641026258468628" calcext:value-type="float">
            <text:p>0.641026258468628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95879554748535" calcext:value-type="float">
            <text:p>0.005958795547485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17566990852356" calcext:value-type="float">
            <text:p>1.1756699085235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0861692428588867" calcext:value-type="float">
            <text:p>0.00861692428588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373317956924438" calcext:value-type="float">
            <text:p>0.373317956924438</text:p>
          </table:table-cell>
          <table:table-cell office:value-type="float" office:value="0.81" calcext:value-type="float">
            <text:p>0.81</text:p>
          </table:table-cell>
          <table:table-cell office:value-type="float" office:value="0.00430607795715332" calcext:value-type="float">
            <text:p>0.004306077957153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681058645248413" calcext:value-type="float">
            <text:p>0.68105864524841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73253631591797" calcext:value-type="float">
            <text:p>0.00573253631591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2118606567383" calcext:value-type="float">
            <text:p>1.32118606567383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0.0173475742340088" calcext:value-type="float">
            <text:p>0.01734757423400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537073373794556" calcext:value-type="float">
            <text:p>0.537073373794556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00584292411804199" calcext:value-type="float">
            <text:p>0.005842924118042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629634380340576" calcext:value-type="float">
            <text:p>0.629634380340576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70040225982666" calcext:value-type="float">
            <text:p>0.007004022598267</text:p>
          </table:table-cell>
          <table:table-cell office:value-type="float" office:value="0.9475" calcext:value-type="float">
            <text:p>0.9475</text:p>
          </table:table-cell>
          <table:table-cell office:value-type="float" office:value="1.1911997795105" calcext:value-type="float">
            <text:p>1.1911997795105</text:p>
          </table:table-cell>
          <table:table-cell office:value-type="float" office:value="0.89125" calcext:value-type="float">
            <text:p>0.89125</text:p>
          </table:table-cell>
          <table:table-cell office:value-type="float" office:value="0.0162942409515381" calcext:value-type="float">
            <text:p>0.0162942409515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550273656845093" calcext:value-type="float">
            <text:p>0.55027365684509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556612014770508" calcext:value-type="float">
            <text:p>0.005566120147705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628769874572754" calcext:value-type="float">
            <text:p>0.628769874572754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00574994087219238" calcext:value-type="float">
            <text:p>0.005749940872192</text:p>
          </table:table-cell>
          <table:table-cell office:value-type="float" office:value="0.97" calcext:value-type="float">
            <text:p>0.97</text:p>
          </table:table-cell>
          <table:table-cell office:value-type="float" office:value="1.31172776222229" calcext:value-type="float">
            <text:p>1.31172776222229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166237354278564" calcext:value-type="float">
            <text:p>0.0166237354278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550617218017578" calcext:value-type="float">
            <text:p>0.55061721801757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469970703125" calcext:value-type="float">
            <text:p>0.004699707031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3794422149658" calcext:value-type="float">
            <text:p>0.763794422149658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0.00712156295776367" calcext:value-type="float">
            <text:p>0.007121562957764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0536105632782" calcext:value-type="float">
            <text:p>1.053610563278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0932908058166504" calcext:value-type="float">
            <text:p>0.00932908058166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562400341033935" calcext:value-type="float">
            <text:p>0.56240034103393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603628158569336" calcext:value-type="float">
            <text:p>0.00603628158569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68870687484741" calcext:value-type="float">
            <text:p>0.66887068748474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712060928344727" calcext:value-type="float">
            <text:p>0.007120609283447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.01546382904053" calcext:value-type="float">
            <text:p>1.01546382904053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0.00906920433044434" calcext:value-type="float">
            <text:p>0.0090692043304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537823438644409" calcext:value-type="float">
            <text:p>0.537823438644409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7835578918457" calcext:value-type="float">
            <text:p>0.005783557891846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24959707260132" calcext:value-type="float">
            <text:p>0.624959707260132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00622367858886719" calcext:value-type="float">
            <text:p>0.006223678588867</text:p>
          </table:table-cell>
          <table:table-cell office:value-type="float" office:value="0.95" calcext:value-type="float">
            <text:p>0.95</text:p>
          </table:table-cell>
          <table:table-cell office:value-type="float" office:value="1.18838953971863" calcext:value-type="float">
            <text:p>1.18838953971863</text:p>
          </table:table-cell>
          <table:table-cell office:value-type="float" office:value="0.11" calcext:value-type="float">
            <text:p>0.11</text:p>
          </table:table-cell>
          <table:table-cell office:value-type="float" office:value="0.0088963508605957" calcext:value-type="float">
            <text:p>0.00889635086059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560922145843506" calcext:value-type="float">
            <text:p>0.560922145843506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604820251464844" calcext:value-type="float">
            <text:p>0.006048202514648</text:p>
          </table:table-cell>
          <table:table-cell office:value-type="float" office:value="0.74" calcext:value-type="float">
            <text:p>0.74</text:p>
          </table:table-cell>
          <table:table-cell office:value-type="float" office:value="0.657833337783814" calcext:value-type="float">
            <text:p>0.657833337783814</text:p>
          </table:table-cell>
          <table:table-cell office:value-type="float" office:value="0.96" calcext:value-type="float">
            <text:p>0.96</text:p>
          </table:table-cell>
          <table:table-cell office:value-type="float" office:value="0.00606155395507813" calcext:value-type="float">
            <text:p>0.006061553955078</text:p>
          </table:table-cell>
          <table:table-cell office:value-type="float" office:value="0.975" calcext:value-type="float">
            <text:p>0.975</text:p>
          </table:table-cell>
          <table:table-cell office:value-type="float" office:value="0.843285799026489" calcext:value-type="float">
            <text:p>0.843285799026489</text:p>
          </table:table-cell>
          <table:table-cell office:value-type="float" office:value="0.99" calcext:value-type="float">
            <text:p>0.99</text:p>
          </table:table-cell>
          <table:table-cell office:value-type="float" office:value="0.00956916809082031" calcext:value-type="float">
            <text:p>0.009569168090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Duration</text:p>
          </table:table-cell>
          <table:table-cell table:style-name="ce11" office:value-type="string" calcext:value-type="string" table:number-columns-spanned="3" table:number-rows-spanned="1">
            <text:p>KNN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522017002105713" calcext:value-type="float">
            <text:p>0.52201700210571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0590348243713379" calcext:value-type="float">
            <text:p>0.005903482437134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666947841644287" calcext:value-type="float">
            <text:p>0.66694784164428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30021095275879" calcext:value-type="float">
            <text:p>0.0063002109527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38711977005005" calcext:value-type="float">
            <text:p>0.838711977005005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0086054801940918" calcext:value-type="float">
            <text:p>0.0086054801940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535338163375855" calcext:value-type="float">
            <text:p>0.535338163375855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00540804862976074" calcext:value-type="float">
            <text:p>0.005408048629761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67574644088745" calcext:value-type="float">
            <text:p>0.6675746440887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609302520751953" calcext:value-type="float">
            <text:p>0.00609302520752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11678123474121" calcext:value-type="float">
            <text:p>1.11678123474121</text:p>
          </table:table-cell>
          <table:table-cell office:value-type="float" office:value="0.99" calcext:value-type="float">
            <text:p>0.99</text:p>
          </table:table-cell>
          <table:table-cell office:value-type="float" office:value="0.00852727890014648" calcext:value-type="float">
            <text:p>0.0085272789001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D55]" office:value-type="float" office:value="0.00550631046295166" calcext:value-type="float">
            <text:p>0.005506310462952</text:p>
          </table:table-cell>
          <table:table-cell table:style-name="ce6" table:formula="of:=[.H55]" office:value-type="float" office:value="0.00630819797515869" calcext:value-type="float">
            <text:p>0.006308197975159</text:p>
          </table:table-cell>
          <table:table-cell table:style-name="ce6" table:formula="of:=[.L55]" office:value-type="float" office:value="0.0103621292114258" calcext:value-type="float">
            <text:p>0.0103621292114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519526243209839" calcext:value-type="float">
            <text:p>0.519526243209839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00610995292663574" calcext:value-type="float">
            <text:p>0.00610995292663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63973808288574" calcext:value-type="float">
            <text:p>0.663973808288574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686407089233398" calcext:value-type="float">
            <text:p>0.006864070892334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62785720825195" calcext:value-type="float">
            <text:p>0.96278572082519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0096895694732666" calcext:value-type="float">
            <text:p>0.0096895694732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D128]" office:value-type="float" office:value="0.00504310131072998" calcext:value-type="float">
            <text:p>0.00504310131073</text:p>
          </table:table-cell>
          <table:table-cell table:style-name="ce6" table:formula="of:=[.H156]" office:value-type="float" office:value="0.0050961971282959" calcext:value-type="float">
            <text:p>0.005096197128296</text:p>
          </table:table-cell>
          <table:table-cell table:style-name="ce6" table:formula="of:=[.L156]" office:value-type="float" office:value="0.00805306434631348" calcext:value-type="float">
            <text:p>0.0080530643463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523963689804077" calcext:value-type="float">
            <text:p>0.52396368980407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581049919128418" calcext:value-type="float">
            <text:p>0.005810499191284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69848203659058" calcext:value-type="float">
            <text:p>0.66984820365905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7671070098877" calcext:value-type="float">
            <text:p>0.00576710700988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.06586146354675" calcext:value-type="float">
            <text:p>1.065861463546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860810279846191" calcext:value-type="float">
            <text:p>0.0086081027984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D202]" office:value-type="float" office:value="0.00402904033660889" calcext:value-type="float">
            <text:p>0.004029040336609</text:p>
          </table:table-cell>
          <table:table-cell table:style-name="ce6" table:formula="of:=[.H202]" office:value-type="float" office:value="0.00503987312316894" calcext:value-type="float">
            <text:p>0.005039873123169</text:p>
          </table:table-cell>
          <table:table-cell table:style-name="ce6" table:formula="of:=[.L202]" office:value-type="float" office:value="0.00966653347015381" calcext:value-type="float">
            <text:p>0.0096665334701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531209230422974" calcext:value-type="float">
            <text:p>0.531209230422974</text:p>
          </table:table-cell>
          <table:table-cell office:value-type="float" office:value="0.8" calcext:value-type="float">
            <text:p>0.8</text:p>
          </table:table-cell>
          <table:table-cell office:value-type="float" office:value="0.00587630271911621" calcext:value-type="float">
            <text:p>0.005876302719116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671140432357788" calcext:value-type="float">
            <text:p>0.671140432357788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0.0064692497253418" calcext:value-type="float">
            <text:p>0.006469249725342</text:p>
          </table:table-cell>
          <table:table-cell office:value-type="float" office:value="0.9575" calcext:value-type="float">
            <text:p>0.9575</text:p>
          </table:table-cell>
          <table:table-cell office:value-type="float" office:value="1.07014751434326" calcext:value-type="float">
            <text:p>1.0701475143432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922489166259766" calcext:value-type="float">
            <text:p>0.0092248916625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D272]" office:value-type="float" office:value="0.00319028377532959" calcext:value-type="float">
            <text:p>0.00319028377533</text:p>
          </table:table-cell>
          <table:table-cell table:style-name="ce6" table:formula="of:=[.H272]" office:value-type="float" office:value="0.00408449649810791" calcext:value-type="float">
            <text:p>0.004084496498108</text:p>
          </table:table-cell>
          <table:table-cell table:style-name="ce6" table:formula="of:=[.L272]" office:value-type="float" office:value="0.00653800487518311" calcext:value-type="float">
            <text:p>0.0065380048751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561517715454102" calcext:value-type="float">
            <text:p>0.561517715454102</text:p>
          </table:table-cell>
          <table:table-cell office:value-type="float" office:value="0.81" calcext:value-type="float">
            <text:p>0.81</text:p>
          </table:table-cell>
          <table:table-cell office:value-type="float" office:value="0.00584173202514648" calcext:value-type="float">
            <text:p>0.005841732025146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0.695558309555054" calcext:value-type="float">
            <text:p>0.69555830955505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80859184265137" calcext:value-type="float">
            <text:p>0.005808591842651</text:p>
          </table:table-cell>
          <table:table-cell office:value-type="float" office:value="0.965" calcext:value-type="float">
            <text:p>0.965</text:p>
          </table:table-cell>
          <table:table-cell office:value-type="float" office:value="1.17567110061646" calcext:value-type="float">
            <text:p>1.1756711006164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0798726081848145" calcext:value-type="float">
            <text:p>0.0079872608184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55515718460083" calcext:value-type="float">
            <text:p>0.5551571846008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563120841979981" calcext:value-type="float">
            <text:p>0.00563120841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623284101486206" calcext:value-type="float">
            <text:p>0.623284101486206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608682632446289" calcext:value-type="float">
            <text:p>0.006086826324463</text:p>
          </table:table-cell>
          <table:table-cell office:value-type="float" office:value="0.965" calcext:value-type="float">
            <text:p>0.965</text:p>
          </table:table-cell>
          <table:table-cell office:value-type="float" office:value="1.10711693763733" calcext:value-type="float">
            <text:p>1.10711693763733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937438011169434" calcext:value-type="float">
            <text:p>0.00937438011169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549006223678589" calcext:value-type="float">
            <text:p>0.549006223678589</text:p>
          </table:table-cell>
          <table:table-cell office:value-type="float" office:value="0.79" calcext:value-type="float">
            <text:p>0.79</text:p>
          </table:table-cell>
          <table:table-cell office:value-type="float" office:value="0.00530695915222168" calcext:value-type="float">
            <text:p>0.005306959152222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729403972625732" calcext:value-type="float">
            <text:p>0.72940397262573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75836181640625" calcext:value-type="float">
            <text:p>0.007583618164063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19429969787598" calcext:value-type="float">
            <text:p>1.19429969787598</text:p>
          </table:table-cell>
          <table:table-cell office:value-type="float" office:value="0.98375" calcext:value-type="float">
            <text:p>0.98375</text:p>
          </table:table-cell>
          <table:table-cell office:value-type="float" office:value="0.00906968116760254" calcext:value-type="float">
            <text:p>0.00906968116760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552289724349976" calcext:value-type="float">
            <text:p>0.552289724349976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6612491607666" calcext:value-type="float">
            <text:p>0.005661249160767</text:p>
          </table:table-cell>
          <table:table-cell office:value-type="float" office:value="0.81625" calcext:value-type="float">
            <text:p>0.81625</text:p>
          </table:table-cell>
          <table:table-cell office:value-type="float" office:value="0.659422874450684" calcext:value-type="float">
            <text:p>0.659422874450684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98001480102539" calcext:value-type="float">
            <text:p>0.005980014801025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1.24529194831848" calcext:value-type="float">
            <text:p>1.245291948318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125434398651123" calcext:value-type="float">
            <text:p>0.0125434398651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556089162826538" calcext:value-type="float">
            <text:p>0.556089162826538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62861442565918" calcext:value-type="float">
            <text:p>0.006286144256592</text:p>
          </table:table-cell>
          <table:table-cell office:value-type="float" office:value="0.75375" calcext:value-type="float">
            <text:p>0.75375</text:p>
          </table:table-cell>
          <table:table-cell office:value-type="float" office:value="0.639798879623413" calcext:value-type="float">
            <text:p>0.639798879623413</text:p>
          </table:table-cell>
          <table:table-cell office:value-type="float" office:value="0.97" calcext:value-type="float">
            <text:p>0.97</text:p>
          </table:table-cell>
          <table:table-cell office:value-type="float" office:value="0.00609445571899414" calcext:value-type="float">
            <text:p>0.00609445571899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.09838366508484" calcext:value-type="float">
            <text:p>1.09838366508484</text:p>
          </table:table-cell>
          <table:table-cell office:value-type="float" office:value="0.99125" calcext:value-type="float">
            <text:p>0.99125</text:p>
          </table:table-cell>
          <table:table-cell office:value-type="float" office:value="0.00916790962219238" calcext:value-type="float">
            <text:p>0.00916790962219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551710605621338" calcext:value-type="float">
            <text:p>0.551710605621338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00563216209411621" calcext:value-type="float">
            <text:p>0.005632162094116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56640768051147" calcext:value-type="float">
            <text:p>0.65664076805114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579190254211426" calcext:value-type="float">
            <text:p>0.005791902542114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07124590873718" calcext:value-type="float">
            <text:p>1.071245908737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874900817871094" calcext:value-type="float">
            <text:p>0.00874900817871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4:.B53])" office:value-type="float" office:value="0.520898756980896" calcext:value-type="float">
            <text:p>0.520898756980896</text:p>
          </table:table-cell>
          <table:table-cell table:formula="of:=AVERAGE([.C4:.C53])" office:value-type="float" office:value="0.79775" calcext:value-type="float">
            <text:p>0.79775</text:p>
          </table:table-cell>
          <table:table-cell table:formula="of:=AVERAGE([.D4:.D53])" office:value-type="float" office:value="0.00550631046295166" calcext:value-type="float">
            <text:p>0.005506310462952</text:p>
          </table:table-cell>
          <table:table-cell table:formula="of:=AVERAGE([.E4:.E53])" office:value-type="float" office:value="0.7845" calcext:value-type="float">
            <text:p>0.7845</text:p>
          </table:table-cell>
          <table:table-cell table:formula="of:=AVERAGE([.F4:.F53])" office:value-type="float" office:value="0.701043810844422" calcext:value-type="float">
            <text:p>0.701043810844422</text:p>
          </table:table-cell>
          <table:table-cell table:formula="of:=AVERAGE([.G4:.G53])" office:value-type="float" office:value="0.9596" calcext:value-type="float">
            <text:p>0.9596</text:p>
          </table:table-cell>
          <table:table-cell table:formula="of:=AVERAGE([.H4:.H53])" office:value-type="float" office:value="0.00630819797515869" calcext:value-type="float">
            <text:p>0.006308197975159</text:p>
          </table:table-cell>
          <table:table-cell table:formula="of:=AVERAGE([.I4:.I53])" office:value-type="float" office:value="0.96305" calcext:value-type="float">
            <text:p>0.96305</text:p>
          </table:table-cell>
          <table:table-cell table:formula="of:=AVERAGE([.J4:.J53])" office:value-type="float" office:value="1.19847311019898" calcext:value-type="float">
            <text:p>1.19847311019898</text:p>
          </table:table-cell>
          <table:table-cell table:formula="of:=AVERAGE([.K4:.K53])" office:value-type="float" office:value="0.8511" calcext:value-type="float">
            <text:p>0.8511</text:p>
          </table:table-cell>
          <table:table-cell table:formula="of:=AVERAGE([.L4:.L53])" office:value-type="float" office:value="0.0103621292114258" calcext:value-type="float">
            <text:p>0.010362129211426</text:p>
          </table:table-cell>
          <table:table-cell table:formula="of:=AVERAGE([.M4:.M53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55]" office:value-type="float" office:value="0.520898756980896" calcext:value-type="float">
            <text:p>0.520898756980896</text:p>
          </table:table-cell>
          <table:table-cell table:style-name="ce3" table:formula="of:=[.C55]" office:value-type="float" office:value="0.79775" calcext:value-type="float">
            <text:p>0.79775</text:p>
          </table:table-cell>
          <table:table-cell table:style-name="ce3" table:formula="of:=[.D55]" office:value-type="float" office:value="0.00550631046295166" calcext:value-type="float">
            <text:p>0.005506310462952</text:p>
          </table:table-cell>
          <table:table-cell table:style-name="ce3" table:formula="of:=[.E55]" office:value-type="float" office:value="0.7845" calcext:value-type="float">
            <text:p>0.7845</text:p>
          </table:table-cell>
          <table:table-cell table:style-name="ce3" table:formula="of:=[.B62]/[.D62]" office:value-type="float" office:value="94.6003245704508" calcext:value-type="float">
            <text:p>94.6003245704508</text:p>
          </table:table-cell>
          <table:table-cell table:style-name="ce3" table:formula="of:=[.E62]-[.C62]" office:value-type="float" office:value="-0.0132500000000002" calcext:value-type="float">
            <text:p>-0.0132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55]" office:value-type="float" office:value="0.701043810844422" calcext:value-type="float">
            <text:p>0.701043810844422</text:p>
          </table:table-cell>
          <table:table-cell table:style-name="ce3" table:formula="of:=[.G55]" office:value-type="float" office:value="0.9596" calcext:value-type="float">
            <text:p>0.9596</text:p>
          </table:table-cell>
          <table:table-cell table:style-name="ce3" table:formula="of:=[.H55]" office:value-type="float" office:value="0.00630819797515869" calcext:value-type="float">
            <text:p>0.006308197975159</text:p>
          </table:table-cell>
          <table:table-cell table:style-name="ce3" table:formula="of:=[.I55]" office:value-type="float" office:value="0.96305" calcext:value-type="float">
            <text:p>0.96305</text:p>
          </table:table-cell>
          <table:table-cell table:style-name="ce3" table:formula="of:=[.B63]/[.D63]" office:value-type="float" office:value="111.132182852392" calcext:value-type="float">
            <text:p>111.132182852392</text:p>
          </table:table-cell>
          <table:table-cell table:style-name="ce3" table:formula="of:=[.E63]-[.C63]" office:value-type="float" office:value="0.00345000000000006" calcext:value-type="float">
            <text:p>0.0034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55]" office:value-type="float" office:value="1.19847311019898" calcext:value-type="float">
            <text:p>1.19847311019898</text:p>
          </table:table-cell>
          <table:table-cell table:style-name="ce3" table:formula="of:=[.K55]" office:value-type="float" office:value="0.8511" calcext:value-type="float">
            <text:p>0.8511</text:p>
          </table:table-cell>
          <table:table-cell table:style-name="ce3" table:formula="of:=[.L55]" office:value-type="float" office:value="0.0103621292114258" calcext:value-type="float">
            <text:p>0.010362129211426</text:p>
          </table:table-cell>
          <table:table-cell table:style-name="ce3" table:formula="of:=[.M55]" office:value-type="float" office:value="1" calcext:value-type="float">
            <text:p>1</text:p>
          </table:table-cell>
          <table:table-cell table:style-name="ce3" table:formula="of:=[.B64]/[.D64]" office:value-type="float" office:value="115.658962144332" calcext:value-type="float">
            <text:p>115.658962144332</text:p>
          </table:table-cell>
          <table:table-cell table:style-name="ce3" table:formula="of:=[.E64]-[.C64]" office:value-type="float" office:value="0.1489" calcext:value-type="float">
            <text:p>0.1489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Ratio <text:s/>= 0.4</text:p>
          </table:table-cell>
          <table:table-cell table:style-name="ce9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9"/>
          <table:covered-table-cell table:style-name="ce1"/>
          <table:table-cell table:style-name="ce9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9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/>
          <table:table-cell table:style-name="ce6" office:value-type="string" calcext:value-type="string">
            <text:p>Precision</text:p>
          </table:table-cell>
          <table:table-cell table:style-name="ce11" office:value-type="string" calcext:value-type="string" table:number-columns-spanned="3" table:number-rows-spanned="1">
            <text:p>Bayes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344024419784546" calcext:value-type="float">
            <text:p>0.344024419784546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0610780715942383" calcext:value-type="float">
            <text:p>0.006107807159424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545974016189575" calcext:value-type="float">
            <text:p>0.54597401618957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56015968322754" calcext:value-type="float">
            <text:p>0.00556015968322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1.03877377510071" calcext:value-type="float">
            <text:p>1.0387737751007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51004028320313" calcext:value-type="float">
            <text:p>0.009510040283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417613983154297" calcext:value-type="float">
            <text:p>0.417613983154297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0509405136108398" calcext:value-type="float">
            <text:p>0.005094051361084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5829629898071" calcext:value-type="float">
            <text:p>0.44582962989807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62930107116699" calcext:value-type="float">
            <text:p>0.005629301071167</text:p>
          </table:table-cell>
          <table:table-cell office:value-type="float" office:value="0.955" calcext:value-type="float">
            <text:p>0.955</text:p>
          </table:table-cell>
          <table:table-cell office:value-type="float" office:value="0.819181680679321" calcext:value-type="float">
            <text:p>0.819181680679321</text:p>
          </table:table-cell>
          <table:table-cell office:value-type="float" office:value="1" calcext:value-type="float">
            <text:p>1</text:p>
          </table:table-cell>
          <table:table-cell office:value-type="float" office:value="0.00904273986816406" calcext:value-type="float">
            <text:p>0.0090427398681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C55]" office:value-type="float" office:value="0.79775" calcext:value-type="float">
            <text:p>0.79775</text:p>
          </table:table-cell>
          <table:table-cell table:style-name="ce6" table:formula="of:=[.G55]" office:value-type="float" office:value="0.9596" calcext:value-type="float">
            <text:p>0.9596</text:p>
          </table:table-cell>
          <table:table-cell table:style-name="ce6" table:formula="of:=[.K55]" office:value-type="float" office:value="0.8511" calcext:value-type="float">
            <text:p>0.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388474225997925" calcext:value-type="float">
            <text:p>0.388474225997925</text:p>
          </table:table-cell>
          <table:table-cell office:value-type="float" office:value="0.8" calcext:value-type="float">
            <text:p>0.8</text:p>
          </table:table-cell>
          <table:table-cell office:value-type="float" office:value="0.00527572631835938" calcext:value-type="float">
            <text:p>0.00527572631835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43816423416138" calcext:value-type="float">
            <text:p>0.44381642341613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7213306427002" calcext:value-type="float">
            <text:p>0.005721330642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640415191650391" calcext:value-type="float">
            <text:p>0.64041519165039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65574550628662" calcext:value-type="float">
            <text:p>0.0165574550628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C156]" office:value-type="float" office:value="0.7725" calcext:value-type="float">
            <text:p>0.7725</text:p>
          </table:table-cell>
          <table:table-cell table:style-name="ce6" table:formula="of:=[.G156]" office:value-type="float" office:value="0.9675" calcext:value-type="float">
            <text:p>0.9675</text:p>
          </table:table-cell>
          <table:table-cell table:style-name="ce6" table:formula="of:=[.K15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381737947463989" calcext:value-type="float">
            <text:p>0.381737947463989</text:p>
          </table:table-cell>
          <table:table-cell office:value-type="float" office:value="0.81" calcext:value-type="float">
            <text:p>0.81</text:p>
          </table:table-cell>
          <table:table-cell office:value-type="float" office:value="0.00491547584533691" calcext:value-type="float">
            <text:p>0.004915475845337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45860147476196" calcext:value-type="float">
            <text:p>0.44586014747619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4864616394043" calcext:value-type="float">
            <text:p>0.005848646163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838080406188965" calcext:value-type="float">
            <text:p>0.838080406188965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71263217926025" calcext:value-type="float">
            <text:p>0.0171263217926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C202]" office:value-type="float" office:value="0.81255" calcext:value-type="float">
            <text:p>0.81255</text:p>
          </table:table-cell>
          <table:table-cell table:style-name="ce6" table:formula="of:=[.G202]" office:value-type="float" office:value="0.9727" calcext:value-type="float">
            <text:p>0.9727</text:p>
          </table:table-cell>
          <table:table-cell table:style-name="ce6" table:formula="of:=[.K202]" office:value-type="float" office:value="0.9995" calcext:value-type="float">
            <text:p>0.99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444713115692139" calcext:value-type="float">
            <text:p>0.444713115692139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0535416603088379" calcext:value-type="float">
            <text:p>0.005354166030884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65706586837769" calcext:value-type="float">
            <text:p>0.46570658683776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93900680541992" calcext:value-type="float">
            <text:p>0.00593900680542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9267418384552" calcext:value-type="float">
            <text:p>0.9267418384552</text:p>
          </table:table-cell>
          <table:table-cell office:value-type="float" office:value="1" calcext:value-type="float">
            <text:p>1</text:p>
          </table:table-cell>
          <table:table-cell office:value-type="float" office:value="0.00859594345092773" calcext:value-type="float">
            <text:p>0.0085959434509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C272]" office:value-type="float" office:value="0.8165" calcext:value-type="float">
            <text:p>0.8165</text:p>
          </table:table-cell>
          <table:table-cell table:style-name="ce6" table:formula="of:=[.G272]" office:value-type="float" office:value="0.9739" calcext:value-type="float">
            <text:p>0.9739</text:p>
          </table:table-cell>
          <table:table-cell table:style-name="ce6" table:formula="of:=[.K272]" office:value-type="float" office:value="0.9997" calcext:value-type="float">
            <text:p>0.99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360296249389648" calcext:value-type="float">
            <text:p>0.360296249389648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27944755554199" calcext:value-type="float">
            <text:p>0.003279447555542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52345132827759" calcext:value-type="float">
            <text:p>0.452345132827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5401611328125" calcext:value-type="float">
            <text:p>0.005401611328125</text:p>
          </table:table-cell>
          <table:table-cell office:value-type="float" office:value="0.97" calcext:value-type="float">
            <text:p>0.97</text:p>
          </table:table-cell>
          <table:table-cell office:value-type="float" office:value="0.995739221572876" calcext:value-type="float">
            <text:p>0.995739221572876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35061073303223" calcext:value-type="float">
            <text:p>0.0083506107330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43977689743042" calcext:value-type="float">
            <text:p>0.4397768974304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41186332702637" calcext:value-type="float">
            <text:p>0.005411863327026</text:p>
          </table:table-cell>
          <table:table-cell office:value-type="float" office:value="0.805" calcext:value-type="float">
            <text:p>0.805</text:p>
          </table:table-cell>
          <table:table-cell office:value-type="float" office:value="0.471889734268189" calcext:value-type="float">
            <text:p>0.4718897342681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70115852355957" calcext:value-type="float">
            <text:p>0.0077011585235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771976470947266" calcext:value-type="float">
            <text:p>0.771976470947266</text:p>
          </table:table-cell>
          <table:table-cell office:value-type="float" office:value="1" calcext:value-type="float">
            <text:p>1</text:p>
          </table:table-cell>
          <table:table-cell office:value-type="float" office:value="0.00849580764770508" calcext:value-type="float">
            <text:p>0.0084958076477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339284658432007" calcext:value-type="float">
            <text:p>0.339284658432007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99296188354492" calcext:value-type="float">
            <text:p>0.004992961883545</text:p>
          </table:table-cell>
          <table:table-cell office:value-type="float" office:value="0.81" calcext:value-type="float">
            <text:p>0.81</text:p>
          </table:table-cell>
          <table:table-cell office:value-type="float" office:value="0.445242643356323" calcext:value-type="float">
            <text:p>0.44524264335632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50675392150879" calcext:value-type="float">
            <text:p>0.005506753921509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17149162292481" calcext:value-type="float">
            <text:p>0.817149162292481</text:p>
          </table:table-cell>
          <table:table-cell office:value-type="float" office:value="1" calcext:value-type="float">
            <text:p>1</text:p>
          </table:table-cell>
          <table:table-cell office:value-type="float" office:value="0.00914764404296875" calcext:value-type="float">
            <text:p>0.00914764404296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387111186981201" calcext:value-type="float">
            <text:p>0.387111186981201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508499145507813" calcext:value-type="float">
            <text:p>0.005084991455078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73905324935913" calcext:value-type="float">
            <text:p>0.473905324935913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80883026123047" calcext:value-type="float">
            <text:p>0.0058088302612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4142279624939" calcext:value-type="float">
            <text:p>0.84142279624939</text:p>
          </table:table-cell>
          <table:table-cell office:value-type="float" office:value="1" calcext:value-type="float">
            <text:p>1</text:p>
          </table:table-cell>
          <table:table-cell office:value-type="float" office:value="0.0175518989562988" calcext:value-type="float">
            <text:p>0.01755189895629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422438383102417" calcext:value-type="float">
            <text:p>0.42243838310241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481843948364258" calcext:value-type="float">
            <text:p>0.004818439483643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65697526931763" calcext:value-type="float">
            <text:p>0.465697526931763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213306427002" calcext:value-type="float">
            <text:p>0.005721330642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29403257369995" calcext:value-type="float">
            <text:p>0.729403257369995</text:p>
          </table:table-cell>
          <table:table-cell office:value-type="float" office:value="1" calcext:value-type="float">
            <text:p>1</text:p>
          </table:table-cell>
          <table:table-cell office:value-type="float" office:value="0.0139524936676025" calcext:value-type="float">
            <text:p>0.01395249366760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422980308532715" calcext:value-type="float">
            <text:p>0.42298030853271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62596321105957" calcext:value-type="float">
            <text:p>0.005625963211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455192565917969" calcext:value-type="float">
            <text:p>0.45519256591796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1860542297363" calcext:value-type="float">
            <text:p>0.005818605422974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874931812286377" calcext:value-type="float">
            <text:p>0.87493181228637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79931449890137" calcext:value-type="float">
            <text:p>0.00879931449890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392111301422119" calcext:value-type="float">
            <text:p>0.392111301422119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500965118408203" calcext:value-type="float">
            <text:p>0.00500965118408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49144721031189" calcext:value-type="float">
            <text:p>0.491447210311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462646484375" calcext:value-type="float">
            <text:p>0.005462646484375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760616540908814" calcext:value-type="float">
            <text:p>0.760616540908814</text:p>
          </table:table-cell>
          <table:table-cell office:value-type="float" office:value="1" calcext:value-type="float">
            <text:p>1</text:p>
          </table:table-cell>
          <table:table-cell office:value-type="float" office:value="0.00867366790771485" calcext:value-type="float">
            <text:p>0.0086736679077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400210857391357" calcext:value-type="float">
            <text:p>0.400210857391357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6884536743164" calcext:value-type="float">
            <text:p>0.005468845367432</text:p>
          </table:table-cell>
          <table:table-cell office:value-type="float" office:value="0.81" calcext:value-type="float">
            <text:p>0.81</text:p>
          </table:table-cell>
          <table:table-cell office:value-type="float" office:value="0.466119289398193" calcext:value-type="float">
            <text:p>0.46611928939819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89108467102051" calcext:value-type="float">
            <text:p>0.00589108467102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46508932113647" calcext:value-type="float">
            <text:p>0.64650893211364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40728187561035" calcext:value-type="float">
            <text:p>0.009407281875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390860319137573" calcext:value-type="float">
            <text:p>0.390860319137573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530815124511719" calcext:value-type="float">
            <text:p>0.00530815124511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48579549789429" calcext:value-type="float">
            <text:p>0.448579549789429</text:p>
          </table:table-cell>
          <table:table-cell office:value-type="float" office:value="0.98" calcext:value-type="float">
            <text:p>0.98</text:p>
          </table:table-cell>
          <table:table-cell office:value-type="float" office:value="0.0062251091003418" calcext:value-type="float">
            <text:p>0.006225109100342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603618383407593" calcext:value-type="float">
            <text:p>0.60361838340759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10711288452148" calcext:value-type="float">
            <text:p>0.00910711288452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410145998001099" calcext:value-type="float">
            <text:p>0.410145998001099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1312484741211" calcext:value-type="float">
            <text:p>0.005113124847412</text:p>
          </table:table-cell>
          <table:table-cell office:value-type="float" office:value="0.78" calcext:value-type="float">
            <text:p>0.78</text:p>
          </table:table-cell>
          <table:table-cell office:value-type="float" office:value="0.462344169616699" calcext:value-type="float">
            <text:p>0.46234416961669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9053897857666" calcext:value-type="float">
            <text:p>0.005905389785767</text:p>
          </table:table-cell>
          <table:table-cell office:value-type="float" office:value="0.97" calcext:value-type="float">
            <text:p>0.97</text:p>
          </table:table-cell>
          <table:table-cell office:value-type="float" office:value="0.849522829055786" calcext:value-type="float">
            <text:p>0.849522829055786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82814598083496" calcext:value-type="float">
            <text:p>0.0182814598083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386172533035278" calcext:value-type="float">
            <text:p>0.386172533035278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75685501098633" calcext:value-type="float">
            <text:p>0.00575685501098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40123081207275" calcext:value-type="float">
            <text:p>0.440123081207275</text:p>
          </table:table-cell>
          <table:table-cell office:value-type="float" office:value="0.98" calcext:value-type="float">
            <text:p>0.98</text:p>
          </table:table-cell>
          <table:table-cell office:value-type="float" office:value="0.00556063652038574" calcext:value-type="float">
            <text:p>0.00556063652038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768916130065918" calcext:value-type="float">
            <text:p>0.768916130065918</text:p>
          </table:table-cell>
          <table:table-cell office:value-type="float" office:value="1" calcext:value-type="float">
            <text:p>1</text:p>
          </table:table-cell>
          <table:table-cell office:value-type="float" office:value="0.0160098075866699" calcext:value-type="float">
            <text:p>0.016009807586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312143325805664" calcext:value-type="float">
            <text:p>0.312143325805664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353121757507324" calcext:value-type="float">
            <text:p>0.00353121757507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46283340454102" calcext:value-type="float">
            <text:p>0.446283340454102</text:p>
          </table:table-cell>
          <table:table-cell office:value-type="float" office:value="0.97" calcext:value-type="float">
            <text:p>0.97</text:p>
          </table:table-cell>
          <table:table-cell office:value-type="float" office:value="0.00563263893127441" calcext:value-type="float">
            <text:p>0.00563263893127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714262962341309" calcext:value-type="float">
            <text:p>0.714262962341309</text:p>
          </table:table-cell>
          <table:table-cell office:value-type="float" office:value="1" calcext:value-type="float">
            <text:p>1</text:p>
          </table:table-cell>
          <table:table-cell office:value-type="float" office:value="0.0145153999328613" calcext:value-type="float">
            <text:p>0.0145153999328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39095664024353" calcext:value-type="float">
            <text:p>0.39095664024353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00524067878723145" calcext:value-type="float">
            <text:p>0.005240678787231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60419654846191" calcext:value-type="float">
            <text:p>0.46041965484619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42855262756348" calcext:value-type="float">
            <text:p>0.005428552627563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891823530197144" calcext:value-type="float">
            <text:p>0.891823530197144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22591781616211" calcext:value-type="float">
            <text:p>0.00822591781616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391692638397217" calcext:value-type="float">
            <text:p>0.391692638397217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494837760925293" calcext:value-type="float">
            <text:p>0.004948377609253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41301584243774" calcext:value-type="float">
            <text:p>0.44130158424377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83910942077637" calcext:value-type="float">
            <text:p>0.005839109420776</text:p>
          </table:table-cell>
          <table:table-cell office:value-type="float" office:value="0.97" calcext:value-type="float">
            <text:p>0.97</text:p>
          </table:table-cell>
          <table:table-cell office:value-type="float" office:value="0.738823413848877" calcext:value-type="float">
            <text:p>0.73882341384887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27019119262695" calcext:value-type="float">
            <text:p>0.00927019119262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388586521148682" calcext:value-type="float">
            <text:p>0.388586521148682</text:p>
          </table:table-cell>
          <table:table-cell office:value-type="float" office:value="0.81" calcext:value-type="float">
            <text:p>0.81</text:p>
          </table:table-cell>
          <table:table-cell office:value-type="float" office:value="0.00551033020019531" calcext:value-type="float">
            <text:p>0.005510330200195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442686319351196" calcext:value-type="float">
            <text:p>0.4426863193511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7701797485352" calcext:value-type="float">
            <text:p>0.005877017974854</text:p>
          </table:table-cell>
          <table:table-cell office:value-type="float" office:value="0.975" calcext:value-type="float">
            <text:p>0.975</text:p>
          </table:table-cell>
          <table:table-cell office:value-type="float" office:value="0.881415843963623" calcext:value-type="float">
            <text:p>0.88141584396362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72789096832275" calcext:value-type="float">
            <text:p>0.01727890968322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427427530288696" calcext:value-type="float">
            <text:p>0.427427530288696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485682487487793" calcext:value-type="float">
            <text:p>0.004856824874878</text:p>
          </table:table-cell>
          <table:table-cell office:value-type="float" office:value="0.78" calcext:value-type="float">
            <text:p>0.78</text:p>
          </table:table-cell>
          <table:table-cell office:value-type="float" office:value="0.445514440536499" calcext:value-type="float">
            <text:p>0.44551444053649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17487525939941" calcext:value-type="float">
            <text:p>0.0051748752593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783065795898438" calcext:value-type="float">
            <text:p>0.783065795898438</text:p>
          </table:table-cell>
          <table:table-cell office:value-type="float" office:value="1" calcext:value-type="float">
            <text:p>1</text:p>
          </table:table-cell>
          <table:table-cell office:value-type="float" office:value="0.00850081443786621" calcext:value-type="float">
            <text:p>0.00850081443786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422194004058838" calcext:value-type="float">
            <text:p>0.42219400405883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52535057067871" calcext:value-type="float">
            <text:p>0.005525350570679</text:p>
          </table:table-cell>
          <table:table-cell office:value-type="float" office:value="0.79" calcext:value-type="float">
            <text:p>0.79</text:p>
          </table:table-cell>
          <table:table-cell office:value-type="float" office:value="0.554620027542114" calcext:value-type="float">
            <text:p>0.554620027542114</text:p>
          </table:table-cell>
          <table:table-cell office:value-type="float" office:value="0.97" calcext:value-type="float">
            <text:p>0.97</text:p>
          </table:table-cell>
          <table:table-cell office:value-type="float" office:value="0.00599288940429688" calcext:value-type="float">
            <text:p>0.00599288940429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14350509643555" calcext:value-type="float">
            <text:p>0.914350509643555</text:p>
          </table:table-cell>
          <table:table-cell office:value-type="float" office:value="1" calcext:value-type="float">
            <text:p>1</text:p>
          </table:table-cell>
          <table:table-cell office:value-type="float" office:value="0.0150516033172607" calcext:value-type="float">
            <text:p>0.0150516033172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410138845443726" calcext:value-type="float">
            <text:p>0.410138845443726</text:p>
          </table:table-cell>
          <table:table-cell office:value-type="float" office:value="0.82" calcext:value-type="float">
            <text:p>0.82</text:p>
          </table:table-cell>
          <table:table-cell office:value-type="float" office:value="0.00559115409851074" calcext:value-type="float">
            <text:p>0.005591154098511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44727373123169" calcext:value-type="float">
            <text:p>0.44727373123169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48171997070313" calcext:value-type="float">
            <text:p>0.00548171997070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625068426132202" calcext:value-type="float">
            <text:p>0.625068426132202</text:p>
          </table:table-cell>
          <table:table-cell office:value-type="float" office:value="1" calcext:value-type="float">
            <text:p>1</text:p>
          </table:table-cell>
          <table:table-cell office:value-type="float" office:value="0.00861263275146484" calcext:value-type="float">
            <text:p>0.00861263275146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3886399269104" calcext:value-type="float">
            <text:p>0.388639926910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537204742431641" calcext:value-type="float">
            <text:p>0.00537204742431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73324060440064" calcext:value-type="float">
            <text:p>0.473324060440064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48069381713867" calcext:value-type="float">
            <text:p>0.006480693817139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1.1568489074707" calcext:value-type="float">
            <text:p>1.1568489074707</text:p>
          </table:table-cell>
          <table:table-cell office:value-type="float" office:value="1" calcext:value-type="float">
            <text:p>1</text:p>
          </table:table-cell>
          <table:table-cell office:value-type="float" office:value="0.0148298740386963" calcext:value-type="float">
            <text:p>0.01482987403869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406991720199585" calcext:value-type="float">
            <text:p>0.406991720199585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589966773986816" calcext:value-type="float">
            <text:p>0.005899667739868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71553325653076" calcext:value-type="float">
            <text:p>0.47155332565307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9333305358887" calcext:value-type="float">
            <text:p>0.0057933330535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42807292938232" calcext:value-type="float">
            <text:p>0.842807292938232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43994522094727" calcext:value-type="float">
            <text:p>0.00943994522094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291858434677124" calcext:value-type="float">
            <text:p>0.291858434677124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368046760559082" calcext:value-type="float">
            <text:p>0.00368046760559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4815731048584" calcext:value-type="float">
            <text:p>0.44815731048584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69581985473633" calcext:value-type="float">
            <text:p>0.00569581985473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91086673736572" calcext:value-type="float">
            <text:p>0.791086673736572</text:p>
          </table:table-cell>
          <table:table-cell office:value-type="float" office:value="1" calcext:value-type="float">
            <text:p>1</text:p>
          </table:table-cell>
          <table:table-cell office:value-type="float" office:value="0.00889849662780762" calcext:value-type="float">
            <text:p>0.00889849662780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33687686920166" calcext:value-type="float">
            <text:p>0.33687686920166</text:p>
          </table:table-cell>
          <table:table-cell office:value-type="float" office:value="0.8" calcext:value-type="float">
            <text:p>0.8</text:p>
          </table:table-cell>
          <table:table-cell office:value-type="float" office:value="0.00522375106811523" calcext:value-type="float">
            <text:p>0.005223751068115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51352834701538" calcext:value-type="float">
            <text:p>0.451352834701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91611862182617" calcext:value-type="float">
            <text:p>0.00591611862182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08384275436401" calcext:value-type="float">
            <text:p>0.708384275436401</text:p>
          </table:table-cell>
          <table:table-cell office:value-type="float" office:value="1" calcext:value-type="float">
            <text:p>1</text:p>
          </table:table-cell>
          <table:table-cell office:value-type="float" office:value="0.00950694084167481" calcext:value-type="float">
            <text:p>0.00950694084167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424030780792236" calcext:value-type="float">
            <text:p>0.42403078079223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44977188110352" calcext:value-type="float">
            <text:p>0.005449771881104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7624921798706" calcext:value-type="float">
            <text:p>0.447624921798706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74541091918945" calcext:value-type="float">
            <text:p>0.005745410919189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904800653457642" calcext:value-type="float">
            <text:p>0.904800653457642</text:p>
          </table:table-cell>
          <table:table-cell office:value-type="float" office:value="1" calcext:value-type="float">
            <text:p>1</text:p>
          </table:table-cell>
          <table:table-cell office:value-type="float" office:value="0.00878977775573731" calcext:value-type="float">
            <text:p>0.0087897777557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407897710800171" calcext:value-type="float">
            <text:p>0.407897710800171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2569160461426" calcext:value-type="float">
            <text:p>0.005425691604614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441188812255859" calcext:value-type="float">
            <text:p>0.441188812255859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54895401000977" calcext:value-type="float">
            <text:p>0.005548954010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6131935119629" calcext:value-type="float">
            <text:p>0.706131935119629</text:p>
          </table:table-cell>
          <table:table-cell office:value-type="float" office:value="1" calcext:value-type="float">
            <text:p>1</text:p>
          </table:table-cell>
          <table:table-cell office:value-type="float" office:value="0.0105991363525391" calcext:value-type="float">
            <text:p>0.01059913635253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411924600601196" calcext:value-type="float">
            <text:p>0.411924600601196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82988357543945" calcext:value-type="float">
            <text:p>0.004829883575439</text:p>
          </table:table-cell>
          <table:table-cell office:value-type="float" office:value="0.8" calcext:value-type="float">
            <text:p>0.8</text:p>
          </table:table-cell>
          <table:table-cell office:value-type="float" office:value="0.482870101928711" calcext:value-type="float">
            <text:p>0.48287010192871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52122497558594" calcext:value-type="float">
            <text:p>0.00652122497558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605365753173828" calcext:value-type="float">
            <text:p>0.605365753173828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05656814575195" calcext:value-type="float">
            <text:p>0.00905656814575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395435810089111" calcext:value-type="float">
            <text:p>0.395435810089111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0447235107422" calcext:value-type="float">
            <text:p>0.005404472351074</text:p>
          </table:table-cell>
          <table:table-cell office:value-type="float" office:value="0.795" calcext:value-type="float">
            <text:p>0.795</text:p>
          </table:table-cell>
          <table:table-cell office:value-type="float" office:value="0.444758653640747" calcext:value-type="float">
            <text:p>0.444758653640747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85532188415527" calcext:value-type="float">
            <text:p>0.00585532188415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743537902832031" calcext:value-type="float">
            <text:p>0.74353790283203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39288902282715" calcext:value-type="float">
            <text:p>0.0139288902282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Precision</text:p>
          </table:table-cell>
          <table:table-cell table:style-name="ce11" office:value-type="string" calcext:value-type="string" table:number-columns-spanned="3" table:number-rows-spanned="1">
            <text:p>KNN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427693843841553" calcext:value-type="float">
            <text:p>0.427693843841553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00524044036865234" calcext:value-type="float">
            <text:p>0.005240440368652</text:p>
          </table:table-cell>
          <table:table-cell office:value-type="float" office:value="0.81" calcext:value-type="float">
            <text:p>0.81</text:p>
          </table:table-cell>
          <table:table-cell office:value-type="float" office:value="0.519099473953247" calcext:value-type="float">
            <text:p>0.519099473953247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86962699890137" calcext:value-type="float">
            <text:p>0.00586962699890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31005716323852" calcext:value-type="float">
            <text:p>0.931005716323852</text:p>
          </table:table-cell>
          <table:table-cell office:value-type="float" office:value="1" calcext:value-type="float">
            <text:p>1</text:p>
          </table:table-cell>
          <table:table-cell office:value-type="float" office:value="0.00816583633422852" calcext:value-type="float">
            <text:p>0.0081658363342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401195287704468" calcext:value-type="float">
            <text:p>0.401195287704468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0531005859375" calcext:value-type="float">
            <text:p>0.00531005859375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65623378753662" calcext:value-type="float">
            <text:p>0.465623378753662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625896453857422" calcext:value-type="float">
            <text:p>0.00625896453857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26760768890381" calcext:value-type="float">
            <text:p>0.826760768890381</text:p>
          </table:table-cell>
          <table:table-cell office:value-type="float" office:value="1" calcext:value-type="float">
            <text:p>1</text:p>
          </table:table-cell>
          <table:table-cell office:value-type="float" office:value="0.00899577140808106" calcext:value-type="float">
            <text:p>0.0089957714080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E55]" office:value-type="float" office:value="0.7845" calcext:value-type="float">
            <text:p>0.7845</text:p>
          </table:table-cell>
          <table:table-cell table:style-name="ce6" table:formula="of:=[.I55]" office:value-type="float" office:value="0.96305" calcext:value-type="float">
            <text:p>0.96305</text:p>
          </table:table-cell>
          <table:table-cell table:style-name="ce6" table:formula="of:=[.M5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363368272781372" calcext:value-type="float">
            <text:p>0.363368272781372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0504207611083984" calcext:value-type="float">
            <text:p>0.00504207611084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444913387298584" calcext:value-type="float">
            <text:p>0.444913387298584</text:p>
          </table:table-cell>
          <table:table-cell office:value-type="float" office:value="0.96" calcext:value-type="float">
            <text:p>0.96</text:p>
          </table:table-cell>
          <table:table-cell office:value-type="float" office:value="0.00605130195617676" calcext:value-type="float">
            <text:p>0.006051301956177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61779522895813" calcext:value-type="float">
            <text:p>0.61779522895813</text:p>
          </table:table-cell>
          <table:table-cell office:value-type="float" office:value="1" calcext:value-type="float">
            <text:p>1</text:p>
          </table:table-cell>
          <table:table-cell office:value-type="float" office:value="0.00874114036560059" calcext:value-type="float">
            <text:p>0.0087411403656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E156]" office:value-type="float" office:value="0.77" calcext:value-type="float">
            <text:p>0.77</text:p>
          </table:table-cell>
          <table:table-cell table:style-name="ce6" table:formula="of:=[.I156]" office:value-type="float" office:value="0.9775" calcext:value-type="float">
            <text:p>0.9775</text:p>
          </table:table-cell>
          <table:table-cell table:style-name="ce6" table:formula="of:=[.M15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412910938262939" calcext:value-type="float">
            <text:p>0.412910938262939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55109977722168" calcext:value-type="float">
            <text:p>0.005551099777222</text:p>
          </table:table-cell>
          <table:table-cell office:value-type="float" office:value="0.79" calcext:value-type="float">
            <text:p>0.79</text:p>
          </table:table-cell>
          <table:table-cell office:value-type="float" office:value="0.47172212600708" calcext:value-type="float">
            <text:p>0.47172212600708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33533096313477" calcext:value-type="float">
            <text:p>0.005335330963135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813961982727051" calcext:value-type="float">
            <text:p>0.813961982727051</text:p>
          </table:table-cell>
          <table:table-cell office:value-type="float" office:value="1" calcext:value-type="float">
            <text:p>1</text:p>
          </table:table-cell>
          <table:table-cell office:value-type="float" office:value="0.0144178867340088" calcext:value-type="float">
            <text:p>0.0144178867340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E202]" office:value-type="float" office:value="0.7971" calcext:value-type="float">
            <text:p>0.7971</text:p>
          </table:table-cell>
          <table:table-cell table:style-name="ce6" table:formula="of:=[.I202]" office:value-type="float" office:value="0.9749" calcext:value-type="float">
            <text:p>0.9749</text:p>
          </table:table-cell>
          <table:table-cell table:style-name="ce6" table:formula="of:=[.M202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391560792922974" calcext:value-type="float">
            <text:p>0.391560792922974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41090965270996" calcext:value-type="float">
            <text:p>0.00541090965271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50404167175293" calcext:value-type="float">
            <text:p>0.450404167175293</text:p>
          </table:table-cell>
          <table:table-cell office:value-type="float" office:value="0.97" calcext:value-type="float">
            <text:p>0.97</text:p>
          </table:table-cell>
          <table:table-cell office:value-type="float" office:value="0.00540542602539063" calcext:value-type="float">
            <text:p>0.005405426025391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2966918945312" calcext:value-type="float">
            <text:p>0.962966918945312</text:p>
          </table:table-cell>
          <table:table-cell office:value-type="float" office:value="1" calcext:value-type="float">
            <text:p>1</text:p>
          </table:table-cell>
          <table:table-cell office:value-type="float" office:value="0.0095217227935791" calcext:value-type="float">
            <text:p>0.0095217227935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E272]" office:value-type="float" office:value="0.7976" calcext:value-type="float">
            <text:p>0.7976</text:p>
          </table:table-cell>
          <table:table-cell table:style-name="ce6" table:formula="of:=[.I272]" office:value-type="float" office:value="0.9733" calcext:value-type="float">
            <text:p>0.9733</text:p>
          </table:table-cell>
          <table:table-cell table:style-name="ce6" table:formula="of:=[.M272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295390844345093" calcext:value-type="float">
            <text:p>0.295390844345093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374865531921387" calcext:value-type="float">
            <text:p>0.003748655319214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57428455352783" calcext:value-type="float">
            <text:p>0.45742845535278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43284416198731" calcext:value-type="float">
            <text:p>0.005432844161987</text:p>
          </table:table-cell>
          <table:table-cell office:value-type="float" office:value="0.965" calcext:value-type="float">
            <text:p>0.965</text:p>
          </table:table-cell>
          <table:table-cell office:value-type="float" office:value="0.67509388923645" calcext:value-type="float">
            <text:p>0.67509388923645</text:p>
          </table:table-cell>
          <table:table-cell office:value-type="float" office:value="1" calcext:value-type="float">
            <text:p>1</text:p>
          </table:table-cell>
          <table:table-cell office:value-type="float" office:value="0.00902175903320313" calcext:value-type="float">
            <text:p>0.009021759033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417020797729492" calcext:value-type="float">
            <text:p>0.417020797729492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4984130859375" calcext:value-type="float">
            <text:p>0.005149841308594</text:p>
          </table:table-cell>
          <table:table-cell office:value-type="float" office:value="0.79" calcext:value-type="float">
            <text:p>0.79</text:p>
          </table:table-cell>
          <table:table-cell office:value-type="float" office:value="0.445085287094116" calcext:value-type="float">
            <text:p>0.44508528709411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0487976074219" calcext:value-type="float">
            <text:p>0.005704879760742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91582202911377" calcext:value-type="float">
            <text:p>0.91582202911377</text:p>
          </table:table-cell>
          <table:table-cell office:value-type="float" office:value="1" calcext:value-type="float">
            <text:p>1</text:p>
          </table:table-cell>
          <table:table-cell office:value-type="float" office:value="0.0170953273773193" calcext:value-type="float">
            <text:p>0.0170953273773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431156396865845" calcext:value-type="float">
            <text:p>0.431156396865845</text:p>
          </table:table-cell>
          <table:table-cell office:value-type="float" office:value="0.81" calcext:value-type="float">
            <text:p>0.81</text:p>
          </table:table-cell>
          <table:table-cell office:value-type="float" office:value="0.00514531135559082" calcext:value-type="float">
            <text:p>0.005145311355591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44804668426514" calcext:value-type="float">
            <text:p>0.44480466842651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48362731933594" calcext:value-type="float">
            <text:p>0.00548362731933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89131236076355" calcext:value-type="float">
            <text:p>0.89131236076355</text:p>
          </table:table-cell>
          <table:table-cell office:value-type="float" office:value="1" calcext:value-type="float">
            <text:p>1</text:p>
          </table:table-cell>
          <table:table-cell office:value-type="float" office:value="0.00841879844665527" calcext:value-type="float">
            <text:p>0.00841879844665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396581172943115" calcext:value-type="float">
            <text:p>0.396581172943115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00534987449645996" calcext:value-type="float">
            <text:p>0.00534987449646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446200847625732" calcext:value-type="float">
            <text:p>0.44620084762573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74183464050293" calcext:value-type="float">
            <text:p>0.00574183464050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30060482025147" calcext:value-type="float">
            <text:p>0.83006048202514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34267044067383" calcext:value-type="float">
            <text:p>0.00934267044067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311786651611328" calcext:value-type="float">
            <text:p>0.311786651611328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382423400878906" calcext:value-type="float">
            <text:p>0.003824234008789</text:p>
          </table:table-cell>
          <table:table-cell office:value-type="float" office:value="0.8" calcext:value-type="float">
            <text:p>0.8</text:p>
          </table:table-cell>
          <table:table-cell office:value-type="float" office:value="0.479534387588501" calcext:value-type="float">
            <text:p>0.47953438758850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725173950195313" calcext:value-type="float">
            <text:p>0.00725173950195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62340307235718" calcext:value-type="float">
            <text:p>0.762340307235718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65023040771485" calcext:value-type="float">
            <text:p>0.0096502304077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432535648345947" calcext:value-type="float">
            <text:p>0.43253564834594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492191314697266" calcext:value-type="float">
            <text:p>0.004921913146973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452594757080078" calcext:value-type="float">
            <text:p>0.45259475708007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0567936897277832" calcext:value-type="float">
            <text:p>0.005679368972778</text:p>
          </table:table-cell>
          <table:table-cell office:value-type="float" office:value="0.965" calcext:value-type="float">
            <text:p>0.965</text:p>
          </table:table-cell>
          <table:table-cell office:value-type="float" office:value="0.584279775619507" calcext:value-type="float">
            <text:p>0.58427977561950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43399238586426" calcext:value-type="float">
            <text:p>0.01433992385864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428115606307983" calcext:value-type="float">
            <text:p>0.428115606307983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11932373046875" calcext:value-type="float">
            <text:p>0.00511932373046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4644570350647" calcext:value-type="float">
            <text:p>0.4464457035064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2848320007324" calcext:value-type="float">
            <text:p>0.00572848320007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05212926864624" calcext:value-type="float">
            <text:p>0.605212926864624</text:p>
          </table:table-cell>
          <table:table-cell office:value-type="float" office:value="1" calcext:value-type="float">
            <text:p>1</text:p>
          </table:table-cell>
          <table:table-cell office:value-type="float" office:value="0.00846743583679199" calcext:value-type="float">
            <text:p>0.00846743583679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389988422393799" calcext:value-type="float">
            <text:p>0.38998842239379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47566604614258" calcext:value-type="float">
            <text:p>0.003475666046143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56912994384766" calcext:value-type="float">
            <text:p>0.456912994384766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69677352905273" calcext:value-type="float">
            <text:p>0.005696773529053</text:p>
          </table:table-cell>
          <table:table-cell office:value-type="float" office:value="0.97" calcext:value-type="float">
            <text:p>0.97</text:p>
          </table:table-cell>
          <table:table-cell office:value-type="float" office:value="0.698074102401733" calcext:value-type="float">
            <text:p>0.69807410240173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20391082763672" calcext:value-type="float">
            <text:p>0.0092039108276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386445999145508" calcext:value-type="float">
            <text:p>0.38644599914550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32364845275879" calcext:value-type="float">
            <text:p>0.00532364845275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45964813232422" calcext:value-type="float">
            <text:p>0.44596481323242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1793327331543" calcext:value-type="float">
            <text:p>0.00617933273315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17368745803833" calcext:value-type="float">
            <text:p>0.817368745803833</text:p>
          </table:table-cell>
          <table:table-cell office:value-type="float" office:value="1" calcext:value-type="float">
            <text:p>1</text:p>
          </table:table-cell>
          <table:table-cell office:value-type="float" office:value="0.00896644592285156" calcext:value-type="float">
            <text:p>0.00896644592285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414443731307983" calcext:value-type="float">
            <text:p>0.41444373130798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4471492767334" calcext:value-type="float">
            <text:p>0.0054471492767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5871114730835" calcext:value-type="float">
            <text:p>0.445871114730835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86438179016113" calcext:value-type="float">
            <text:p>0.00586438179016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09450817108154" calcext:value-type="float">
            <text:p>0.609450817108154</text:p>
          </table:table-cell>
          <table:table-cell office:value-type="float" office:value="1" calcext:value-type="float">
            <text:p>1</text:p>
          </table:table-cell>
          <table:table-cell office:value-type="float" office:value="0.00995087623596191" calcext:value-type="float">
            <text:p>0.00995087623596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425894021987915" calcext:value-type="float">
            <text:p>0.425894021987915</text:p>
          </table:table-cell>
          <table:table-cell office:value-type="float" office:value="0.818333333333333" calcext:value-type="float">
            <text:p>0.818333333333333</text:p>
          </table:table-cell>
          <table:table-cell office:value-type="float" office:value="0.00500893592834473" calcext:value-type="float">
            <text:p>0.0050089359283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4380970001221" calcext:value-type="float">
            <text:p>0.47438097000122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36196136474609" calcext:value-type="float">
            <text:p>0.00636196136474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666532039642334" calcext:value-type="float">
            <text:p>0.666532039642334</text:p>
          </table:table-cell>
          <table:table-cell office:value-type="float" office:value="1" calcext:value-type="float">
            <text:p>1</text:p>
          </table:table-cell>
          <table:table-cell office:value-type="float" office:value="0.00808095932006836" calcext:value-type="float">
            <text:p>0.0080809593200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44095253944397" calcext:value-type="float">
            <text:p>0.44095253944397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6414642333984" calcext:value-type="float">
            <text:p>0.00516414642334</text:p>
          </table:table-cell>
          <table:table-cell office:value-type="float" office:value="0.8" calcext:value-type="float">
            <text:p>0.8</text:p>
          </table:table-cell>
          <table:table-cell office:value-type="float" office:value="0.442707777023315" calcext:value-type="float">
            <text:p>0.442707777023315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77306747436523" calcext:value-type="float">
            <text:p>0.0057730674743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3411540985107" calcext:value-type="float">
            <text:p>0.743411540985107</text:p>
          </table:table-cell>
          <table:table-cell office:value-type="float" office:value="1" calcext:value-type="float">
            <text:p>1</text:p>
          </table:table-cell>
          <table:table-cell office:value-type="float" office:value="0.00876235961914063" calcext:value-type="float">
            <text:p>0.0087623596191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400479793548584" calcext:value-type="float">
            <text:p>0.4004797935485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506377220153809" calcext:value-type="float">
            <text:p>0.005063772201538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43892955780029" calcext:value-type="float">
            <text:p>0.443892955780029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74541091918945" calcext:value-type="float">
            <text:p>0.005745410919189</text:p>
          </table:table-cell>
          <table:table-cell office:value-type="float" office:value="0.97" calcext:value-type="float">
            <text:p>0.97</text:p>
          </table:table-cell>
          <table:table-cell office:value-type="float" office:value="0.847520112991333" calcext:value-type="float">
            <text:p>0.847520112991333</text:p>
          </table:table-cell>
          <table:table-cell office:value-type="float" office:value="1" calcext:value-type="float">
            <text:p>1</text:p>
          </table:table-cell>
          <table:table-cell office:value-type="float" office:value="0.00846195220947266" calcext:value-type="float">
            <text:p>0.00846195220947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313362598419189" calcext:value-type="float">
            <text:p>0.313362598419189</text:p>
          </table:table-cell>
          <table:table-cell office:value-type="float" office:value="0.8" calcext:value-type="float">
            <text:p>0.8</text:p>
          </table:table-cell>
          <table:table-cell office:value-type="float" office:value="0.00375080108642578" calcext:value-type="float">
            <text:p>0.00375080108642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57355499267578" calcext:value-type="float">
            <text:p>0.45735549926757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55484199523926" calcext:value-type="float">
            <text:p>0.0065548419952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17675113677979" calcext:value-type="float">
            <text:p>0.817675113677979</text:p>
          </table:table-cell>
          <table:table-cell office:value-type="float" office:value="1" calcext:value-type="float">
            <text:p>1</text:p>
          </table:table-cell>
          <table:table-cell office:value-type="float" office:value="0.0084226131439209" calcext:value-type="float">
            <text:p>0.00842261314392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77:.B126])" office:value-type="float" office:value="0.392312622070312" calcext:value-type="float">
            <text:p>0.392312622070312</text:p>
          </table:table-cell>
          <table:table-cell table:formula="of:=AVERAGE([.C77:.C126])" office:value-type="float" office:value="0.808033333333333" calcext:value-type="float">
            <text:p>0.808033333333333</text:p>
          </table:table-cell>
          <table:table-cell table:formula="of:=AVERAGE([.D77:.D126])" office:value-type="float" office:value="0.00504310131072998" calcext:value-type="float">
            <text:p>0.00504310131073</text:p>
          </table:table-cell>
          <table:table-cell table:formula="of:=AVERAGE([.E77:.E126])" office:value-type="float" office:value="0.795433333333333" calcext:value-type="float">
            <text:p>0.795433333333333</text:p>
          </table:table-cell>
          <table:table-cell table:formula="of:=AVERAGE([.F77:.F126])" office:value-type="float" office:value="0.46019889831543" calcext:value-type="float">
            <text:p>0.46019889831543</text:p>
          </table:table-cell>
          <table:table-cell table:formula="of:=AVERAGE([.G77:.G126])" office:value-type="float" office:value="0.970666666666667" calcext:value-type="float">
            <text:p>0.970666666666667</text:p>
          </table:table-cell>
          <table:table-cell table:formula="of:=AVERAGE([.H77:.H126])" office:value-type="float" office:value="0.00585608959197998" calcext:value-type="float">
            <text:p>0.00585608959198</text:p>
          </table:table-cell>
          <table:table-cell table:formula="of:=AVERAGE([.I77:.I126])" office:value-type="float" office:value="0.973" calcext:value-type="float">
            <text:p>0.973</text:p>
          </table:table-cell>
          <table:table-cell table:formula="of:=AVERAGE([.J77:.J126])" office:value-type="float" office:value="0.790948343276977" calcext:value-type="float">
            <text:p>0.790948343276977</text:p>
          </table:table-cell>
          <table:table-cell table:formula="of:=AVERAGE([.K77:.K126])" office:value-type="float" office:value="0.9994" calcext:value-type="float">
            <text:p>0.9994</text:p>
          </table:table-cell>
          <table:table-cell table:formula="of:=AVERAGE([.L77:.L126])" office:value-type="float" office:value="0.0108628463745117" calcext:value-type="float">
            <text:p>0.010862846374512</text:p>
          </table:table-cell>
          <table:table-cell table:formula="of:=AVERAGE([.M77:.M126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128]" office:value-type="float" office:value="0.392312622070312" calcext:value-type="float">
            <text:p>0.392312622070312</text:p>
          </table:table-cell>
          <table:table-cell table:style-name="ce3" table:formula="of:=[.C128]" office:value-type="float" office:value="0.808033333333333" calcext:value-type="float">
            <text:p>0.808033333333333</text:p>
          </table:table-cell>
          <table:table-cell table:style-name="ce3" table:formula="of:=[.D128]" office:value-type="float" office:value="0.00504310131072998" calcext:value-type="float">
            <text:p>0.00504310131073</text:p>
          </table:table-cell>
          <table:table-cell table:style-name="ce3" table:formula="of:=[.E128]" office:value-type="float" office:value="0.795433333333333" calcext:value-type="float">
            <text:p>0.795433333333333</text:p>
          </table:table-cell>
          <table:table-cell table:style-name="ce3" table:formula="of:=[.B135]/[.D135]" office:value-type="float" office:value="77.7919375197969" calcext:value-type="float">
            <text:p>77.7919375197969</text:p>
          </table:table-cell>
          <table:table-cell table:style-name="ce3" table:formula="of:=[.E135]-[.C135]" office:value-type="float" office:value="-0.0125999999999999" calcext:value-type="float">
            <text:p>-0.012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128]" office:value-type="float" office:value="0.46019889831543" calcext:value-type="float">
            <text:p>0.46019889831543</text:p>
          </table:table-cell>
          <table:table-cell table:style-name="ce3" table:formula="of:=[.G128]" office:value-type="float" office:value="0.970666666666667" calcext:value-type="float">
            <text:p>0.970666666666667</text:p>
          </table:table-cell>
          <table:table-cell table:style-name="ce3" table:formula="of:=[.H128]" office:value-type="float" office:value="0.00585608959197998" calcext:value-type="float">
            <text:p>0.00585608959198</text:p>
          </table:table-cell>
          <table:table-cell table:style-name="ce3" table:formula="of:=[.I128]" office:value-type="float" office:value="0.973" calcext:value-type="float">
            <text:p>0.973</text:p>
          </table:table-cell>
          <table:table-cell table:style-name="ce3" table:formula="of:=[.B136]/[.D136]" office:value-type="float" office:value="78.5846751637271" calcext:value-type="float">
            <text:p>78.5846751637271</text:p>
          </table:table-cell>
          <table:table-cell table:style-name="ce3" table:formula="of:=[.E136]-[.C136]" office:value-type="float" office:value="0.00233333333333374" calcext:value-type="float">
            <text:p>0.002333333333334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128]" office:value-type="float" office:value="0.790948343276977" calcext:value-type="float">
            <text:p>0.790948343276977</text:p>
          </table:table-cell>
          <table:table-cell table:style-name="ce3" table:formula="of:=[.K128]" office:value-type="float" office:value="0.9994" calcext:value-type="float">
            <text:p>0.9994</text:p>
          </table:table-cell>
          <table:table-cell table:style-name="ce3" table:formula="of:=[.L128]" office:value-type="float" office:value="0.0108628463745117" calcext:value-type="float">
            <text:p>0.010862846374512</text:p>
          </table:table-cell>
          <table:table-cell table:style-name="ce3" table:formula="of:=[.M128]" office:value-type="float" office:value="1" calcext:value-type="float">
            <text:p>1</text:p>
          </table:table-cell>
          <table:table-cell table:style-name="ce3" table:formula="of:=[.B137]/[.D137]" office:value-type="float" office:value="72.8122552789513" calcext:value-type="float">
            <text:p>72.8122552789513</text:p>
          </table:table-cell>
          <table:table-cell table:style-name="ce3" table:formula="of:=[.E137]-[.C137]" office:value-type="float" office:value="0.000599999999999712" calcext:value-type="float">
            <text:p>0.0006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Ratio <text:s/>= 0.6</text:p>
          </table:table-cell>
          <table:table-cell table:style-name="ce9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9"/>
          <table:covered-table-cell table:style-name="ce1"/>
          <table:table-cell table:style-name="ce9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9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245473623275757" calcext:value-type="float">
            <text:p>0.245473623275757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00498127937316895" calcext:value-type="float">
            <text:p>0.00498127937316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06871652603149" calcext:value-type="float">
            <text:p>0.30687165260314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76257705688477" calcext:value-type="float">
            <text:p>0.005762577056885</text:p>
          </table:table-cell>
          <table:table-cell office:value-type="float" office:value="0.98" calcext:value-type="float">
            <text:p>0.98</text:p>
          </table:table-cell>
          <table:table-cell office:value-type="float" office:value="0.615303039550781" calcext:value-type="float">
            <text:p>0.615303039550781</text:p>
          </table:table-cell>
          <table:table-cell office:value-type="float" office:value="1" calcext:value-type="float">
            <text:p>1</text:p>
          </table:table-cell>
          <table:table-cell office:value-type="float" office:value="0.0077664852142334" calcext:value-type="float">
            <text:p>0.0077664852142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219058036804199" calcext:value-type="float">
            <text:p>0.21905803680419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303840637207031" calcext:value-type="float">
            <text:p>0.00303840637207</text:p>
          </table:table-cell>
          <table:table-cell office:value-type="float" office:value="0.825" calcext:value-type="float">
            <text:p>0.825</text:p>
          </table:table-cell>
          <table:table-cell office:value-type="float" office:value="0.300962209701538" calcext:value-type="float">
            <text:p>0.300962209701538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0975379943848" calcext:value-type="float">
            <text:p>0.004909753799438</text:p>
          </table:table-cell>
          <table:table-cell office:value-type="float" office:value="0.98" calcext:value-type="float">
            <text:p>0.98</text:p>
          </table:table-cell>
          <table:table-cell office:value-type="float" office:value="0.461925506591797" calcext:value-type="float">
            <text:p>0.461925506591797</text:p>
          </table:table-cell>
          <table:table-cell office:value-type="float" office:value="1" calcext:value-type="float">
            <text:p>1</text:p>
          </table:table-cell>
          <table:table-cell office:value-type="float" office:value="0.00737762451171875" calcext:value-type="float">
            <text:p>0.0073776245117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24813985824585" calcext:value-type="float">
            <text:p>0.24813985824585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05342674255371" calcext:value-type="float">
            <text:p>0.00305342674255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294638872146606" calcext:value-type="float">
            <text:p>0.29463887214660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03897666931152" calcext:value-type="float">
            <text:p>0.00503897666931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04295206069946" calcext:value-type="float">
            <text:p>0.404295206069946</text:p>
          </table:table-cell>
          <table:table-cell office:value-type="float" office:value="1" calcext:value-type="float">
            <text:p>1</text:p>
          </table:table-cell>
          <table:table-cell office:value-type="float" office:value="0.0159313678741455" calcext:value-type="float">
            <text:p>0.01593136787414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270253896713257" calcext:value-type="float">
            <text:p>0.270253896713257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91023063659668" calcext:value-type="float">
            <text:p>0.0049102306365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414806604385376" calcext:value-type="float">
            <text:p>0.414806604385376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88066673278809" calcext:value-type="float">
            <text:p>0.004880666732788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965551376343" calcext:value-type="float">
            <text:p>0.471965551376343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91645050048828" calcext:value-type="float">
            <text:p>0.00791645050048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275943040847778" calcext:value-type="float">
            <text:p>0.275943040847778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20451164245606" calcext:value-type="float">
            <text:p>0.004204511642456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13153028488159" calcext:value-type="float">
            <text:p>0.313153028488159</text:p>
          </table:table-cell>
          <table:table-cell office:value-type="float" office:value="0.96" calcext:value-type="float">
            <text:p>0.96</text:p>
          </table:table-cell>
          <table:table-cell office:value-type="float" office:value="0.00508570671081543" calcext:value-type="float">
            <text:p>0.00508570671081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20797109603882" calcext:value-type="float">
            <text:p>0.420797109603882</text:p>
          </table:table-cell>
          <table:table-cell office:value-type="float" office:value="1" calcext:value-type="float">
            <text:p>1</text:p>
          </table:table-cell>
          <table:table-cell office:value-type="float" office:value="0.00820803642272949" calcext:value-type="float">
            <text:p>0.00820803642272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240055799484253" calcext:value-type="float">
            <text:p>0.24005579948425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321459770202637" calcext:value-type="float">
            <text:p>0.003214597702026</text:p>
          </table:table-cell>
          <table:table-cell office:value-type="float" office:value="0.77" calcext:value-type="float">
            <text:p>0.77</text:p>
          </table:table-cell>
          <table:table-cell office:value-type="float" office:value="0.297849655151367" calcext:value-type="float">
            <text:p>0.29784965515136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0961971282959" calcext:value-type="float">
            <text:p>0.00509619712829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443107128143311" calcext:value-type="float">
            <text:p>0.443107128143311</text:p>
          </table:table-cell>
          <table:table-cell office:value-type="float" office:value="1" calcext:value-type="float">
            <text:p>1</text:p>
          </table:table-cell>
          <table:table-cell office:value-type="float" office:value="0.00805306434631348" calcext:value-type="float">
            <text:p>0.0080530643463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230969429016113" calcext:value-type="float">
            <text:p>0.2309694290161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297021865844727" calcext:value-type="float">
            <text:p>0.002970218658447</text:p>
          </table:table-cell>
          <table:table-cell office:value-type="float" office:value="0.78" calcext:value-type="float">
            <text:p>0.78</text:p>
          </table:table-cell>
          <table:table-cell office:value-type="float" office:value="0.295150995254517" calcext:value-type="float">
            <text:p>0.295150995254517</text:p>
          </table:table-cell>
          <table:table-cell office:value-type="float" office:value="0.98" calcext:value-type="float">
            <text:p>0.98</text:p>
          </table:table-cell>
          <table:table-cell office:value-type="float" office:value="0.00529885292053223" calcext:value-type="float">
            <text:p>0.0052988529205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449238061904907" calcext:value-type="float">
            <text:p>0.44923806190490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117020606994629" calcext:value-type="float">
            <text:p>0.01170206069946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222588539123535" calcext:value-type="float">
            <text:p>0.22258853912353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18002700805664" calcext:value-type="float">
            <text:p>0.003180027008057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0118217468262" calcext:value-type="float">
            <text:p>0.29011821746826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70042228698731" calcext:value-type="float">
            <text:p>0.004700422286987</text:p>
          </table:table-cell>
          <table:table-cell office:value-type="float" office:value="0.97" calcext:value-type="float">
            <text:p>0.97</text:p>
          </table:table-cell>
          <table:table-cell office:value-type="float" office:value="0.584302663803101" calcext:value-type="float">
            <text:p>0.584302663803101</text:p>
          </table:table-cell>
          <table:table-cell office:value-type="float" office:value="1" calcext:value-type="float">
            <text:p>1</text:p>
          </table:table-cell>
          <table:table-cell office:value-type="float" office:value="0.0131778717041016" calcext:value-type="float">
            <text:p>0.01317787170410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198064088821411" calcext:value-type="float">
            <text:p>0.198064088821411</text:p>
          </table:table-cell>
          <table:table-cell office:value-type="float" office:value="0.8" calcext:value-type="float">
            <text:p>0.8</text:p>
          </table:table-cell>
          <table:table-cell office:value-type="float" office:value="0.00292563438415527" calcext:value-type="float">
            <text:p>0.002925634384155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96398162841797" calcext:value-type="float">
            <text:p>0.29639816284179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58431243896484" calcext:value-type="float">
            <text:p>0.00458431243896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83679533004761" calcext:value-type="float">
            <text:p>0.483679533004761</text:p>
          </table:table-cell>
          <table:table-cell office:value-type="float" office:value="1" calcext:value-type="float">
            <text:p>1</text:p>
          </table:table-cell>
          <table:table-cell office:value-type="float" office:value="0.00704073905944824" calcext:value-type="float">
            <text:p>0.0070407390594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295843362808228" calcext:value-type="float">
            <text:p>0.295843362808228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401854515075684" calcext:value-type="float">
            <text:p>0.004018545150757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289353370666504" calcext:value-type="float">
            <text:p>0.28935337066650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64391708374023" calcext:value-type="float">
            <text:p>0.0046439170837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65737962722778" calcext:value-type="float">
            <text:p>0.565737962722778</text:p>
          </table:table-cell>
          <table:table-cell office:value-type="float" office:value="1" calcext:value-type="float">
            <text:p>1</text:p>
          </table:table-cell>
          <table:table-cell office:value-type="float" office:value="0.014927864074707" calcext:value-type="float">
            <text:p>0.01492786407470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264957189559936" calcext:value-type="float">
            <text:p>0.26495718955993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455093383789063" calcext:value-type="float">
            <text:p>0.004550933837891</text:p>
          </table:table-cell>
          <table:table-cell office:value-type="float" office:value="0.805" calcext:value-type="float">
            <text:p>0.805</text:p>
          </table:table-cell>
          <table:table-cell office:value-type="float" office:value="0.287798643112183" calcext:value-type="float">
            <text:p>0.28779864311218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502967834472656" calcext:value-type="float">
            <text:p>0.00502967834472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439980506896973" calcext:value-type="float">
            <text:p>0.439980506896973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82108306884766" calcext:value-type="float">
            <text:p>0.0078210830688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284234285354614" calcext:value-type="float">
            <text:p>0.284234285354614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046226978302002" calcext:value-type="float">
            <text:p>0.004622697830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92028665542603" calcext:value-type="float">
            <text:p>0.292028665542603</text:p>
          </table:table-cell>
          <table:table-cell office:value-type="float" office:value="0.97" calcext:value-type="float">
            <text:p>0.97</text:p>
          </table:table-cell>
          <table:table-cell office:value-type="float" office:value="0.00471854209899902" calcext:value-type="float">
            <text:p>0.004718542098999</text:p>
          </table:table-cell>
          <table:table-cell office:value-type="float" office:value="0.97" calcext:value-type="float">
            <text:p>0.97</text:p>
          </table:table-cell>
          <table:table-cell office:value-type="float" office:value="0.562114477157593" calcext:value-type="float">
            <text:p>0.562114477157593</text:p>
          </table:table-cell>
          <table:table-cell office:value-type="float" office:value="1" calcext:value-type="float">
            <text:p>1</text:p>
          </table:table-cell>
          <table:table-cell office:value-type="float" office:value="0.0168712139129639" calcext:value-type="float">
            <text:p>0.01687121391296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307150363922119" calcext:value-type="float">
            <text:p>0.307150363922119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455713272094727" calcext:value-type="float">
            <text:p>0.004557132720947</text:p>
          </table:table-cell>
          <table:table-cell office:value-type="float" office:value="0.81" calcext:value-type="float">
            <text:p>0.81</text:p>
          </table:table-cell>
          <table:table-cell office:value-type="float" office:value="0.305375099182129" calcext:value-type="float">
            <text:p>0.30537509918212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0832328796387" calcext:value-type="float">
            <text:p>0.00490832328796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83257818222046" calcext:value-type="float">
            <text:p>0.683257818222046</text:p>
          </table:table-cell>
          <table:table-cell office:value-type="float" office:value="1" calcext:value-type="float">
            <text:p>1</text:p>
          </table:table-cell>
          <table:table-cell office:value-type="float" office:value="0.0128295421600342" calcext:value-type="float">
            <text:p>0.01282954216003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266414165496826" calcext:value-type="float">
            <text:p>0.26641416549682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14228439331055" calcext:value-type="float">
            <text:p>0.004142284393311</text:p>
          </table:table-cell>
          <table:table-cell office:value-type="float" office:value="0.79" calcext:value-type="float">
            <text:p>0.79</text:p>
          </table:table-cell>
          <table:table-cell office:value-type="float" office:value="0.29667854309082" calcext:value-type="float">
            <text:p>0.296678543090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488662719726563" calcext:value-type="float">
            <text:p>0.004886627197266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534711122512817" calcext:value-type="float">
            <text:p>0.5347111225128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161991119384766" calcext:value-type="float">
            <text:p>0.01619911193847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230364799499512" calcext:value-type="float">
            <text:p>0.230364799499512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311470031738281" calcext:value-type="float">
            <text:p>0.00311470031738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255094528198" calcext:value-type="float">
            <text:p>0.3392550945281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38325309753418" calcext:value-type="float">
            <text:p>0.005383253097534</text:p>
          </table:table-cell>
          <table:table-cell office:value-type="float" office:value="0.97" calcext:value-type="float">
            <text:p>0.97</text:p>
          </table:table-cell>
          <table:table-cell office:value-type="float" office:value="0.451247692108154" calcext:value-type="float">
            <text:p>0.451247692108154</text:p>
          </table:table-cell>
          <table:table-cell office:value-type="float" office:value="1" calcext:value-type="float">
            <text:p>1</text:p>
          </table:table-cell>
          <table:table-cell office:value-type="float" office:value="0.0077667236328125" calcext:value-type="float">
            <text:p>0.0077667236328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273158311843872" calcext:value-type="float">
            <text:p>0.273158311843872</text:p>
          </table:table-cell>
          <table:table-cell office:value-type="float" office:value="0.81" calcext:value-type="float">
            <text:p>0.81</text:p>
          </table:table-cell>
          <table:table-cell office:value-type="float" office:value="0.0042717456817627" calcext:value-type="float">
            <text:p>0.00427174568176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04766654968262" calcext:value-type="float">
            <text:p>0.30476665496826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4306297302246" calcext:value-type="float">
            <text:p>0.005243062973022</text:p>
          </table:table-cell>
          <table:table-cell office:value-type="float" office:value="0.98" calcext:value-type="float">
            <text:p>0.98</text:p>
          </table:table-cell>
          <table:table-cell office:value-type="float" office:value="0.392906665802002" calcext:value-type="float">
            <text:p>0.392906665802002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20834732055664" calcext:value-type="float">
            <text:p>0.00720834732055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256184101104736" calcext:value-type="float">
            <text:p>0.256184101104736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42743301391602" calcext:value-type="float">
            <text:p>0.0044274330139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92645692825317" calcext:value-type="float">
            <text:p>0.29264569282531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33580780029297" calcext:value-type="float">
            <text:p>0.005335807800293</text:p>
          </table:table-cell>
          <table:table-cell office:value-type="float" office:value="0.98" calcext:value-type="float">
            <text:p>0.98</text:p>
          </table:table-cell>
          <table:table-cell office:value-type="float" office:value="0.515511035919189" calcext:value-type="float">
            <text:p>0.51551103591918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37166404724121" calcext:value-type="float">
            <text:p>0.0073716640472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217170476913452" calcext:value-type="float">
            <text:p>0.21717047691345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00283241271972656" calcext:value-type="float">
            <text:p>0.002832412719727</text:p>
          </table:table-cell>
          <table:table-cell office:value-type="float" office:value="0.82" calcext:value-type="float">
            <text:p>0.82</text:p>
          </table:table-cell>
          <table:table-cell office:value-type="float" office:value="0.297486543655396" calcext:value-type="float">
            <text:p>0.29748654365539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04159927368164" calcext:value-type="float">
            <text:p>0.00504159927368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759026050567627" calcext:value-type="float">
            <text:p>0.759026050567627</text:p>
          </table:table-cell>
          <table:table-cell office:value-type="float" office:value="1" calcext:value-type="float">
            <text:p>1</text:p>
          </table:table-cell>
          <table:table-cell office:value-type="float" office:value="0.007171630859375" calcext:value-type="float">
            <text:p>0.00717163085937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275637626647949" calcext:value-type="float">
            <text:p>0.27563762664794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00471687316895" calcext:value-type="float">
            <text:p>0.00400471687316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7210216522217" calcext:value-type="float">
            <text:p>0.297210216522217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126148223877" calcext:value-type="float">
            <text:p>0.004912614822388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10237598419189" calcext:value-type="float">
            <text:p>0.610237598419189</text:p>
          </table:table-cell>
          <table:table-cell office:value-type="float" office:value="1" calcext:value-type="float">
            <text:p>1</text:p>
          </table:table-cell>
          <table:table-cell office:value-type="float" office:value="0.00785279273986816" calcext:value-type="float">
            <text:p>0.0078527927398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249848127365112" calcext:value-type="float">
            <text:p>0.249848127365112</text:p>
          </table:table-cell>
          <table:table-cell office:value-type="float" office:value="0.81" calcext:value-type="float">
            <text:p>0.81</text:p>
          </table:table-cell>
          <table:table-cell office:value-type="float" office:value="0.00316643714904785" calcext:value-type="float">
            <text:p>0.003166437149048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4144868850708" calcext:value-type="float">
            <text:p>0.294144868850708</text:p>
          </table:table-cell>
          <table:table-cell office:value-type="float" office:value="0.97" calcext:value-type="float">
            <text:p>0.97</text:p>
          </table:table-cell>
          <table:table-cell office:value-type="float" office:value="0.00459623336791992" calcext:value-type="float">
            <text:p>0.0045962333679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46234941482544" calcext:value-type="float">
            <text:p>0.446234941482544</text:p>
          </table:table-cell>
          <table:table-cell office:value-type="float" office:value="1" calcext:value-type="float">
            <text:p>1</text:p>
          </table:table-cell>
          <table:table-cell office:value-type="float" office:value="0.00793337821960449" calcext:value-type="float">
            <text:p>0.00793337821960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290463447570801" calcext:value-type="float">
            <text:p>0.29046344757080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30055046081543" calcext:value-type="float">
            <text:p>0.003005504608154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0432691574097" calcext:value-type="float">
            <text:p>0.29043269157409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501823425292969" calcext:value-type="float">
            <text:p>0.00501823425293</text:p>
          </table:table-cell>
          <table:table-cell office:value-type="float" office:value="0.99" calcext:value-type="float">
            <text:p>0.99</text:p>
          </table:table-cell>
          <table:table-cell office:value-type="float" office:value="0.452962636947632" calcext:value-type="float">
            <text:p>0.452962636947632</text:p>
          </table:table-cell>
          <table:table-cell office:value-type="float" office:value="1" calcext:value-type="float">
            <text:p>1</text:p>
          </table:table-cell>
          <table:table-cell office:value-type="float" office:value="0.00854063034057617" calcext:value-type="float">
            <text:p>0.00854063034057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27342677116394" calcext:value-type="float">
            <text:p>0.27342677116394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31466102600098" calcext:value-type="float">
            <text:p>0.0043146610260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313537836074829" calcext:value-type="float">
            <text:p>0.31353783607482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25021553039551" calcext:value-type="float">
            <text:p>0.0052502155303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561905860900879" calcext:value-type="float">
            <text:p>0.561905860900879</text:p>
          </table:table-cell>
          <table:table-cell office:value-type="float" office:value="1" calcext:value-type="float">
            <text:p>1</text:p>
          </table:table-cell>
          <table:table-cell office:value-type="float" office:value="0.00786280632019043" calcext:value-type="float">
            <text:p>0.007862806320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264649629592895" calcext:value-type="float">
            <text:p>0.2646496295928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23145294189453" calcext:value-type="float">
            <text:p>0.004231452941895</text:p>
          </table:table-cell>
          <table:table-cell office:value-type="float" office:value="0.8" calcext:value-type="float">
            <text:p>0.8</text:p>
          </table:table-cell>
          <table:table-cell office:value-type="float" office:value="0.291617631912231" calcext:value-type="float">
            <text:p>0.29161763191223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42743301391602" calcext:value-type="float">
            <text:p>0.00442743301391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38255834579468" calcext:value-type="float">
            <text:p>0.638255834579468</text:p>
          </table:table-cell>
          <table:table-cell office:value-type="float" office:value="1" calcext:value-type="float">
            <text:p>1</text:p>
          </table:table-cell>
          <table:table-cell office:value-type="float" office:value="0.013568639755249" calcext:value-type="float">
            <text:p>0.0135686397552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272156000137329" calcext:value-type="float">
            <text:p>0.27215600013732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33874130249023" calcext:value-type="float">
            <text:p>0.0043387413024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6013593673706" calcext:value-type="float">
            <text:p>0.2960135936737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46701049804688" calcext:value-type="float">
            <text:p>0.00446701049804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68435096740723" calcext:value-type="float">
            <text:p>0.668435096740723</text:p>
          </table:table-cell>
          <table:table-cell office:value-type="float" office:value="1" calcext:value-type="float">
            <text:p>1</text:p>
          </table:table-cell>
          <table:table-cell office:value-type="float" office:value="0.00699234008789063" calcext:value-type="float">
            <text:p>0.00699234008789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336089372634888" calcext:value-type="float">
            <text:p>0.336089372634888</text:p>
          </table:table-cell>
          <table:table-cell office:value-type="float" office:value="0.81" calcext:value-type="float">
            <text:p>0.81</text:p>
          </table:table-cell>
          <table:table-cell office:value-type="float" office:value="0.00755429267883301" calcext:value-type="float">
            <text:p>0.007554292678833</text:p>
          </table:table-cell>
          <table:table-cell office:value-type="float" office:value="0.79" calcext:value-type="float">
            <text:p>0.79</text:p>
          </table:table-cell>
          <table:table-cell office:value-type="float" office:value="0.410712480545044" calcext:value-type="float">
            <text:p>0.410712480545044</text:p>
          </table:table-cell>
          <table:table-cell office:value-type="float" office:value="0.98" calcext:value-type="float">
            <text:p>0.98</text:p>
          </table:table-cell>
          <table:table-cell office:value-type="float" office:value="0.00563907623291016" calcext:value-type="float">
            <text:p>0.0056390762329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793712377548218" calcext:value-type="float">
            <text:p>0.793712377548218</text:p>
          </table:table-cell>
          <table:table-cell office:value-type="float" office:value="1" calcext:value-type="float">
            <text:p>1</text:p>
          </table:table-cell>
          <table:table-cell office:value-type="float" office:value="0.00794219970703125" calcext:value-type="float">
            <text:p>0.00794219970703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246710777282715" calcext:value-type="float">
            <text:p>0.246710777282715</text:p>
          </table:table-cell>
          <table:table-cell office:value-type="float" office:value="0.84" calcext:value-type="float">
            <text:p>0.84</text:p>
          </table:table-cell>
          <table:table-cell office:value-type="float" office:value="0.00306200981140137" calcext:value-type="float">
            <text:p>0.003062009811401</text:p>
          </table:table-cell>
          <table:table-cell office:value-type="float" office:value="0.81" calcext:value-type="float">
            <text:p>0.81</text:p>
          </table:table-cell>
          <table:table-cell office:value-type="float" office:value="0.382335662841797" calcext:value-type="float">
            <text:p>0.38233566284179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081611633301" calcext:value-type="float">
            <text:p>0.004990816116333</text:p>
          </table:table-cell>
          <table:table-cell office:value-type="float" office:value="0.985" calcext:value-type="float">
            <text:p>0.985</text:p>
          </table:table-cell>
          <table:table-cell office:value-type="float" office:value="0.67711329460144" calcext:value-type="float">
            <text:p>0.67711329460144</text:p>
          </table:table-cell>
          <table:table-cell office:value-type="float" office:value="1" calcext:value-type="float">
            <text:p>1</text:p>
          </table:table-cell>
          <table:table-cell office:value-type="float" office:value="0.00741648674011231" calcext:value-type="float">
            <text:p>0.0074164867401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356541395187378" calcext:value-type="float">
            <text:p>0.35654139518737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459980964660645" calcext:value-type="float">
            <text:p>0.004599809646606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407726764678955" calcext:value-type="float">
            <text:p>0.40772676467895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83846664428711" calcext:value-type="float">
            <text:p>0.00483846664428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49065113067627" calcext:value-type="float">
            <text:p>0.49065113067627</text:p>
          </table:table-cell>
          <table:table-cell office:value-type="float" office:value="1" calcext:value-type="float">
            <text:p>1</text:p>
          </table:table-cell>
          <table:table-cell office:value-type="float" office:value="0.00746488571166992" calcext:value-type="float">
            <text:p>0.007464885711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279584169387817" calcext:value-type="float">
            <text:p>0.279584169387817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34994697570801" calcext:value-type="float">
            <text:p>0.00434994697570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13037395477295" calcext:value-type="float">
            <text:p>0.31303739547729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99200820922852" calcext:value-type="float">
            <text:p>0.00499200820922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0697717666626" calcext:value-type="float">
            <text:p>0.40697717666626</text:p>
          </table:table-cell>
          <table:table-cell office:value-type="float" office:value="1" calcext:value-type="float">
            <text:p>1</text:p>
          </table:table-cell>
          <table:table-cell office:value-type="float" office:value="0.0081021785736084" calcext:value-type="float">
            <text:p>0.00810217857360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27741813659668" calcext:value-type="float">
            <text:p>0.27741813659668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433135032653809" calcext:value-type="float">
            <text:p>0.004331350326538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309309959411621" calcext:value-type="float">
            <text:p>0.309309959411621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5634803771973" calcext:value-type="float">
            <text:p>0.0048563480377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64862108230591" calcext:value-type="float">
            <text:p>0.464862108230591</text:p>
          </table:table-cell>
          <table:table-cell office:value-type="float" office:value="1" calcext:value-type="float">
            <text:p>1</text:p>
          </table:table-cell>
          <table:table-cell office:value-type="float" office:value="0.00722432136535645" calcext:value-type="float">
            <text:p>0.0072243213653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276679277420044" calcext:value-type="float">
            <text:p>0.27667927742004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412249565124512" calcext:value-type="float">
            <text:p>0.004122495651245</text:p>
          </table:table-cell>
          <table:table-cell office:value-type="float" office:value="0.835" calcext:value-type="float">
            <text:p>0.835</text:p>
          </table:table-cell>
          <table:table-cell office:value-type="float" office:value="0.307880640029907" calcext:value-type="float">
            <text:p>0.3078806400299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8652458190918" calcext:value-type="float">
            <text:p>0.004986524581909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04395389556885" calcext:value-type="float">
            <text:p>0.60439538955688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70235061645508" calcext:value-type="float">
            <text:p>0.00770235061645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299999475479126" calcext:value-type="float">
            <text:p>0.299999475479126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03118133544922" calcext:value-type="float">
            <text:p>0.00403118133544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30281138420105" calcext:value-type="float">
            <text:p>0.30281138420105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89163398742676" calcext:value-type="float">
            <text:p>0.004891633987427</text:p>
          </table:table-cell>
          <table:table-cell office:value-type="float" office:value="0.98" calcext:value-type="float">
            <text:p>0.98</text:p>
          </table:table-cell>
          <table:table-cell office:value-type="float" office:value="0.594786882400513" calcext:value-type="float">
            <text:p>0.594786882400513</text:p>
          </table:table-cell>
          <table:table-cell office:value-type="float" office:value="1" calcext:value-type="float">
            <text:p>1</text:p>
          </table:table-cell>
          <table:table-cell office:value-type="float" office:value="0.0163564682006836" calcext:value-type="float">
            <text:p>0.01635646820068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230585098266602" calcext:value-type="float">
            <text:p>0.23058509826660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307726860046387" calcext:value-type="float">
            <text:p>0.003077268600464</text:p>
          </table:table-cell>
          <table:table-cell office:value-type="float" office:value="0.815" calcext:value-type="float">
            <text:p>0.815</text:p>
          </table:table-cell>
          <table:table-cell office:value-type="float" office:value="0.301199436187744" calcext:value-type="float">
            <text:p>0.30119943618774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38714027404785" calcext:value-type="float">
            <text:p>0.004387140274048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1703157424927" calcext:value-type="float">
            <text:p>0.611703157424927</text:p>
          </table:table-cell>
          <table:table-cell office:value-type="float" office:value="1" calcext:value-type="float">
            <text:p>1</text:p>
          </table:table-cell>
          <table:table-cell office:value-type="float" office:value="0.0121324062347412" calcext:value-type="float">
            <text:p>0.0121324062347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296327352523804" calcext:value-type="float">
            <text:p>0.296327352523804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00436568260192871" calcext:value-type="float">
            <text:p>0.004365682601929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05697631835938" calcext:value-type="float">
            <text:p>0.605697631835938</text:p>
          </table:table-cell>
          <table:table-cell office:value-type="float" office:value="0.98" calcext:value-type="float">
            <text:p>0.98</text:p>
          </table:table-cell>
          <table:table-cell office:value-type="float" office:value="0.00505876541137695" calcext:value-type="float">
            <text:p>0.005058765411377</text:p>
          </table:table-cell>
          <table:table-cell office:value-type="float" office:value="0.98" calcext:value-type="float">
            <text:p>0.98</text:p>
          </table:table-cell>
          <table:table-cell office:value-type="float" office:value="1.12760186195374" calcext:value-type="float">
            <text:p>1.12760186195374</text:p>
          </table:table-cell>
          <table:table-cell office:value-type="float" office:value="1" calcext:value-type="float">
            <text:p>1</text:p>
          </table:table-cell>
          <table:table-cell office:value-type="float" office:value="0.00826525688171387" calcext:value-type="float">
            <text:p>0.00826525688171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375733852386475" calcext:value-type="float">
            <text:p>0.375733852386475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1041374206543" calcext:value-type="float">
            <text:p>0.004104137420654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02086305618286" calcext:value-type="float">
            <text:p>0.602086305618286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67824935913086" calcext:value-type="float">
            <text:p>0.00467824935913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528156518936157" calcext:value-type="float">
            <text:p>0.528156518936157</text:p>
          </table:table-cell>
          <table:table-cell office:value-type="float" office:value="1" calcext:value-type="float">
            <text:p>1</text:p>
          </table:table-cell>
          <table:table-cell office:value-type="float" office:value="0.0079498291015625" calcext:value-type="float">
            <text:p>0.00794982910156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267951726913452" calcext:value-type="float">
            <text:p>0.267951726913452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00429916381835938" calcext:value-type="float">
            <text:p>0.00429916381835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0422830581665" calcext:value-type="float">
            <text:p>0.304228305816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1116943359375" calcext:value-type="float">
            <text:p>0.005111694335938</text:p>
          </table:table-cell>
          <table:table-cell office:value-type="float" office:value="0.97" calcext:value-type="float">
            <text:p>0.97</text:p>
          </table:table-cell>
          <table:table-cell office:value-type="float" office:value="0.457178115844727" calcext:value-type="float">
            <text:p>0.45717811584472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08286666870117" calcext:value-type="float">
            <text:p>0.00808286666870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228917598724365" calcext:value-type="float">
            <text:p>0.22891759872436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313043594360352" calcext:value-type="float">
            <text:p>0.00313043594360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06591033935547" calcext:value-type="float">
            <text:p>0.30659103393554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01585006713867" calcext:value-type="float">
            <text:p>0.0050158500671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392649650573731" calcext:value-type="float">
            <text:p>0.392649650573731</text:p>
          </table:table-cell>
          <table:table-cell office:value-type="float" office:value="1" calcext:value-type="float">
            <text:p>1</text:p>
          </table:table-cell>
          <table:table-cell office:value-type="float" office:value="0.00760936737060547" calcext:value-type="float">
            <text:p>0.0076093673706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281796216964722" calcext:value-type="float">
            <text:p>0.281796216964722</text:p>
          </table:table-cell>
          <table:table-cell office:value-type="float" office:value="0.81" calcext:value-type="float">
            <text:p>0.81</text:p>
          </table:table-cell>
          <table:table-cell office:value-type="float" office:value="0.00430560111999512" calcext:value-type="float">
            <text:p>0.0043056011199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33303928375244" calcext:value-type="float">
            <text:p>0.33330392837524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538015365600586" calcext:value-type="float">
            <text:p>0.005380153656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430124998092651" calcext:value-type="float">
            <text:p>0.430124998092651</text:p>
          </table:table-cell>
          <table:table-cell office:value-type="float" office:value="1" calcext:value-type="float">
            <text:p>1</text:p>
          </table:table-cell>
          <table:table-cell office:value-type="float" office:value="0.0140790939331055" calcext:value-type="float">
            <text:p>0.01407909393310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299877166748047" calcext:value-type="float">
            <text:p>0.299877166748047</text:p>
          </table:table-cell>
          <table:table-cell office:value-type="float" office:value="0.83" calcext:value-type="float">
            <text:p>0.83</text:p>
          </table:table-cell>
          <table:table-cell office:value-type="float" office:value="0.00389337539672852" calcext:value-type="float">
            <text:p>0.003893375396729</text:p>
          </table:table-cell>
          <table:table-cell office:value-type="float" office:value="0.8" calcext:value-type="float">
            <text:p>0.8</text:p>
          </table:table-cell>
          <table:table-cell office:value-type="float" office:value="0.312233448028564" calcext:value-type="float">
            <text:p>0.312233448028564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9139556884766" calcext:value-type="float">
            <text:p>0.004891395568848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606434106826782" calcext:value-type="float">
            <text:p>0.606434106826782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50112533569336" calcext:value-type="float">
            <text:p>0.0075011253356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275073289871216" calcext:value-type="float">
            <text:p>0.2750732898712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95553016662598" calcext:value-type="float">
            <text:p>0.004955530166626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3482503890991" calcext:value-type="float">
            <text:p>0.333482503890991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487661361694336" calcext:value-type="float">
            <text:p>0.00487661361694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40010142326355" calcext:value-type="float">
            <text:p>0.40010142326355</text:p>
          </table:table-cell>
          <table:table-cell office:value-type="float" office:value="1" calcext:value-type="float">
            <text:p>1</text:p>
          </table:table-cell>
          <table:table-cell office:value-type="float" office:value="0.00873589515686035" calcext:value-type="float">
            <text:p>0.0087358951568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28130054473877" calcext:value-type="float">
            <text:p>0.2813005447387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403785705566406" calcext:value-type="float">
            <text:p>0.0040378570556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319942235946655" calcext:value-type="float">
            <text:p>0.3199422359466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06114959716797" calcext:value-type="float">
            <text:p>0.00506114959716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01962757110596" calcext:value-type="float">
            <text:p>0.401962757110596</text:p>
          </table:table-cell>
          <table:table-cell office:value-type="float" office:value="1" calcext:value-type="float">
            <text:p>1</text:p>
          </table:table-cell>
          <table:table-cell office:value-type="float" office:value="0.00732278823852539" calcext:value-type="float">
            <text:p>0.00732278823852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278852462768555" calcext:value-type="float">
            <text:p>0.27885246276855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433993339538574" calcext:value-type="float">
            <text:p>0.00433993339538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31320595741272" calcext:value-type="float">
            <text:p>0.31320595741272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0890274047852" calcext:value-type="float">
            <text:p>0.00480890274047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34974193572998" calcext:value-type="float">
            <text:p>0.434974193572998</text:p>
          </table:table-cell>
          <table:table-cell office:value-type="float" office:value="1" calcext:value-type="float">
            <text:p>1</text:p>
          </table:table-cell>
          <table:table-cell office:value-type="float" office:value="0.0142471790313721" calcext:value-type="float">
            <text:p>0.01424717903137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229809045791626" calcext:value-type="float">
            <text:p>0.229809045791626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297141075134277" calcext:value-type="float">
            <text:p>0.002971410751343</text:p>
          </table:table-cell>
          <table:table-cell office:value-type="float" office:value="0.805" calcext:value-type="float">
            <text:p>0.805</text:p>
          </table:table-cell>
          <table:table-cell office:value-type="float" office:value="0.305478811264038" calcext:value-type="float">
            <text:p>0.3054788112640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06114959716797" calcext:value-type="float">
            <text:p>0.00506114959716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78440284729" calcext:value-type="float">
            <text:p>0.4478440284729</text:p>
          </table:table-cell>
          <table:table-cell office:value-type="float" office:value="1" calcext:value-type="float">
            <text:p>1</text:p>
          </table:table-cell>
          <table:table-cell office:value-type="float" office:value="0.00885915756225586" calcext:value-type="float">
            <text:p>0.0088591575622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277175426483154" calcext:value-type="float">
            <text:p>0.277175426483154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455498695373535" calcext:value-type="float">
            <text:p>0.0045549869537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300161361694336" calcext:value-type="float">
            <text:p>0.30016136169433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80914115905762" calcext:value-type="float">
            <text:p>0.004809141159058</text:p>
          </table:table-cell>
          <table:table-cell office:value-type="float" office:value="0.98" calcext:value-type="float">
            <text:p>0.98</text:p>
          </table:table-cell>
          <table:table-cell office:value-type="float" office:value="0.576258897781372" calcext:value-type="float">
            <text:p>0.576258897781372</text:p>
          </table:table-cell>
          <table:table-cell office:value-type="float" office:value="1" calcext:value-type="float">
            <text:p>1</text:p>
          </table:table-cell>
          <table:table-cell office:value-type="float" office:value="0.00706148147583008" calcext:value-type="float">
            <text:p>0.0070614814758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277059555053711" calcext:value-type="float">
            <text:p>0.2770595550537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10604476928711" calcext:value-type="float">
            <text:p>0.00410604476928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298108577728271" calcext:value-type="float">
            <text:p>0.29810857772827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10025024414063" calcext:value-type="float">
            <text:p>0.00510025024414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83440685272217" calcext:value-type="float">
            <text:p>0.683440685272217</text:p>
          </table:table-cell>
          <table:table-cell office:value-type="float" office:value="1" calcext:value-type="float">
            <text:p>1</text:p>
          </table:table-cell>
          <table:table-cell office:value-type="float" office:value="0.0134572982788086" calcext:value-type="float">
            <text:p>0.01345729827880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258747339248657" calcext:value-type="float">
            <text:p>0.258747339248657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434732437133789" calcext:value-type="float">
            <text:p>0.004347324371338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9519777297974" calcext:value-type="float">
            <text:p>0.29951977729797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704002380371094" calcext:value-type="float">
            <text:p>0.007040023803711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574215412139893" calcext:value-type="float">
            <text:p>0.574215412139893</text:p>
          </table:table-cell>
          <table:table-cell office:value-type="float" office:value="1" calcext:value-type="float">
            <text:p>1</text:p>
          </table:table-cell>
          <table:table-cell office:value-type="float" office:value="0.00740885734558106" calcext:value-type="float">
            <text:p>0.0074088573455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239754438400268" calcext:value-type="float">
            <text:p>0.23975443840026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338840484619141" calcext:value-type="float">
            <text:p>0.003388404846191</text:p>
          </table:table-cell>
          <table:table-cell office:value-type="float" office:value="0.81" calcext:value-type="float">
            <text:p>0.81</text:p>
          </table:table-cell>
          <table:table-cell office:value-type="float" office:value="0.30429744720459" calcext:value-type="float">
            <text:p>0.304297447204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88734245300293" calcext:value-type="float">
            <text:p>0.00488734245300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704010009765625" calcext:value-type="float">
            <text:p>0.704010009765625</text:p>
          </table:table-cell>
          <table:table-cell office:value-type="float" office:value="1" calcext:value-type="float">
            <text:p>1</text:p>
          </table:table-cell>
          <table:table-cell office:value-type="float" office:value="0.0100631713867188" calcext:value-type="float">
            <text:p>0.0100631713867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327278614044189" calcext:value-type="float">
            <text:p>0.32727861404418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88996505737305" calcext:value-type="float">
            <text:p>0.004889965057373</text:p>
          </table:table-cell>
          <table:table-cell office:value-type="float" office:value="0.795" calcext:value-type="float">
            <text:p>0.795</text:p>
          </table:table-cell>
          <table:table-cell office:value-type="float" office:value="0.359434366226196" calcext:value-type="float">
            <text:p>0.35943436622619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605034828186035" calcext:value-type="float">
            <text:p>0.00605034828186</text:p>
          </table:table-cell>
          <table:table-cell office:value-type="float" office:value="0.98" calcext:value-type="float">
            <text:p>0.98</text:p>
          </table:table-cell>
          <table:table-cell office:value-type="float" office:value="0.472490787506104" calcext:value-type="float">
            <text:p>0.472490787506104</text:p>
          </table:table-cell>
          <table:table-cell office:value-type="float" office:value="1" calcext:value-type="float">
            <text:p>1</text:p>
          </table:table-cell>
          <table:table-cell office:value-type="float" office:value="0.0102865695953369" calcext:value-type="float">
            <text:p>0.0102865695953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299362897872925" calcext:value-type="float">
            <text:p>0.299362897872925</text:p>
          </table:table-cell>
          <table:table-cell office:value-type="float" office:value="0.82" calcext:value-type="float">
            <text:p>0.82</text:p>
          </table:table-cell>
          <table:table-cell office:value-type="float" office:value="0.00444364547729492" calcext:value-type="float">
            <text:p>0.004443645477295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318528652191162" calcext:value-type="float">
            <text:p>0.31852865219116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5219230651856" calcext:value-type="float">
            <text:p>0.00495219230651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547519683837891" calcext:value-type="float">
            <text:p>0.5475196838378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64171981811523" calcext:value-type="float">
            <text:p>0.0086417198181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333389520645142" calcext:value-type="float">
            <text:p>0.33338952064514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89163398742676" calcext:value-type="float">
            <text:p>0.004891633987427</text:p>
          </table:table-cell>
          <table:table-cell office:value-type="float" office:value="0.79" calcext:value-type="float">
            <text:p>0.79</text:p>
          </table:table-cell>
          <table:table-cell office:value-type="float" office:value="0.436819791793823" calcext:value-type="float">
            <text:p>0.43681979179382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76043128967285" calcext:value-type="float">
            <text:p>0.00576043128967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770287036895752" calcext:value-type="float">
            <text:p>0.770287036895752</text:p>
          </table:table-cell>
          <table:table-cell office:value-type="float" office:value="1" calcext:value-type="float">
            <text:p>1</text:p>
          </table:table-cell>
          <table:table-cell office:value-type="float" office:value="0.00749611854553223" calcext:value-type="float">
            <text:p>0.00749611854553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227849006652832" calcext:value-type="float">
            <text:p>0.227849006652832</text:p>
          </table:table-cell>
          <table:table-cell office:value-type="float" office:value="0.83" calcext:value-type="float">
            <text:p>0.83</text:p>
          </table:table-cell>
          <table:table-cell office:value-type="float" office:value="0.00322079658508301" calcext:value-type="float">
            <text:p>0.003220796585083</text:p>
          </table:table-cell>
          <table:table-cell office:value-type="float" office:value="0.81" calcext:value-type="float">
            <text:p>0.81</text:p>
          </table:table-cell>
          <table:table-cell office:value-type="float" office:value="0.316686630249023" calcext:value-type="float">
            <text:p>0.31668663024902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64797019958496" calcext:value-type="float">
            <text:p>0.0046479701995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564106941223145" calcext:value-type="float">
            <text:p>0.564106941223145</text:p>
          </table:table-cell>
          <table:table-cell office:value-type="float" office:value="1" calcext:value-type="float">
            <text:p>1</text:p>
          </table:table-cell>
          <table:table-cell office:value-type="float" office:value="0.0138261318206787" calcext:value-type="float">
            <text:p>0.0138261318206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151:.B200])" office:value-type="float" office:value="0.270641374588013" calcext:value-type="float">
            <text:p>0.270641374588013</text:p>
          </table:table-cell>
          <table:table-cell table:formula="of:=AVERAGE([.C151:.C200])" office:value-type="float" office:value="0.81255" calcext:value-type="float">
            <text:p>0.81255</text:p>
          </table:table-cell>
          <table:table-cell table:formula="of:=AVERAGE([.D151:.D200])" office:value-type="float" office:value="0.00402904033660889" calcext:value-type="float">
            <text:p>0.004029040336609</text:p>
          </table:table-cell>
          <table:table-cell table:formula="of:=AVERAGE([.E151:.E200])" office:value-type="float" office:value="0.7971" calcext:value-type="float">
            <text:p>0.7971</text:p>
          </table:table-cell>
          <table:table-cell table:formula="of:=AVERAGE([.F151:.F200])" office:value-type="float" office:value="0.328062300682068" calcext:value-type="float">
            <text:p>0.328062300682068</text:p>
          </table:table-cell>
          <table:table-cell table:formula="of:=AVERAGE([.G151:.G200])" office:value-type="float" office:value="0.9727" calcext:value-type="float">
            <text:p>0.9727</text:p>
          </table:table-cell>
          <table:table-cell table:formula="of:=AVERAGE([.H151:.H200])" office:value-type="float" office:value="0.00503987312316894" calcext:value-type="float">
            <text:p>0.005039873123169</text:p>
          </table:table-cell>
          <table:table-cell table:formula="of:=AVERAGE([.I151:.I200])" office:value-type="float" office:value="0.9749" calcext:value-type="float">
            <text:p>0.9749</text:p>
          </table:table-cell>
          <table:table-cell table:formula="of:=AVERAGE([.J151:.J200])" office:value-type="float" office:value="0.547613954544068" calcext:value-type="float">
            <text:p>0.547613954544068</text:p>
          </table:table-cell>
          <table:table-cell table:formula="of:=AVERAGE([.K151:.K200])" office:value-type="float" office:value="0.9995" calcext:value-type="float">
            <text:p>0.9995</text:p>
          </table:table-cell>
          <table:table-cell table:formula="of:=AVERAGE([.L151:.L200])" office:value-type="float" office:value="0.00966653347015381" calcext:value-type="float">
            <text:p>0.009666533470154</text:p>
          </table:table-cell>
          <table:table-cell table:formula="of:=AVERAGE([.M151:.M200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202]" office:value-type="float" office:value="0.270641374588013" calcext:value-type="float">
            <text:p>0.270641374588013</text:p>
          </table:table-cell>
          <table:table-cell table:style-name="ce3" table:formula="of:=[.C202]" office:value-type="float" office:value="0.81255" calcext:value-type="float">
            <text:p>0.81255</text:p>
          </table:table-cell>
          <table:table-cell table:style-name="ce3" table:formula="of:=[.D202]" office:value-type="float" office:value="0.00402904033660889" calcext:value-type="float">
            <text:p>0.004029040336609</text:p>
          </table:table-cell>
          <table:table-cell table:style-name="ce3" table:formula="of:=[.E202]" office:value-type="float" office:value="0.7971" calcext:value-type="float">
            <text:p>0.7971</text:p>
          </table:table-cell>
          <table:table-cell table:style-name="ce3" table:formula="of:=[.B209]/[.D209]" office:value-type="float" office:value="67.1726644503646" calcext:value-type="float">
            <text:p>67.1726644503646</text:p>
          </table:table-cell>
          <table:table-cell table:style-name="ce3" table:formula="of:=[.E209]-[.C209]" office:value-type="float" office:value="-0.0154499999999997" calcext:value-type="float">
            <text:p>-0.0154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202]" office:value-type="float" office:value="0.328062300682068" calcext:value-type="float">
            <text:p>0.328062300682068</text:p>
          </table:table-cell>
          <table:table-cell table:style-name="ce3" table:formula="of:=[.G202]" office:value-type="float" office:value="0.9727" calcext:value-type="float">
            <text:p>0.9727</text:p>
          </table:table-cell>
          <table:table-cell table:style-name="ce3" table:formula="of:=[.H202]" office:value-type="float" office:value="0.00503987312316894" calcext:value-type="float">
            <text:p>0.005039873123169</text:p>
          </table:table-cell>
          <table:table-cell table:style-name="ce3" table:formula="of:=[.I202]" office:value-type="float" office:value="0.9749" calcext:value-type="float">
            <text:p>0.9749</text:p>
          </table:table-cell>
          <table:table-cell table:style-name="ce3" table:formula="of:=[.B210]/[.D210]" office:value-type="float" office:value="65.0933649845119" calcext:value-type="float">
            <text:p>65.0933649845119</text:p>
          </table:table-cell>
          <table:table-cell table:style-name="ce3" table:formula="of:=[.E210]-[.C210]" office:value-type="float" office:value="0.00219999999999987" calcext:value-type="float">
            <text:p>0.002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202]" office:value-type="float" office:value="0.547613954544068" calcext:value-type="float">
            <text:p>0.547613954544068</text:p>
          </table:table-cell>
          <table:table-cell table:style-name="ce3" table:formula="of:=[.K202]" office:value-type="float" office:value="0.9995" calcext:value-type="float">
            <text:p>0.9995</text:p>
          </table:table-cell>
          <table:table-cell table:style-name="ce3" table:formula="of:=[.L202]" office:value-type="float" office:value="0.00966653347015381" calcext:value-type="float">
            <text:p>0.009666533470154</text:p>
          </table:table-cell>
          <table:table-cell table:style-name="ce3" table:formula="of:=[.M202]" office:value-type="float" office:value="1" calcext:value-type="float">
            <text:p>1</text:p>
          </table:table-cell>
          <table:table-cell table:style-name="ce3" table:formula="of:=[.B211]/[.D211]" office:value-type="float" office:value="56.6505000199781" calcext:value-type="float">
            <text:p>56.6505000199781</text:p>
          </table:table-cell>
          <table:table-cell table:style-name="ce3" table:formula="of:=[.E211]-[.C211]" office:value-type="float" office:value="0.000499999999999834" calcext:value-type="float">
            <text:p>0.0005</text:p>
          </table:table-cell>
          <table:table-cell table:number-columns-repeated="1014"/>
        </table:table-row>
        <table:table-row table:style-name="ro1" table:number-rows-repeated="6"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Ratio <text:s/>= 0.8</text:p>
          </table:table-cell>
          <table:table-cell table:style-name="ce9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9"/>
          <table:covered-table-cell table:style-name="ce1"/>
          <table:table-cell table:style-name="ce9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9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9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128583431243896" calcext:value-type="float">
            <text:p>0.128583431243896</text:p>
          </table:table-cell>
          <table:table-cell office:value-type="float" office:value="0.81" calcext:value-type="float">
            <text:p>0.81</text:p>
          </table:table-cell>
          <table:table-cell office:value-type="float" office:value="0.00363945960998535" calcext:value-type="float">
            <text:p>0.003639459609985</text:p>
          </table:table-cell>
          <table:table-cell office:value-type="float" office:value="0.81" calcext:value-type="float">
            <text:p>0.81</text:p>
          </table:table-cell>
          <table:table-cell office:value-type="float" office:value="0.153391122817993" calcext:value-type="float">
            <text:p>0.1533911228179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466121673584" calcext:value-type="float">
            <text:p>0.003646612167358</text:p>
          </table:table-cell>
          <table:table-cell office:value-type="float" office:value="0.985" calcext:value-type="float">
            <text:p>0.985</text:p>
          </table:table-cell>
          <table:table-cell office:value-type="float" office:value="0.274032831192017" calcext:value-type="float">
            <text:p>0.274032831192017</text:p>
          </table:table-cell>
          <table:table-cell office:value-type="float" office:value="1" calcext:value-type="float">
            <text:p>1</text:p>
          </table:table-cell>
          <table:table-cell office:value-type="float" office:value="0.00542569160461426" calcext:value-type="float">
            <text:p>0.00542569160461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141684055328369" calcext:value-type="float">
            <text:p>0.141684055328369</text:p>
          </table:table-cell>
          <table:table-cell office:value-type="float" office:value="0.83" calcext:value-type="float">
            <text:p>0.83</text:p>
          </table:table-cell>
          <table:table-cell office:value-type="float" office:value="0.00330805778503418" calcext:value-type="float">
            <text:p>0.003308057785034</text:p>
          </table:table-cell>
          <table:table-cell office:value-type="float" office:value="0.82" calcext:value-type="float">
            <text:p>0.82</text:p>
          </table:table-cell>
          <table:table-cell office:value-type="float" office:value="0.145087718963623" calcext:value-type="float">
            <text:p>0.14508771896362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0192527770996" calcext:value-type="float">
            <text:p>0.00370192527771</text:p>
          </table:table-cell>
          <table:table-cell office:value-type="float" office:value="0.98" calcext:value-type="float">
            <text:p>0.98</text:p>
          </table:table-cell>
          <table:table-cell office:value-type="float" office:value="0.33595871925354" calcext:value-type="float">
            <text:p>0.33595871925354</text:p>
          </table:table-cell>
          <table:table-cell office:value-type="float" office:value="1" calcext:value-type="float">
            <text:p>1</text:p>
          </table:table-cell>
          <table:table-cell office:value-type="float" office:value="0.00499844551086426" calcext:value-type="float">
            <text:p>0.00499844551086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159303426742554" calcext:value-type="float">
            <text:p>0.159303426742554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08680534362793" calcext:value-type="float">
            <text:p>0.003086805343628</text:p>
          </table:table-cell>
          <table:table-cell office:value-type="float" office:value="0.825" calcext:value-type="float">
            <text:p>0.825</text:p>
          </table:table-cell>
          <table:table-cell office:value-type="float" office:value="0.160218000411987" calcext:value-type="float">
            <text:p>0.160218000411987</text:p>
          </table:table-cell>
          <table:table-cell office:value-type="float" office:value="0.95" calcext:value-type="float">
            <text:p>0.95</text:p>
          </table:table-cell>
          <table:table-cell office:value-type="float" office:value="0.00376248359680176" calcext:value-type="float">
            <text:p>0.003762483596802</text:p>
          </table:table-cell>
          <table:table-cell office:value-type="float" office:value="0.955" calcext:value-type="float">
            <text:p>0.955</text:p>
          </table:table-cell>
          <table:table-cell office:value-type="float" office:value="0.203906297683716" calcext:value-type="float">
            <text:p>0.203906297683716</text:p>
          </table:table-cell>
          <table:table-cell office:value-type="float" office:value="1" calcext:value-type="float">
            <text:p>1</text:p>
          </table:table-cell>
          <table:table-cell office:value-type="float" office:value="0.00525450706481934" calcext:value-type="float">
            <text:p>0.0052545070648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138113021850586" calcext:value-type="float">
            <text:p>0.138113021850586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2948226928711" calcext:value-type="float">
            <text:p>0.003129482269287</text:p>
          </table:table-cell>
          <table:table-cell office:value-type="float" office:value="0.77" calcext:value-type="float">
            <text:p>0.77</text:p>
          </table:table-cell>
          <table:table-cell office:value-type="float" office:value="0.156212091445923" calcext:value-type="float">
            <text:p>0.156212091445923</text:p>
          </table:table-cell>
          <table:table-cell office:value-type="float" office:value="0.97" calcext:value-type="float">
            <text:p>0.97</text:p>
          </table:table-cell>
          <table:table-cell office:value-type="float" office:value="0.00427985191345215" calcext:value-type="float">
            <text:p>0.004279851913452</text:p>
          </table:table-cell>
          <table:table-cell office:value-type="float" office:value="0.97" calcext:value-type="float">
            <text:p>0.97</text:p>
          </table:table-cell>
          <table:table-cell office:value-type="float" office:value="0.206326007843018" calcext:value-type="float">
            <text:p>0.206326007843018</text:p>
          </table:table-cell>
          <table:table-cell office:value-type="float" office:value="1" calcext:value-type="float">
            <text:p>1</text:p>
          </table:table-cell>
          <table:table-cell office:value-type="float" office:value="0.00553107261657715" calcext:value-type="float">
            <text:p>0.00553107261657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137964963912964" calcext:value-type="float">
            <text:p>0.137964963912964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343894958496094" calcext:value-type="float">
            <text:p>0.003438949584961</text:p>
          </table:table-cell>
          <table:table-cell office:value-type="float" office:value="0.85" calcext:value-type="float">
            <text:p>0.85</text:p>
          </table:table-cell>
          <table:table-cell office:value-type="float" office:value="0.156017780303955" calcext:value-type="float">
            <text:p>0.156017780303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77702713012695" calcext:value-type="float">
            <text:p>0.003777027130127</text:p>
          </table:table-cell>
          <table:table-cell office:value-type="float" office:value="0.96" calcext:value-type="float">
            <text:p>0.96</text:p>
          </table:table-cell>
          <table:table-cell office:value-type="float" office:value="0.200756072998047" calcext:value-type="float">
            <text:p>0.200756072998047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1872730255127" calcext:value-type="float">
            <text:p>0.0051872730255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141702651977539" calcext:value-type="float">
            <text:p>0.141702651977539</text:p>
          </table:table-cell>
          <table:table-cell office:value-type="float" office:value="0.87" calcext:value-type="float">
            <text:p>0.87</text:p>
          </table:table-cell>
          <table:table-cell office:value-type="float" office:value="0.00365781784057617" calcext:value-type="float">
            <text:p>0.003657817840576</text:p>
          </table:table-cell>
          <table:table-cell office:value-type="float" office:value="0.78" calcext:value-type="float">
            <text:p>0.78</text:p>
          </table:table-cell>
          <table:table-cell office:value-type="float" office:value="0.157323598861694" calcext:value-type="float">
            <text:p>0.15732359886169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5393238067627" calcext:value-type="float">
            <text:p>0.003539323806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3477611541748" calcext:value-type="float">
            <text:p>0.213477611541748</text:p>
          </table:table-cell>
          <table:table-cell office:value-type="float" office:value="1" calcext:value-type="float">
            <text:p>1</text:p>
          </table:table-cell>
          <table:table-cell office:value-type="float" office:value="0.00578165054321289" calcext:value-type="float">
            <text:p>0.0057816505432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143313646316528" calcext:value-type="float">
            <text:p>0.143313646316528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4164161682129" calcext:value-type="float">
            <text:p>0.003141641616821</text:p>
          </table:table-cell>
          <table:table-cell office:value-type="float" office:value="0.79" calcext:value-type="float">
            <text:p>0.79</text:p>
          </table:table-cell>
          <table:table-cell office:value-type="float" office:value="0.161732912063599" calcext:value-type="float">
            <text:p>0.161732912063599</text:p>
          </table:table-cell>
          <table:table-cell office:value-type="float" office:value="0.98" calcext:value-type="float">
            <text:p>0.98</text:p>
          </table:table-cell>
          <table:table-cell office:value-type="float" office:value="0.00367569923400879" calcext:value-type="float">
            <text:p>0.003675699234009</text:p>
          </table:table-cell>
          <table:table-cell office:value-type="float" office:value="0.96" calcext:value-type="float">
            <text:p>0.96</text:p>
          </table:table-cell>
          <table:table-cell office:value-type="float" office:value="0.202870845794678" calcext:value-type="float">
            <text:p>0.202870845794678</text:p>
          </table:table-cell>
          <table:table-cell office:value-type="float" office:value="1" calcext:value-type="float">
            <text:p>1</text:p>
          </table:table-cell>
          <table:table-cell office:value-type="float" office:value="0.00536179542541504" calcext:value-type="float">
            <text:p>0.0053617954254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141678094863892" calcext:value-type="float">
            <text:p>0.141678094863892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65543365478516" calcext:value-type="float">
            <text:p>0.003655433654785</text:p>
          </table:table-cell>
          <table:table-cell office:value-type="float" office:value="0.78" calcext:value-type="float">
            <text:p>0.78</text:p>
          </table:table-cell>
          <table:table-cell office:value-type="float" office:value="0.158600807189941" calcext:value-type="float">
            <text:p>0.15860080718994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4136695861816" calcext:value-type="float">
            <text:p>0.003641366958618</text:p>
          </table:table-cell>
          <table:table-cell office:value-type="float" office:value="0.98" calcext:value-type="float">
            <text:p>0.98</text:p>
          </table:table-cell>
          <table:table-cell office:value-type="float" office:value="0.224498271942139" calcext:value-type="float">
            <text:p>0.224498271942139</text:p>
          </table:table-cell>
          <table:table-cell office:value-type="float" office:value="1" calcext:value-type="float">
            <text:p>1</text:p>
          </table:table-cell>
          <table:table-cell office:value-type="float" office:value="0.00575613975524902" calcext:value-type="float">
            <text:p>0.0057561397552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155393362045288" calcext:value-type="float">
            <text:p>0.155393362045288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5540046691895" calcext:value-type="float">
            <text:p>0.003455400466919</text:p>
          </table:table-cell>
          <table:table-cell office:value-type="float" office:value="0.79" calcext:value-type="float">
            <text:p>0.79</text:p>
          </table:table-cell>
          <table:table-cell office:value-type="float" office:value="0.158181428909302" calcext:value-type="float">
            <text:p>0.158181428909302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8597583770752" calcext:value-type="float">
            <text:p>0.003859758377075</text:p>
          </table:table-cell>
          <table:table-cell office:value-type="float" office:value="0.99" calcext:value-type="float">
            <text:p>0.99</text:p>
          </table:table-cell>
          <table:table-cell office:value-type="float" office:value="0.207210063934326" calcext:value-type="float">
            <text:p>0.207210063934326</text:p>
          </table:table-cell>
          <table:table-cell office:value-type="float" office:value="1" calcext:value-type="float">
            <text:p>1</text:p>
          </table:table-cell>
          <table:table-cell office:value-type="float" office:value="0.00547432899475098" calcext:value-type="float">
            <text:p>0.00547432899475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141008377075195" calcext:value-type="float">
            <text:p>0.141008377075195</text:p>
          </table:table-cell>
          <table:table-cell office:value-type="float" office:value="0.78" calcext:value-type="float">
            <text:p>0.78</text:p>
          </table:table-cell>
          <table:table-cell office:value-type="float" office:value="0.0023345947265625" calcext:value-type="float">
            <text:p>0.002334594726563</text:p>
          </table:table-cell>
          <table:table-cell office:value-type="float" office:value="0.755" calcext:value-type="float">
            <text:p>0.755</text:p>
          </table:table-cell>
          <table:table-cell office:value-type="float" office:value="0.14791202545166" calcext:value-type="float">
            <text:p>0.14791202545166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7106666564941" calcext:value-type="float">
            <text:p>0.003771066665649</text:p>
          </table:table-cell>
          <table:table-cell office:value-type="float" office:value="0.97" calcext:value-type="float">
            <text:p>0.97</text:p>
          </table:table-cell>
          <table:table-cell office:value-type="float" office:value="0.374287605285645" calcext:value-type="float">
            <text:p>0.374287605285645</text:p>
          </table:table-cell>
          <table:table-cell office:value-type="float" office:value="1" calcext:value-type="float">
            <text:p>1</text:p>
          </table:table-cell>
          <table:table-cell office:value-type="float" office:value="0.00452756881713867" calcext:value-type="float">
            <text:p>0.00452756881713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142971754074097" calcext:value-type="float">
            <text:p>0.142971754074097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296163558959961" calcext:value-type="float">
            <text:p>0.0029616355896</text:p>
          </table:table-cell>
          <table:table-cell office:value-type="float" office:value="0.785" calcext:value-type="float">
            <text:p>0.785</text:p>
          </table:table-cell>
          <table:table-cell office:value-type="float" office:value="0.1506028175354" calcext:value-type="float">
            <text:p>0.1506028175354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48377227783203" calcext:value-type="float">
            <text:p>0.0034837722778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275337934494019" calcext:value-type="float">
            <text:p>0.275337934494019</text:p>
          </table:table-cell>
          <table:table-cell office:value-type="float" office:value="1" calcext:value-type="float">
            <text:p>1</text:p>
          </table:table-cell>
          <table:table-cell office:value-type="float" office:value="0.00523495674133301" calcext:value-type="float">
            <text:p>0.005234956741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177256584167481" calcext:value-type="float">
            <text:p>0.1772565841674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303030014038086" calcext:value-type="float">
            <text:p>0.003030300140381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7480659484863" calcext:value-type="float">
            <text:p>0.21748065948486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406718254089356" calcext:value-type="float">
            <text:p>0.004067182540894</text:p>
          </table:table-cell>
          <table:table-cell office:value-type="float" office:value="0.98" calcext:value-type="float">
            <text:p>0.98</text:p>
          </table:table-cell>
          <table:table-cell office:value-type="float" office:value="0.238025903701782" calcext:value-type="float">
            <text:p>0.238025903701782</text:p>
          </table:table-cell>
          <table:table-cell office:value-type="float" office:value="1" calcext:value-type="float">
            <text:p>1</text:p>
          </table:table-cell>
          <table:table-cell office:value-type="float" office:value="0.011927604675293" calcext:value-type="float">
            <text:p>0.0119276046752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180723428726196" calcext:value-type="float">
            <text:p>0.180723428726196</text:p>
          </table:table-cell>
          <table:table-cell office:value-type="float" office:value="0.85" calcext:value-type="float">
            <text:p>0.85</text:p>
          </table:table-cell>
          <table:table-cell office:value-type="float" office:value="0.00317692756652832" calcext:value-type="float">
            <text:p>0.003176927566528</text:p>
          </table:table-cell>
          <table:table-cell office:value-type="float" office:value="0.79" calcext:value-type="float">
            <text:p>0.79</text:p>
          </table:table-cell>
          <table:table-cell office:value-type="float" office:value="0.152220487594605" calcext:value-type="float">
            <text:p>0.1522204875946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61990928649902" calcext:value-type="float">
            <text:p>0.003619909286499</text:p>
          </table:table-cell>
          <table:table-cell office:value-type="float" office:value="0.97" calcext:value-type="float">
            <text:p>0.97</text:p>
          </table:table-cell>
          <table:table-cell office:value-type="float" office:value="0.257287502288818" calcext:value-type="float">
            <text:p>0.257287502288818</text:p>
          </table:table-cell>
          <table:table-cell office:value-type="float" office:value="1" calcext:value-type="float">
            <text:p>1</text:p>
          </table:table-cell>
          <table:table-cell office:value-type="float" office:value="0.00563168525695801" calcext:value-type="float">
            <text:p>0.00563168525695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148943662643433" calcext:value-type="float">
            <text:p>0.148943662643433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31592559814453" calcext:value-type="float">
            <text:p>0.00331592559814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88455581665" calcext:value-type="float">
            <text:p>0.15188455581665</text:p>
          </table:table-cell>
          <table:table-cell office:value-type="float" office:value="0.97" calcext:value-type="float">
            <text:p>0.97</text:p>
          </table:table-cell>
          <table:table-cell office:value-type="float" office:value="0.00378799438476563" calcext:value-type="float">
            <text:p>0.00378799438476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9639234542847" calcext:value-type="float">
            <text:p>0.289639234542847</text:p>
          </table:table-cell>
          <table:table-cell office:value-type="float" office:value="1" calcext:value-type="float">
            <text:p>1</text:p>
          </table:table-cell>
          <table:table-cell office:value-type="float" office:value="0.00619244575500488" calcext:value-type="float">
            <text:p>0.0061924457550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142159938812256" calcext:value-type="float">
            <text:p>0.14215993881225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05509567260742" calcext:value-type="float">
            <text:p>0.003055095672607</text:p>
          </table:table-cell>
          <table:table-cell office:value-type="float" office:value="0.78" calcext:value-type="float">
            <text:p>0.78</text:p>
          </table:table-cell>
          <table:table-cell office:value-type="float" office:value="0.164555311203003" calcext:value-type="float">
            <text:p>0.164555311203003</text:p>
          </table:table-cell>
          <table:table-cell office:value-type="float" office:value="0.96" calcext:value-type="float">
            <text:p>0.96</text:p>
          </table:table-cell>
          <table:table-cell office:value-type="float" office:value="0.00463318824768066" calcext:value-type="float">
            <text:p>0.004633188247681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3910341262817" calcext:value-type="float">
            <text:p>0.213910341262817</text:p>
          </table:table-cell>
          <table:table-cell office:value-type="float" office:value="1" calcext:value-type="float">
            <text:p>1</text:p>
          </table:table-cell>
          <table:table-cell office:value-type="float" office:value="0.00607848167419434" calcext:value-type="float">
            <text:p>0.00607848167419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160847187042236" calcext:value-type="float">
            <text:p>0.16084718704223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0815601348877" calcext:value-type="float">
            <text:p>0.003081560134888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6703472137451" calcext:value-type="float">
            <text:p>0.156703472137451</text:p>
          </table:table-cell>
          <table:table-cell office:value-type="float" office:value="0.99" calcext:value-type="float">
            <text:p>0.99</text:p>
          </table:table-cell>
          <table:table-cell office:value-type="float" office:value="0.00449371337890625" calcext:value-type="float">
            <text:p>0.004493713378906</text:p>
          </table:table-cell>
          <table:table-cell office:value-type="float" office:value="0.965" calcext:value-type="float">
            <text:p>0.965</text:p>
          </table:table-cell>
          <table:table-cell office:value-type="float" office:value="0.203021764755249" calcext:value-type="float">
            <text:p>0.203021764755249</text:p>
          </table:table-cell>
          <table:table-cell office:value-type="float" office:value="1" calcext:value-type="float">
            <text:p>1</text:p>
          </table:table-cell>
          <table:table-cell office:value-type="float" office:value="0.00563764572143555" calcext:value-type="float">
            <text:p>0.00563764572143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151785850524902" calcext:value-type="float">
            <text:p>0.151785850524902</text:p>
          </table:table-cell>
          <table:table-cell office:value-type="float" office:value="0.79" calcext:value-type="float">
            <text:p>0.79</text:p>
          </table:table-cell>
          <table:table-cell office:value-type="float" office:value="0.00292706489562988" calcext:value-type="float">
            <text:p>0.00292706489563</text:p>
          </table:table-cell>
          <table:table-cell office:value-type="float" office:value="0.77" calcext:value-type="float">
            <text:p>0.77</text:p>
          </table:table-cell>
          <table:table-cell office:value-type="float" office:value="0.17830491065979" calcext:value-type="float">
            <text:p>0.17830491065979</text:p>
          </table:table-cell>
          <table:table-cell office:value-type="float" office:value="0.99" calcext:value-type="float">
            <text:p>0.99</text:p>
          </table:table-cell>
          <table:table-cell office:value-type="float" office:value="0.00388574600219727" calcext:value-type="float">
            <text:p>0.00388574600219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22274684906006" calcext:value-type="float">
            <text:p>0.322274684906006</text:p>
          </table:table-cell>
          <table:table-cell office:value-type="float" office:value="1" calcext:value-type="float">
            <text:p>1</text:p>
          </table:table-cell>
          <table:table-cell office:value-type="float" office:value="0.00555801391601563" calcext:value-type="float">
            <text:p>0.00555801391601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179017782211304" calcext:value-type="float">
            <text:p>0.179017782211304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295162200927734" calcext:value-type="float">
            <text:p>0.002951622009277</text:p>
          </table:table-cell>
          <table:table-cell office:value-type="float" office:value="0.78" calcext:value-type="float">
            <text:p>0.78</text:p>
          </table:table-cell>
          <table:table-cell office:value-type="float" office:value="0.150165796279907" calcext:value-type="float">
            <text:p>0.150165796279907</text:p>
          </table:table-cell>
          <table:table-cell office:value-type="float" office:value="0.98" calcext:value-type="float">
            <text:p>0.98</text:p>
          </table:table-cell>
          <table:table-cell office:value-type="float" office:value="0.00388741493225098" calcext:value-type="float">
            <text:p>0.003887414932251</text:p>
          </table:table-cell>
          <table:table-cell office:value-type="float" office:value="0.98" calcext:value-type="float">
            <text:p>0.98</text:p>
          </table:table-cell>
          <table:table-cell office:value-type="float" office:value="0.224594354629517" calcext:value-type="float">
            <text:p>0.224594354629517</text:p>
          </table:table-cell>
          <table:table-cell office:value-type="float" office:value="1" calcext:value-type="float">
            <text:p>1</text:p>
          </table:table-cell>
          <table:table-cell office:value-type="float" office:value="0.00533628463745117" calcext:value-type="float">
            <text:p>0.00533628463745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172021865844727" calcext:value-type="float">
            <text:p>0.172021865844727</text:p>
          </table:table-cell>
          <table:table-cell office:value-type="float" office:value="0.83" calcext:value-type="float">
            <text:p>0.83</text:p>
          </table:table-cell>
          <table:table-cell office:value-type="float" office:value="0.00318169593811035" calcext:value-type="float">
            <text:p>0.00318169593811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058933258057" calcext:value-type="float">
            <text:p>0.154058933258057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87978553771973" calcext:value-type="float">
            <text:p>0.00387978553772</text:p>
          </table:table-cell>
          <table:table-cell office:value-type="float" office:value="0.98" calcext:value-type="float">
            <text:p>0.98</text:p>
          </table:table-cell>
          <table:table-cell office:value-type="float" office:value="0.272607564926147" calcext:value-type="float">
            <text:p>0.272607564926147</text:p>
          </table:table-cell>
          <table:table-cell office:value-type="float" office:value="1" calcext:value-type="float">
            <text:p>1</text:p>
          </table:table-cell>
          <table:table-cell office:value-type="float" office:value="0.0052640438079834" calcext:value-type="float">
            <text:p>0.00526404380798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146392583847046" calcext:value-type="float">
            <text:p>0.146392583847046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31287670135498" calcext:value-type="float">
            <text:p>0.00312876701355</text:p>
          </table:table-cell>
          <table:table-cell office:value-type="float" office:value="0.82" calcext:value-type="float">
            <text:p>0.82</text:p>
          </table:table-cell>
          <table:table-cell office:value-type="float" office:value="0.14945125579834" calcext:value-type="float">
            <text:p>0.14945125579834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0584259033203" calcext:value-type="float">
            <text:p>0.0036058425903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198598146438599" calcext:value-type="float">
            <text:p>0.198598146438599</text:p>
          </table:table-cell>
          <table:table-cell office:value-type="float" office:value="1" calcext:value-type="float">
            <text:p>1</text:p>
          </table:table-cell>
          <table:table-cell office:value-type="float" office:value="0.00532746315002441" calcext:value-type="float">
            <text:p>0.00532746315002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166763305664063" calcext:value-type="float">
            <text:p>0.166763305664063</text:p>
          </table:table-cell>
          <table:table-cell office:value-type="float" office:value="0.83" calcext:value-type="float">
            <text:p>0.83</text:p>
          </table:table-cell>
          <table:table-cell office:value-type="float" office:value="0.00400447845458984" calcext:value-type="float">
            <text:p>0.00400447845459</text:p>
          </table:table-cell>
          <table:table-cell office:value-type="float" office:value="0.8" calcext:value-type="float">
            <text:p>0.8</text:p>
          </table:table-cell>
          <table:table-cell office:value-type="float" office:value="0.15102481842041" calcext:value-type="float">
            <text:p>0.15102481842041</text:p>
          </table:table-cell>
          <table:table-cell office:value-type="float" office:value="0.96" calcext:value-type="float">
            <text:p>0.96</text:p>
          </table:table-cell>
          <table:table-cell office:value-type="float" office:value="0.00349545478820801" calcext:value-type="float">
            <text:p>0.003495454788208</text:p>
          </table:table-cell>
          <table:table-cell office:value-type="float" office:value="0.97" calcext:value-type="float">
            <text:p>0.97</text:p>
          </table:table-cell>
          <table:table-cell office:value-type="float" office:value="0.286479949951172" calcext:value-type="float">
            <text:p>0.286479949951172</text:p>
          </table:table-cell>
          <table:table-cell office:value-type="float" office:value="1" calcext:value-type="float">
            <text:p>1</text:p>
          </table:table-cell>
          <table:table-cell office:value-type="float" office:value="0.0063939094543457" calcext:value-type="float">
            <text:p>0.00639390945434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203483104705811" calcext:value-type="float">
            <text:p>0.2034831047058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36551666259766" calcext:value-type="float">
            <text:p>0.003365516662598</text:p>
          </table:table-cell>
          <table:table-cell office:value-type="float" office:value="0.84" calcext:value-type="float">
            <text:p>0.84</text:p>
          </table:table-cell>
          <table:table-cell office:value-type="float" office:value="0.157077312469482" calcext:value-type="float">
            <text:p>0.157077312469482</text:p>
          </table:table-cell>
          <table:table-cell office:value-type="float" office:value="0.98" calcext:value-type="float">
            <text:p>0.98</text:p>
          </table:table-cell>
          <table:table-cell office:value-type="float" office:value="0.00420498847961426" calcext:value-type="float">
            <text:p>0.004204988479614</text:p>
          </table:table-cell>
          <table:table-cell office:value-type="float" office:value="0.985" calcext:value-type="float">
            <text:p>0.985</text:p>
          </table:table-cell>
          <table:table-cell office:value-type="float" office:value="0.2074294090271" calcext:value-type="float">
            <text:p>0.2074294090271</text:p>
          </table:table-cell>
          <table:table-cell office:value-type="float" office:value="1" calcext:value-type="float">
            <text:p>1</text:p>
          </table:table-cell>
          <table:table-cell office:value-type="float" office:value="0.00583076477050781" calcext:value-type="float">
            <text:p>0.00583076477050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142099142074585" calcext:value-type="float">
            <text:p>0.142099142074585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632682800293" calcext:value-type="float">
            <text:p>0.003463268280029</text:p>
          </table:table-cell>
          <table:table-cell office:value-type="float" office:value="0.8" calcext:value-type="float">
            <text:p>0.8</text:p>
          </table:table-cell>
          <table:table-cell office:value-type="float" office:value="0.157973051071167" calcext:value-type="float">
            <text:p>0.157973051071167</text:p>
          </table:table-cell>
          <table:table-cell office:value-type="float" office:value="0.96" calcext:value-type="float">
            <text:p>0.96</text:p>
          </table:table-cell>
          <table:table-cell office:value-type="float" office:value="0.00386810302734375" calcext:value-type="float">
            <text:p>0.003868103027344</text:p>
          </table:table-cell>
          <table:table-cell office:value-type="float" office:value="0.96" calcext:value-type="float">
            <text:p>0.96</text:p>
          </table:table-cell>
          <table:table-cell office:value-type="float" office:value="0.201570749282837" calcext:value-type="float">
            <text:p>0.201570749282837</text:p>
          </table:table-cell>
          <table:table-cell office:value-type="float" office:value="1" calcext:value-type="float">
            <text:p>1</text:p>
          </table:table-cell>
          <table:table-cell office:value-type="float" office:value="0.00530648231506348" calcext:value-type="float">
            <text:p>0.00530648231506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143645286560059" calcext:value-type="float">
            <text:p>0.143645286560059</text:p>
          </table:table-cell>
          <table:table-cell office:value-type="float" office:value="0.82" calcext:value-type="float">
            <text:p>0.82</text:p>
          </table:table-cell>
          <table:table-cell office:value-type="float" office:value="0.0035862922668457" calcext:value-type="float">
            <text:p>0.003586292266846</text:p>
          </table:table-cell>
          <table:table-cell office:value-type="float" office:value="0.775" calcext:value-type="float">
            <text:p>0.775</text:p>
          </table:table-cell>
          <table:table-cell office:value-type="float" office:value="0.162172794342041" calcext:value-type="float">
            <text:p>0.162172794342041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7896766662598" calcext:value-type="float">
            <text:p>0.00397896766662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1755523681641" calcext:value-type="float">
            <text:p>0.201755523681641</text:p>
          </table:table-cell>
          <table:table-cell office:value-type="float" office:value="1" calcext:value-type="float">
            <text:p>1</text:p>
          </table:table-cell>
          <table:table-cell office:value-type="float" office:value="0.00567936897277832" calcext:value-type="float">
            <text:p>0.00567936897277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14098048210144" calcext:value-type="float">
            <text:p>0.14098048210144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5969200134277" calcext:value-type="float">
            <text:p>0.003459692001343</text:p>
          </table:table-cell>
          <table:table-cell office:value-type="float" office:value="0.8" calcext:value-type="float">
            <text:p>0.8</text:p>
          </table:table-cell>
          <table:table-cell office:value-type="float" office:value="0.156254053115845" calcext:value-type="float">
            <text:p>0.156254053115845</text:p>
          </table:table-cell>
          <table:table-cell office:value-type="float" office:value="0.98" calcext:value-type="float">
            <text:p>0.98</text:p>
          </table:table-cell>
          <table:table-cell office:value-type="float" office:value="0.00384926795959473" calcext:value-type="float">
            <text:p>0.0038492679595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1060056686401" calcext:value-type="float">
            <text:p>0.201060056686401</text:p>
          </table:table-cell>
          <table:table-cell office:value-type="float" office:value="1" calcext:value-type="float">
            <text:p>1</text:p>
          </table:table-cell>
          <table:table-cell office:value-type="float" office:value="0.00585746765136719" calcext:value-type="float">
            <text:p>0.0058574676513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143999576568604" calcext:value-type="float">
            <text:p>0.143999576568604</text:p>
          </table:table-cell>
          <table:table-cell office:value-type="float" office:value="0.78" calcext:value-type="float">
            <text:p>0.78</text:p>
          </table:table-cell>
          <table:table-cell office:value-type="float" office:value="0.00340151786804199" calcext:value-type="float">
            <text:p>0.003401517868042</text:p>
          </table:table-cell>
          <table:table-cell office:value-type="float" office:value="0.755" calcext:value-type="float">
            <text:p>0.755</text:p>
          </table:table-cell>
          <table:table-cell office:value-type="float" office:value="0.158160448074341" calcext:value-type="float">
            <text:p>0.158160448074341</text:p>
          </table:table-cell>
          <table:table-cell office:value-type="float" office:value="0.95" calcext:value-type="float">
            <text:p>0.95</text:p>
          </table:table-cell>
          <table:table-cell office:value-type="float" office:value="0.00411844253540039" calcext:value-type="float">
            <text:p>0.0041184425354</text:p>
          </table:table-cell>
          <table:table-cell office:value-type="float" office:value="0.95" calcext:value-type="float">
            <text:p>0.95</text:p>
          </table:table-cell>
          <table:table-cell office:value-type="float" office:value="0.212736129760742" calcext:value-type="float">
            <text:p>0.212736129760742</text:p>
          </table:table-cell>
          <table:table-cell office:value-type="float" office:value="1" calcext:value-type="float">
            <text:p>1</text:p>
          </table:table-cell>
          <table:table-cell office:value-type="float" office:value="0.00529193878173828" calcext:value-type="float">
            <text:p>0.0052919387817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140172958374023" calcext:value-type="float">
            <text:p>0.140172958374023</text:p>
          </table:table-cell>
          <table:table-cell office:value-type="float" office:value="0.8" calcext:value-type="float">
            <text:p>0.8</text:p>
          </table:table-cell>
          <table:table-cell office:value-type="float" office:value="0.00380373001098633" calcext:value-type="float">
            <text:p>0.003803730010986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7067060470581" calcext:value-type="float">
            <text:p>0.157067060470581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1817092895508" calcext:value-type="float">
            <text:p>0.003918170928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216466903686523" calcext:value-type="float">
            <text:p>0.216466903686523</text:p>
          </table:table-cell>
          <table:table-cell office:value-type="float" office:value="1" calcext:value-type="float">
            <text:p>1</text:p>
          </table:table-cell>
          <table:table-cell office:value-type="float" office:value="0.00517344474792481" calcext:value-type="float">
            <text:p>0.00517344474792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144009113311768" calcext:value-type="float">
            <text:p>0.14400911331176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36360931396484" calcext:value-type="float">
            <text:p>0.003363609313965</text:p>
          </table:table-cell>
          <table:table-cell office:value-type="float" office:value="0.815" calcext:value-type="float">
            <text:p>0.815</text:p>
          </table:table-cell>
          <table:table-cell office:value-type="float" office:value="0.179696083068848" calcext:value-type="float">
            <text:p>0.179696083068848</text:p>
          </table:table-cell>
          <table:table-cell office:value-type="float" office:value="0.96" calcext:value-type="float">
            <text:p>0.96</text:p>
          </table:table-cell>
          <table:table-cell office:value-type="float" office:value="0.00441670417785645" calcext:value-type="float">
            <text:p>0.004416704177856</text:p>
          </table:table-cell>
          <table:table-cell office:value-type="float" office:value="0.965" calcext:value-type="float">
            <text:p>0.965</text:p>
          </table:table-cell>
          <table:table-cell office:value-type="float" office:value="0.232326984405518" calcext:value-type="float">
            <text:p>0.232326984405518</text:p>
          </table:table-cell>
          <table:table-cell office:value-type="float" office:value="1" calcext:value-type="float">
            <text:p>1</text:p>
          </table:table-cell>
          <table:table-cell office:value-type="float" office:value="0.00590801239013672" calcext:value-type="float">
            <text:p>0.0059080123901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141954183578491" calcext:value-type="float">
            <text:p>0.141954183578491</text:p>
          </table:table-cell>
          <table:table-cell office:value-type="float" office:value="0.82" calcext:value-type="float">
            <text:p>0.82</text:p>
          </table:table-cell>
          <table:table-cell office:value-type="float" office:value="0.00359821319580078" calcext:value-type="float">
            <text:p>0.003598213195801</text:p>
          </table:table-cell>
          <table:table-cell office:value-type="float" office:value="0.815" calcext:value-type="float">
            <text:p>0.815</text:p>
          </table:table-cell>
          <table:table-cell office:value-type="float" office:value="0.159456014633179" calcext:value-type="float">
            <text:p>0.159456014633179</text:p>
          </table:table-cell>
          <table:table-cell office:value-type="float" office:value="0.97" calcext:value-type="float">
            <text:p>0.97</text:p>
          </table:table-cell>
          <table:table-cell office:value-type="float" office:value="0.00368309020996094" calcext:value-type="float">
            <text:p>0.003683090209961</text:p>
          </table:table-cell>
          <table:table-cell office:value-type="float" office:value="0.97" calcext:value-type="float">
            <text:p>0.97</text:p>
          </table:table-cell>
          <table:table-cell office:value-type="float" office:value="0.205007314682007" calcext:value-type="float">
            <text:p>0.205007314682007</text:p>
          </table:table-cell>
          <table:table-cell office:value-type="float" office:value="1" calcext:value-type="float">
            <text:p>1</text:p>
          </table:table-cell>
          <table:table-cell office:value-type="float" office:value="0.00549554824829102" calcext:value-type="float">
            <text:p>0.00549554824829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143341064453125" calcext:value-type="float">
            <text:p>0.14334106445312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32355499267578" calcext:value-type="float">
            <text:p>0.003323554992676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6845331192017" calcext:value-type="float">
            <text:p>0.156845331192017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403904914855957" calcext:value-type="float">
            <text:p>0.004039049148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3617811203003" calcext:value-type="float">
            <text:p>0.203617811203003</text:p>
          </table:table-cell>
          <table:table-cell office:value-type="float" office:value="1" calcext:value-type="float">
            <text:p>1</text:p>
          </table:table-cell>
          <table:table-cell office:value-type="float" office:value="0.00546693801879883" calcext:value-type="float">
            <text:p>0.00546693801879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142679214477539" calcext:value-type="float">
            <text:p>0.14267921447753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27682495117188" calcext:value-type="float">
            <text:p>0.003276824951172</text:p>
          </table:table-cell>
          <table:table-cell office:value-type="float" office:value="0.815" calcext:value-type="float">
            <text:p>0.815</text:p>
          </table:table-cell>
          <table:table-cell office:value-type="float" office:value="0.159706115722656" calcext:value-type="float">
            <text:p>0.159706115722656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66401672363281" calcext:value-type="float">
            <text:p>0.003664016723633</text:p>
          </table:table-cell>
          <table:table-cell office:value-type="float" office:value="0.97" calcext:value-type="float">
            <text:p>0.97</text:p>
          </table:table-cell>
          <table:table-cell office:value-type="float" office:value="0.206694364547729" calcext:value-type="float">
            <text:p>0.206694364547729</text:p>
          </table:table-cell>
          <table:table-cell office:value-type="float" office:value="1" calcext:value-type="float">
            <text:p>1</text:p>
          </table:table-cell>
          <table:table-cell office:value-type="float" office:value="0.00527715682983398" calcext:value-type="float">
            <text:p>0.00527715682983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142306089401245" calcext:value-type="float">
            <text:p>0.142306089401245</text:p>
          </table:table-cell>
          <table:table-cell office:value-type="float" office:value="0.85" calcext:value-type="float">
            <text:p>0.85</text:p>
          </table:table-cell>
          <table:table-cell office:value-type="float" office:value="0.00338363647460938" calcext:value-type="float">
            <text:p>0.003383636474609</text:p>
          </table:table-cell>
          <table:table-cell office:value-type="float" office:value="0.84" calcext:value-type="float">
            <text:p>0.84</text:p>
          </table:table-cell>
          <table:table-cell office:value-type="float" office:value="0.184705018997192" calcext:value-type="float">
            <text:p>0.1847050189971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402283668518066" calcext:value-type="float">
            <text:p>0.004022836685181</text:p>
          </table:table-cell>
          <table:table-cell office:value-type="float" office:value="0.955" calcext:value-type="float">
            <text:p>0.955</text:p>
          </table:table-cell>
          <table:table-cell office:value-type="float" office:value="0.227117300033569" calcext:value-type="float">
            <text:p>0.227117300033569</text:p>
          </table:table-cell>
          <table:table-cell office:value-type="float" office:value="1" calcext:value-type="float">
            <text:p>1</text:p>
          </table:table-cell>
          <table:table-cell office:value-type="float" office:value="0.00585627555847168" calcext:value-type="float">
            <text:p>0.00585627555847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147948265075684" calcext:value-type="float">
            <text:p>0.147948265075684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354671478271484" calcext:value-type="float">
            <text:p>0.0035467147827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159510374069214" calcext:value-type="float">
            <text:p>0.159510374069214</text:p>
          </table:table-cell>
          <table:table-cell office:value-type="float" office:value="0.99" calcext:value-type="float">
            <text:p>0.99</text:p>
          </table:table-cell>
          <table:table-cell office:value-type="float" office:value="0.00365638732910156" calcext:value-type="float">
            <text:p>0.003656387329102</text:p>
          </table:table-cell>
          <table:table-cell office:value-type="float" office:value="0.98" calcext:value-type="float">
            <text:p>0.98</text:p>
          </table:table-cell>
          <table:table-cell office:value-type="float" office:value="0.422352313995361" calcext:value-type="float">
            <text:p>0.422352313995361</text:p>
          </table:table-cell>
          <table:table-cell office:value-type="float" office:value="1" calcext:value-type="float">
            <text:p>1</text:p>
          </table:table-cell>
          <table:table-cell office:value-type="float" office:value="0.00573182106018066" calcext:value-type="float">
            <text:p>0.0057318210601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133166074752808" calcext:value-type="float">
            <text:p>0.133166074752808</text:p>
          </table:table-cell>
          <table:table-cell office:value-type="float" office:value="0.83" calcext:value-type="float">
            <text:p>0.83</text:p>
          </table:table-cell>
          <table:table-cell office:value-type="float" office:value="0.00303864479064941" calcext:value-type="float">
            <text:p>0.003038644790649</text:p>
          </table:table-cell>
          <table:table-cell office:value-type="float" office:value="0.805" calcext:value-type="float">
            <text:p>0.805</text:p>
          </table:table-cell>
          <table:table-cell office:value-type="float" office:value="0.206493616104126" calcext:value-type="float">
            <text:p>0.206493616104126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94988059997559" calcext:value-type="float">
            <text:p>0.003949880599976</text:p>
          </table:table-cell>
          <table:table-cell office:value-type="float" office:value="0.99" calcext:value-type="float">
            <text:p>0.99</text:p>
          </table:table-cell>
          <table:table-cell office:value-type="float" office:value="0.305220603942871" calcext:value-type="float">
            <text:p>0.305220603942871</text:p>
          </table:table-cell>
          <table:table-cell office:value-type="float" office:value="1" calcext:value-type="float">
            <text:p>1</text:p>
          </table:table-cell>
          <table:table-cell office:value-type="float" office:value="0.0131461620330811" calcext:value-type="float">
            <text:p>0.0131461620330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174135208129883" calcext:value-type="float">
            <text:p>0.174135208129883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37188148498535" calcext:value-type="float">
            <text:p>0.004371881484985</text:p>
          </table:table-cell>
          <table:table-cell office:value-type="float" office:value="0.8" calcext:value-type="float">
            <text:p>0.8</text:p>
          </table:table-cell>
          <table:table-cell office:value-type="float" office:value="0.156802415847778" calcext:value-type="float">
            <text:p>0.156802415847778</text:p>
          </table:table-cell>
          <table:table-cell office:value-type="float" office:value="0.98" calcext:value-type="float">
            <text:p>0.98</text:p>
          </table:table-cell>
          <table:table-cell office:value-type="float" office:value="0.00374126434326172" calcext:value-type="float">
            <text:p>0.003741264343262</text:p>
          </table:table-cell>
          <table:table-cell office:value-type="float" office:value="0.98" calcext:value-type="float">
            <text:p>0.98</text:p>
          </table:table-cell>
          <table:table-cell office:value-type="float" office:value="0.406026363372803" calcext:value-type="float">
            <text:p>0.406026363372803</text:p>
          </table:table-cell>
          <table:table-cell office:value-type="float" office:value="1" calcext:value-type="float">
            <text:p>1</text:p>
          </table:table-cell>
          <table:table-cell office:value-type="float" office:value="0.00518703460693359" calcext:value-type="float">
            <text:p>0.00518703460693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235742330551147" calcext:value-type="float">
            <text:p>0.235742330551147</text:p>
          </table:table-cell>
          <table:table-cell office:value-type="float" office:value="0.75" calcext:value-type="float">
            <text:p>0.75</text:p>
          </table:table-cell>
          <table:table-cell office:value-type="float" office:value="0.00337791442871094" calcext:value-type="float">
            <text:p>0.003377914428711</text:p>
          </table:table-cell>
          <table:table-cell office:value-type="float" office:value="0.74" calcext:value-type="float">
            <text:p>0.74</text:p>
          </table:table-cell>
          <table:table-cell office:value-type="float" office:value="0.324837207794189" calcext:value-type="float">
            <text:p>0.324837207794189</text:p>
          </table:table-cell>
          <table:table-cell office:value-type="float" office:value="0.97" calcext:value-type="float">
            <text:p>0.97</text:p>
          </table:table-cell>
          <table:table-cell office:value-type="float" office:value="0.00858139991760254" calcext:value-type="float">
            <text:p>0.008581399917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400865077972412" calcext:value-type="float">
            <text:p>0.400865077972412</text:p>
          </table:table-cell>
          <table:table-cell office:value-type="float" office:value="1" calcext:value-type="float">
            <text:p>1</text:p>
          </table:table-cell>
          <table:table-cell office:value-type="float" office:value="0.0130057334899902" calcext:value-type="float">
            <text:p>0.0130057334899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150108575820923" calcext:value-type="float">
            <text:p>0.150108575820923</text:p>
          </table:table-cell>
          <table:table-cell office:value-type="float" office:value="0.84" calcext:value-type="float">
            <text:p>0.84</text:p>
          </table:table-cell>
          <table:table-cell office:value-type="float" office:value="0.00240850448608398" calcext:value-type="float">
            <text:p>0.002408504486084</text:p>
          </table:table-cell>
          <table:table-cell office:value-type="float" office:value="0.855" calcext:value-type="float">
            <text:p>0.855</text:p>
          </table:table-cell>
          <table:table-cell office:value-type="float" office:value="0.201778888702393" calcext:value-type="float">
            <text:p>0.2017788887023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914096832275391" calcext:value-type="float">
            <text:p>0.009140968322754</text:p>
          </table:table-cell>
          <table:table-cell office:value-type="float" office:value="0.985" calcext:value-type="float">
            <text:p>0.985</text:p>
          </table:table-cell>
          <table:table-cell office:value-type="float" office:value="0.878051519393921" calcext:value-type="float">
            <text:p>0.87805151939392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112321376800537" calcext:value-type="float">
            <text:p>0.01123213768005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147876739501953" calcext:value-type="float">
            <text:p>0.147876739501953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231647491455078" calcext:value-type="float">
            <text:p>0.002316474914551</text:p>
          </table:table-cell>
          <table:table-cell office:value-type="float" office:value="0.79" calcext:value-type="float">
            <text:p>0.79</text:p>
          </table:table-cell>
          <table:table-cell office:value-type="float" office:value="0.15596604347229" calcext:value-type="float">
            <text:p>0.15596604347229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84402275085449" calcext:value-type="float">
            <text:p>0.003844022750854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6558103561401" calcext:value-type="float">
            <text:p>0.586558103561401</text:p>
          </table:table-cell>
          <table:table-cell office:value-type="float" office:value="1" calcext:value-type="float">
            <text:p>1</text:p>
          </table:table-cell>
          <table:table-cell office:value-type="float" office:value="0.0207080841064453" calcext:value-type="float">
            <text:p>0.02070808410644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16737699508667" calcext:value-type="float">
            <text:p>0.16737699508667</text:p>
          </table:table-cell>
          <table:table-cell office:value-type="float" office:value="0.83" calcext:value-type="float">
            <text:p>0.83</text:p>
          </table:table-cell>
          <table:table-cell office:value-type="float" office:value="0.00230693817138672" calcext:value-type="float">
            <text:p>0.002306938171387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273904800415" calcext:value-type="float">
            <text:p>0.15273904800415</text:p>
          </table:table-cell>
          <table:table-cell office:value-type="float" office:value="0.99" calcext:value-type="float">
            <text:p>0.99</text:p>
          </table:table-cell>
          <table:table-cell office:value-type="float" office:value="0.00368642807006836" calcext:value-type="float">
            <text:p>0.003686428070068</text:p>
          </table:table-cell>
          <table:table-cell office:value-type="float" office:value="0.98" calcext:value-type="float">
            <text:p>0.98</text:p>
          </table:table-cell>
          <table:table-cell office:value-type="float" office:value="0.388055324554443" calcext:value-type="float">
            <text:p>0.388055324554443</text:p>
          </table:table-cell>
          <table:table-cell office:value-type="float" office:value="1" calcext:value-type="float">
            <text:p>1</text:p>
          </table:table-cell>
          <table:table-cell office:value-type="float" office:value="0.00547027587890625" calcext:value-type="float">
            <text:p>0.00547027587890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177579879760742" calcext:value-type="float">
            <text:p>0.177579879760742</text:p>
          </table:table-cell>
          <table:table-cell office:value-type="float" office:value="0.84" calcext:value-type="float">
            <text:p>0.84</text:p>
          </table:table-cell>
          <table:table-cell office:value-type="float" office:value="0.0033104419708252" calcext:value-type="float">
            <text:p>0.003310441970825</text:p>
          </table:table-cell>
          <table:table-cell office:value-type="float" office:value="0.82" calcext:value-type="float">
            <text:p>0.82</text:p>
          </table:table-cell>
          <table:table-cell office:value-type="float" office:value="0.152377367019653" calcext:value-type="float">
            <text:p>0.15237736701965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68762016296387" calcext:value-type="float">
            <text:p>0.003687620162964</text:p>
          </table:table-cell>
          <table:table-cell office:value-type="float" office:value="0.96" calcext:value-type="float">
            <text:p>0.96</text:p>
          </table:table-cell>
          <table:table-cell office:value-type="float" office:value="0.202979326248169" calcext:value-type="float">
            <text:p>0.202979326248169</text:p>
          </table:table-cell>
          <table:table-cell office:value-type="float" office:value="1" calcext:value-type="float">
            <text:p>1</text:p>
          </table:table-cell>
          <table:table-cell office:value-type="float" office:value="0.00581955909729004" calcext:value-type="float">
            <text:p>0.0058195590972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158047199249268" calcext:value-type="float">
            <text:p>0.158047199249268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297093391418457" calcext:value-type="float">
            <text:p>0.002970933914185</text:p>
          </table:table-cell>
          <table:table-cell office:value-type="float" office:value="0.82" calcext:value-type="float">
            <text:p>0.82</text:p>
          </table:table-cell>
          <table:table-cell office:value-type="float" office:value="0.153805494308472" calcext:value-type="float">
            <text:p>0.153805494308472</text:p>
          </table:table-cell>
          <table:table-cell office:value-type="float" office:value="0.96" calcext:value-type="float">
            <text:p>0.96</text:p>
          </table:table-cell>
          <table:table-cell office:value-type="float" office:value="0.00382876396179199" calcext:value-type="float">
            <text:p>0.003828763961792</text:p>
          </table:table-cell>
          <table:table-cell office:value-type="float" office:value="0.955" calcext:value-type="float">
            <text:p>0.955</text:p>
          </table:table-cell>
          <table:table-cell office:value-type="float" office:value="0.384284257888794" calcext:value-type="float">
            <text:p>0.384284257888794</text:p>
          </table:table-cell>
          <table:table-cell office:value-type="float" office:value="1" calcext:value-type="float">
            <text:p>1</text:p>
          </table:table-cell>
          <table:table-cell office:value-type="float" office:value="0.0075383186340332" calcext:value-type="float">
            <text:p>0.0075383186340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173661470413208" calcext:value-type="float">
            <text:p>0.173661470413208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05867195129395" calcext:value-type="float">
            <text:p>0.003058671951294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076099395752" calcext:value-type="float">
            <text:p>0.154076099395752</text:p>
          </table:table-cell>
          <table:table-cell office:value-type="float" office:value="0.98" calcext:value-type="float">
            <text:p>0.98</text:p>
          </table:table-cell>
          <table:table-cell office:value-type="float" office:value="0.00421500205993652" calcext:value-type="float">
            <text:p>0.004215002059937</text:p>
          </table:table-cell>
          <table:table-cell office:value-type="float" office:value="0.985" calcext:value-type="float">
            <text:p>0.985</text:p>
          </table:table-cell>
          <table:table-cell office:value-type="float" office:value="0.29510760307312" calcext:value-type="float">
            <text:p>0.29510760307312</text:p>
          </table:table-cell>
          <table:table-cell office:value-type="float" office:value="1" calcext:value-type="float">
            <text:p>1</text:p>
          </table:table-cell>
          <table:table-cell office:value-type="float" office:value="0.00535368919372559" calcext:value-type="float">
            <text:p>0.00535368919372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171268701553345" calcext:value-type="float">
            <text:p>0.171268701553345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296211242675781" calcext:value-type="float">
            <text:p>0.002962112426758</text:p>
          </table:table-cell>
          <table:table-cell office:value-type="float" office:value="0.81" calcext:value-type="float">
            <text:p>0.81</text:p>
          </table:table-cell>
          <table:table-cell office:value-type="float" office:value="0.152622699737549" calcext:value-type="float">
            <text:p>0.1526226997375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86142730712891" calcext:value-type="float">
            <text:p>0.003861427307129</text:p>
          </table:table-cell>
          <table:table-cell office:value-type="float" office:value="0.98" calcext:value-type="float">
            <text:p>0.98</text:p>
          </table:table-cell>
          <table:table-cell office:value-type="float" office:value="0.211440801620483" calcext:value-type="float">
            <text:p>0.211440801620483</text:p>
          </table:table-cell>
          <table:table-cell office:value-type="float" office:value="1" calcext:value-type="float">
            <text:p>1</text:p>
          </table:table-cell>
          <table:table-cell office:value-type="float" office:value="0.00592947006225586" calcext:value-type="float">
            <text:p>0.0059294700622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151570081710815" calcext:value-type="float">
            <text:p>0.151570081710815</text:p>
          </table:table-cell>
          <table:table-cell office:value-type="float" office:value="0.84" calcext:value-type="float">
            <text:p>0.84</text:p>
          </table:table-cell>
          <table:table-cell office:value-type="float" office:value="0.00224828720092773" calcext:value-type="float">
            <text:p>0.002248287200928</text:p>
          </table:table-cell>
          <table:table-cell office:value-type="float" office:value="0.825" calcext:value-type="float">
            <text:p>0.825</text:p>
          </table:table-cell>
          <table:table-cell office:value-type="float" office:value="0.156584024429321" calcext:value-type="float">
            <text:p>0.15658402442932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357198715209961" calcext:value-type="float">
            <text:p>0.0035719871521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3430337905884" calcext:value-type="float">
            <text:p>0.283430337905884</text:p>
          </table:table-cell>
          <table:table-cell office:value-type="float" office:value="1" calcext:value-type="float">
            <text:p>1</text:p>
          </table:table-cell>
          <table:table-cell office:value-type="float" office:value="0.00539135932922363" calcext:value-type="float">
            <text:p>0.00539135932922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131298065185547" calcext:value-type="float">
            <text:p>0.131298065185547</text:p>
          </table:table-cell>
          <table:table-cell office:value-type="float" office:value="0.79" calcext:value-type="float">
            <text:p>0.79</text:p>
          </table:table-cell>
          <table:table-cell office:value-type="float" office:value="0.00234365463256836" calcext:value-type="float">
            <text:p>0.002343654632568</text:p>
          </table:table-cell>
          <table:table-cell office:value-type="float" office:value="0.78" calcext:value-type="float">
            <text:p>0.78</text:p>
          </table:table-cell>
          <table:table-cell office:value-type="float" office:value="0.153663158416748" calcext:value-type="float">
            <text:p>0.153663158416748</text:p>
          </table:table-cell>
          <table:table-cell office:value-type="float" office:value="0.98" calcext:value-type="float">
            <text:p>0.98</text:p>
          </table:table-cell>
          <table:table-cell office:value-type="float" office:value="0.00410938262939453" calcext:value-type="float">
            <text:p>0.004109382629395</text:p>
          </table:table-cell>
          <table:table-cell office:value-type="float" office:value="0.97" calcext:value-type="float">
            <text:p>0.97</text:p>
          </table:table-cell>
          <table:table-cell office:value-type="float" office:value="0.208811044692993" calcext:value-type="float">
            <text:p>0.208811044692993</text:p>
          </table:table-cell>
          <table:table-cell office:value-type="float" office:value="1" calcext:value-type="float">
            <text:p>1</text:p>
          </table:table-cell>
          <table:table-cell office:value-type="float" office:value="0.00566244125366211" calcext:value-type="float">
            <text:p>0.00566244125366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134098291397095" calcext:value-type="float">
            <text:p>0.134098291397095</text:p>
          </table:table-cell>
          <table:table-cell office:value-type="float" office:value="0.81" calcext:value-type="float">
            <text:p>0.81</text:p>
          </table:table-cell>
          <table:table-cell office:value-type="float" office:value="0.00242757797241211" calcext:value-type="float">
            <text:p>0.002427577972412</text:p>
          </table:table-cell>
          <table:table-cell office:value-type="float" office:value="0.78" calcext:value-type="float">
            <text:p>0.78</text:p>
          </table:table-cell>
          <table:table-cell office:value-type="float" office:value="0.152448654174805" calcext:value-type="float">
            <text:p>0.1524486541748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351452827453613" calcext:value-type="float">
            <text:p>0.003514528274536</text:p>
          </table:table-cell>
          <table:table-cell office:value-type="float" office:value="0.94" calcext:value-type="float">
            <text:p>0.94</text:p>
          </table:table-cell>
          <table:table-cell office:value-type="float" office:value="0.23989725112915" calcext:value-type="float">
            <text:p>0.23989725112915</text:p>
          </table:table-cell>
          <table:table-cell office:value-type="float" office:value="1" calcext:value-type="float">
            <text:p>1</text:p>
          </table:table-cell>
          <table:table-cell office:value-type="float" office:value="0.0127410888671875" calcext:value-type="float">
            <text:p>0.01274108886718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133334398269653" calcext:value-type="float">
            <text:p>0.133334398269653</text:p>
          </table:table-cell>
          <table:table-cell office:value-type="float" office:value="0.81" calcext:value-type="float">
            <text:p>0.81</text:p>
          </table:table-cell>
          <table:table-cell office:value-type="float" office:value="0.00306916236877441" calcext:value-type="float">
            <text:p>0.003069162368774</text:p>
          </table:table-cell>
          <table:table-cell office:value-type="float" office:value="0.765" calcext:value-type="float">
            <text:p>0.765</text:p>
          </table:table-cell>
          <table:table-cell office:value-type="float" office:value="0.153605699539185" calcext:value-type="float">
            <text:p>0.15360569953918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9753112792969" calcext:value-type="float">
            <text:p>0.00379753112793</text:p>
          </table:table-cell>
          <table:table-cell office:value-type="float" office:value="0.98" calcext:value-type="float">
            <text:p>0.98</text:p>
          </table:table-cell>
          <table:table-cell office:value-type="float" office:value="0.308932304382324" calcext:value-type="float">
            <text:p>0.308932304382324</text:p>
          </table:table-cell>
          <table:table-cell office:value-type="float" office:value="1" calcext:value-type="float">
            <text:p>1</text:p>
          </table:table-cell>
          <table:table-cell office:value-type="float" office:value="0.00502920150756836" calcext:value-type="float">
            <text:p>0.0050292015075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180863857269287" calcext:value-type="float">
            <text:p>0.180863857269287</text:p>
          </table:table-cell>
          <table:table-cell office:value-type="float" office:value="0.8" calcext:value-type="float">
            <text:p>0.8</text:p>
          </table:table-cell>
          <table:table-cell office:value-type="float" office:value="0.00364470481872559" calcext:value-type="float">
            <text:p>0.003644704818726</text:p>
          </table:table-cell>
          <table:table-cell office:value-type="float" office:value="0.77" calcext:value-type="float">
            <text:p>0.77</text:p>
          </table:table-cell>
          <table:table-cell office:value-type="float" office:value="0.151082992553711" calcext:value-type="float">
            <text:p>0.15108299255371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463737487793" calcext:value-type="float">
            <text:p>0.003646373748779</text:p>
          </table:table-cell>
          <table:table-cell office:value-type="float" office:value="0.98" calcext:value-type="float">
            <text:p>0.98</text:p>
          </table:table-cell>
          <table:table-cell office:value-type="float" office:value="0.21341872215271" calcext:value-type="float">
            <text:p>0.2134187221527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65552711486816" calcext:value-type="float">
            <text:p>0.0056555271148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13499927520752" calcext:value-type="float">
            <text:p>0.13499927520752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15237045288086" calcext:value-type="float">
            <text:p>0.0031523704528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151629686355591" calcext:value-type="float">
            <text:p>0.151629686355591</text:p>
          </table:table-cell>
          <table:table-cell office:value-type="float" office:value="0.98" calcext:value-type="float">
            <text:p>0.98</text:p>
          </table:table-cell>
          <table:table-cell office:value-type="float" office:value="0.00434732437133789" calcext:value-type="float">
            <text:p>0.004347324371338</text:p>
          </table:table-cell>
          <table:table-cell office:value-type="float" office:value="0.98" calcext:value-type="float">
            <text:p>0.98</text:p>
          </table:table-cell>
          <table:table-cell office:value-type="float" office:value="0.314491033554077" calcext:value-type="float">
            <text:p>0.314491033554077</text:p>
          </table:table-cell>
          <table:table-cell office:value-type="float" office:value="1" calcext:value-type="float">
            <text:p>1</text:p>
          </table:table-cell>
          <table:table-cell office:value-type="float" office:value="0.00523209571838379" calcext:value-type="float">
            <text:p>0.00523209571838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16348123550415" calcext:value-type="float">
            <text:p>0.16348123550415</text:p>
          </table:table-cell>
          <table:table-cell office:value-type="float" office:value="0.83" calcext:value-type="float">
            <text:p>0.83</text:p>
          </table:table-cell>
          <table:table-cell office:value-type="float" office:value="0.00327062606811523" calcext:value-type="float">
            <text:p>0.003270626068115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8777236938477" calcext:value-type="float">
            <text:p>0.158777236938477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478577613830566" calcext:value-type="float">
            <text:p>0.0047857761383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0016651153564" calcext:value-type="float">
            <text:p>0.290016651153564</text:p>
          </table:table-cell>
          <table:table-cell office:value-type="float" office:value="1" calcext:value-type="float">
            <text:p>1</text:p>
          </table:table-cell>
          <table:table-cell office:value-type="float" office:value="0.00504183769226074" calcext:value-type="float">
            <text:p>0.0050418376922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221:.B270])" office:value-type="float" office:value="0.153857116699219" calcext:value-type="float">
            <text:p>0.153857116699219</text:p>
          </table:table-cell>
          <table:table-cell table:formula="of:=AVERAGE([.C221:.C270])" office:value-type="float" office:value="0.8165" calcext:value-type="float">
            <text:p>0.8165</text:p>
          </table:table-cell>
          <table:table-cell table:formula="of:=AVERAGE([.D221:.D270])" office:value-type="float" office:value="0.00319028377532959" calcext:value-type="float">
            <text:p>0.00319028377533</text:p>
          </table:table-cell>
          <table:table-cell table:formula="of:=AVERAGE([.E221:.E270])" office:value-type="float" office:value="0.7976" calcext:value-type="float">
            <text:p>0.7976</text:p>
          </table:table-cell>
          <table:table-cell table:formula="of:=AVERAGE([.F221:.F270])" office:value-type="float" office:value="0.163380889892578" calcext:value-type="float">
            <text:p>0.163380889892578</text:p>
          </table:table-cell>
          <table:table-cell table:formula="of:=AVERAGE([.G221:.G270])" office:value-type="float" office:value="0.9739" calcext:value-type="float">
            <text:p>0.9739</text:p>
          </table:table-cell>
          <table:table-cell table:formula="of:=AVERAGE([.H221:.H270])" office:value-type="float" office:value="0.00408449649810791" calcext:value-type="float">
            <text:p>0.004084496498108</text:p>
          </table:table-cell>
          <table:table-cell table:formula="of:=AVERAGE([.I221:.I270])" office:value-type="float" office:value="0.9733" calcext:value-type="float">
            <text:p>0.9733</text:p>
          </table:table-cell>
          <table:table-cell table:formula="of:=AVERAGE([.J221:.J270])" office:value-type="float" office:value="0.277616457939148" calcext:value-type="float">
            <text:p>0.277616457939148</text:p>
          </table:table-cell>
          <table:table-cell table:formula="of:=AVERAGE([.K221:.K270])" office:value-type="float" office:value="0.9997" calcext:value-type="float">
            <text:p>0.9997</text:p>
          </table:table-cell>
          <table:table-cell table:formula="of:=AVERAGE([.L221:.L270])" office:value-type="float" office:value="0.00653800487518311" calcext:value-type="float">
            <text:p>0.006538004875183</text:p>
          </table:table-cell>
          <table:table-cell table:formula="of:=AVERAGE([.M221:.M270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272]" office:value-type="float" office:value="0.153857116699219" calcext:value-type="float">
            <text:p>0.153857116699219</text:p>
          </table:table-cell>
          <table:table-cell table:style-name="ce3" table:formula="of:=[.C272]" office:value-type="float" office:value="0.8165" calcext:value-type="float">
            <text:p>0.8165</text:p>
          </table:table-cell>
          <table:table-cell table:style-name="ce3" table:formula="of:=[.D272]" office:value-type="float" office:value="0.00319028377532959" calcext:value-type="float">
            <text:p>0.00319028377533</text:p>
          </table:table-cell>
          <table:table-cell table:style-name="ce3" table:formula="of:=[.E272]" office:value-type="float" office:value="0.7976" calcext:value-type="float">
            <text:p>0.7976</text:p>
          </table:table-cell>
          <table:table-cell table:style-name="ce3" table:formula="of:=[.B279]/[.D279]" office:value-type="float" office:value="48.2267809180466" calcext:value-type="float">
            <text:p>48.2267809180466</text:p>
          </table:table-cell>
          <table:table-cell table:style-name="ce3" table:formula="of:=[.E279]-[.C279]" office:value-type="float" office:value="-0.0188999999999999" calcext:value-type="float">
            <text:p>-0.018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272]" office:value-type="float" office:value="0.163380889892578" calcext:value-type="float">
            <text:p>0.163380889892578</text:p>
          </table:table-cell>
          <table:table-cell table:style-name="ce3" table:formula="of:=[.G272]" office:value-type="float" office:value="0.9739" calcext:value-type="float">
            <text:p>0.9739</text:p>
          </table:table-cell>
          <table:table-cell table:style-name="ce3" table:formula="of:=[.H272]" office:value-type="float" office:value="0.00408449649810791" calcext:value-type="float">
            <text:p>0.004084496498108</text:p>
          </table:table-cell>
          <table:table-cell table:style-name="ce3" table:formula="of:=[.I272]" office:value-type="float" office:value="0.9733" calcext:value-type="float">
            <text:p>0.9733</text:p>
          </table:table-cell>
          <table:table-cell table:style-name="ce3" table:formula="of:=[.B280]/[.D280]" office:value-type="float" office:value="40.0002521652943" calcext:value-type="float">
            <text:p>40.0002521652943</text:p>
          </table:table-cell>
          <table:table-cell table:style-name="ce3" table:formula="of:=[.E280]-[.C280]" office:value-type="float" office:value="-0.000600000000000267" calcext:value-type="float">
            <text:p>-0.000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272]" office:value-type="float" office:value="0.277616457939148" calcext:value-type="float">
            <text:p>0.277616457939148</text:p>
          </table:table-cell>
          <table:table-cell table:style-name="ce3" table:formula="of:=[.K272]" office:value-type="float" office:value="0.9997" calcext:value-type="float">
            <text:p>0.9997</text:p>
          </table:table-cell>
          <table:table-cell table:style-name="ce3" table:formula="of:=[.L272]" office:value-type="float" office:value="0.00653800487518311" calcext:value-type="float">
            <text:p>0.006538004875183</text:p>
          </table:table-cell>
          <table:table-cell table:style-name="ce3" table:formula="of:=[.M272]" office:value-type="float" office:value="1" calcext:value-type="float">
            <text:p>1</text:p>
          </table:table-cell>
          <table:table-cell table:style-name="ce3" table:formula="of:=[.B281]/[.D281]" office:value-type="float" office:value="42.4619533388422" calcext:value-type="float">
            <text:p>42.4619533388422</text:p>
          </table:table-cell>
          <table:table-cell table:style-name="ce3" table:formula="of:=[.E281]-[.C281]" office:value-type="float" office:value="0.000299999999999967" calcext:value-type="float">
            <text:p>0.000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00:48:43.761771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49:43.724421029</meta:creation-date>
    <dc:date>2019-03-03T01:01:57.126611786</dc:date>
    <meta:editing-duration>PT1H34M52S</meta:editing-duration>
    <meta:editing-cycles>11</meta:editing-cycles>
    <meta:generator>LibreOffice/6.0.7.3$Linux_X86_64 LibreOffice_project/00m0$Build-3</meta:generator>
    <meta:document-statistic meta:table-count="1" meta:cell-count="29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3.138cm" svg:y="0.315cm" chart:style-name="ch2">
          <text:p>Duration of learning + validation (Bayes method)</text:p>
        </chart:title>
        <chart:legend chart:legend-position="end" svg:x="14.764cm" svg:y="3.451cm" style:legend-expansion="high" chart:style-name="ch3"/>
        <chart:plot-area chart:style-name="ch4" table:cell-range-address="main.O9:main.R13" chart:data-source-has-labels="both" svg:x="1.33cm" svg:y="1.273cm" svg:width="13.115cm" svg:height="7.542cm">
          <chartooo:coordinate-region svg:x="2.057cm" svg:y="1.473cm" svg:width="12.388cm" svg:height="6.695cm"/>
          <chart:axis chart:dimension="x" chart:name="primary-x" chart:style-name="ch5" chartooo:axis-type="auto">
            <chartooo:date-scale/>
            <chart:categories table:cell-range-address="main.P9:main.R9"/>
          </chart:axis>
          <chart:axis chart:dimension="y" chart:name="primary-y" chart:style-name="ch6">
            <chart:title svg:x="0.451cm" svg:y="5.816cm" chart:style-name="ch7">
              <text:p>Time (ms)</text:p>
            </chart:title>
            <chart:grid chart:style-name="ch8" chart:class="major"/>
          </chart:axis>
          <chart:series chart:style-name="ch9" chart:values-cell-range-address="main.P10:main.R10" chart:label-cell-address="main.O10:main.O10" chart:class="chart:bar">
            <chart:data-point chart:repeated="3"/>
          </chart:series>
          <chart:series chart:style-name="ch10" chart:values-cell-range-address="main.P11:main.R11" chart:label-cell-address="main.O11:main.O11" chart:class="chart:bar">
            <chart:data-point chart:repeated="3"/>
          </chart:series>
          <chart:series chart:style-name="ch11" chart:values-cell-range-address="main.P12:main.R12" chart:label-cell-address="main.O12:main.O12" chart:class="chart:bar">
            <chart:data-point chart:repeated="3"/>
          </chart:series>
          <chart:series chart:style-name="ch12" chart:values-cell-range-address="main.P13:main.R13" chart:label-cell-address="main.O13:main.O1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9:main.R9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10:main.O10</svg:desc>
                </draw:g>
              </table:table-cell>
              <table:table-cell office:value-type="float" office:value="0.520898756980896">
                <text:p>0.520898756980896</text:p>
                <draw:g>
                  <svg:desc>main.P10:main.R10</svg:desc>
                </draw:g>
              </table:table-cell>
              <table:table-cell office:value-type="float" office:value="0.701043810844422">
                <text:p>0.701043810844422</text:p>
              </table:table-cell>
              <table:table-cell office:value-type="float" office:value="1.19847311019898">
                <text:p>1.19847311019898</text:p>
              </table:table-cell>
            </table:table-row>
            <table:table-row>
              <table:table-cell office:value-type="string">
                <text:p>0.4</text:p>
                <draw:g>
                  <svg:desc>main.O11:main.O11</svg:desc>
                </draw:g>
              </table:table-cell>
              <table:table-cell office:value-type="float" office:value="0.392312622070312">
                <text:p>0.392312622070312</text:p>
                <draw:g>
                  <svg:desc>main.P11:main.R11</svg:desc>
                </draw:g>
              </table:table-cell>
              <table:table-cell office:value-type="float" office:value="0.46019889831543">
                <text:p>0.46019889831543</text:p>
              </table:table-cell>
              <table:table-cell office:value-type="float" office:value="0.790948343276977">
                <text:p>0.790948343276977</text:p>
              </table:table-cell>
            </table:table-row>
            <table:table-row>
              <table:table-cell office:value-type="string">
                <text:p>0.6</text:p>
                <draw:g>
                  <svg:desc>main.O12:main.O12</svg:desc>
                </draw:g>
              </table:table-cell>
              <table:table-cell office:value-type="float" office:value="0.270641374588013">
                <text:p>0.270641374588013</text:p>
                <draw:g>
                  <svg:desc>main.P12:main.R12</svg:desc>
                </draw:g>
              </table:table-cell>
              <table:table-cell office:value-type="float" office:value="0.328062300682068">
                <text:p>0.328062300682068</text:p>
              </table:table-cell>
              <table:table-cell office:value-type="float" office:value="0.547613954544068">
                <text:p>0.547613954544068</text:p>
              </table:table-cell>
            </table:table-row>
            <table:table-row>
              <table:table-cell office:value-type="string">
                <text:p>0.8</text:p>
                <draw:g>
                  <svg:desc>main.O13:main.O13</svg:desc>
                </draw:g>
              </table:table-cell>
              <table:table-cell office:value-type="float" office:value="0.153857116699219">
                <text:p>0.153857116699219</text:p>
                <draw:g>
                  <svg:desc>main.P13:main.R13</svg:desc>
                </draw:g>
              </table:table-cell>
              <table:table-cell office:value-type="float" office:value="0.163380889892578">
                <text:p>0.163380889892578</text:p>
              </table:table-cell>
              <table:table-cell office:value-type="float" office:value="0.277616457939148">
                <text:p>0.277616457939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3.297cm" svg:y="0.315cm" chart:style-name="ch2">
          <text:p>Duration of learning + validation (KNN method)</text:p>
        </chart:title>
        <chart:legend chart:legend-position="end" svg:x="14.764cm" svg:y="3.451cm" style:legend-expansion="high" chart:style-name="ch3"/>
        <chart:plot-area chart:style-name="ch4" table:cell-range-address="main.O43:main.R47" chart:data-source-has-labels="both" svg:x="1.33cm" svg:y="1.273cm" svg:width="13.115cm" svg:height="7.542cm">
          <chartooo:coordinate-region svg:x="2.428cm" svg:y="1.473cm" svg:width="12.017cm" svg:height="6.695cm"/>
          <chart:axis chart:dimension="x" chart:name="primary-x" chart:style-name="ch5" chartooo:axis-type="auto">
            <chartooo:date-scale/>
            <chart:categories table:cell-range-address="main.P43:main.R43"/>
          </chart:axis>
          <chart:axis chart:dimension="y" chart:name="primary-y" chart:style-name="ch6">
            <chart:title svg:x="0.451cm" svg:y="5.816cm" chart:style-name="ch7">
              <text:p>Time (ms)</text:p>
            </chart:title>
            <chart:grid chart:style-name="ch8" chart:class="major"/>
          </chart:axis>
          <chart:series chart:style-name="ch9" chart:values-cell-range-address="main.P44:main.R44" chart:label-cell-address="main.O44:main.O44" chart:class="chart:bar">
            <chart:data-point chart:repeated="3"/>
          </chart:series>
          <chart:series chart:style-name="ch10" chart:values-cell-range-address="main.P45:main.R45" chart:label-cell-address="main.O45:main.O45" chart:class="chart:bar">
            <chart:data-point chart:repeated="3"/>
          </chart:series>
          <chart:series chart:style-name="ch11" chart:values-cell-range-address="main.P46:main.R46" chart:label-cell-address="main.O46:main.O46" chart:class="chart:bar">
            <chart:data-point chart:repeated="3"/>
          </chart:series>
          <chart:series chart:style-name="ch12" chart:values-cell-range-address="main.P47:main.R47" chart:label-cell-address="main.O47:main.O4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43:main.R43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44:main.O44</svg:desc>
                </draw:g>
              </table:table-cell>
              <table:table-cell office:value-type="float" office:value="0.00550631046295166">
                <text:p>0.00550631046295166</text:p>
                <draw:g>
                  <svg:desc>main.P44:main.R44</svg:desc>
                </draw:g>
              </table:table-cell>
              <table:table-cell office:value-type="float" office:value="0.00630819797515869">
                <text:p>0.00630819797515869</text:p>
              </table:table-cell>
              <table:table-cell office:value-type="float" office:value="0.0103621292114258">
                <text:p>0.0103621292114258</text:p>
              </table:table-cell>
            </table:table-row>
            <table:table-row>
              <table:table-cell office:value-type="string">
                <text:p>0.4</text:p>
                <draw:g>
                  <svg:desc>main.O45:main.O45</svg:desc>
                </draw:g>
              </table:table-cell>
              <table:table-cell office:value-type="float" office:value="0.00504310131072998">
                <text:p>0.00504310131072998</text:p>
                <draw:g>
                  <svg:desc>main.P45:main.R45</svg:desc>
                </draw:g>
              </table:table-cell>
              <table:table-cell office:value-type="float" office:value="0.0050961971282959">
                <text:p>0.0050961971282959</text:p>
              </table:table-cell>
              <table:table-cell office:value-type="float" office:value="0.00805306434631348">
                <text:p>0.00805306434631348</text:p>
              </table:table-cell>
            </table:table-row>
            <table:table-row>
              <table:table-cell office:value-type="string">
                <text:p>0.6</text:p>
                <draw:g>
                  <svg:desc>main.O46:main.O46</svg:desc>
                </draw:g>
              </table:table-cell>
              <table:table-cell office:value-type="float" office:value="0.00402904033660889">
                <text:p>0.00402904033660889</text:p>
                <draw:g>
                  <svg:desc>main.P46:main.R46</svg:desc>
                </draw:g>
              </table:table-cell>
              <table:table-cell office:value-type="float" office:value="0.00503987312316894">
                <text:p>0.00503987312316894</text:p>
              </table:table-cell>
              <table:table-cell office:value-type="float" office:value="0.00966653347015381">
                <text:p>0.00966653347015381</text:p>
              </table:table-cell>
            </table:table-row>
            <table:table-row>
              <table:table-cell office:value-type="string">
                <text:p>0.8</text:p>
                <draw:g>
                  <svg:desc>main.O47:main.O47</svg:desc>
                </draw:g>
              </table:table-cell>
              <table:table-cell office:value-type="float" office:value="0.00319028377532959">
                <text:p>0.00319028377532959</text:p>
                <draw:g>
                  <svg:desc>main.P47:main.R47</svg:desc>
                </draw:g>
              </table:table-cell>
              <table:table-cell office:value-type="float" office:value="0.00408449649810791">
                <text:p>0.00408449649810791</text:p>
              </table:table-cell>
              <table:table-cell office:value-type="float" office:value="0.00653800487518311">
                <text:p>0.00653800487518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5.506cm" svg:y="0.315cm" chart:style-name="ch2">
          <text:p>Precision Bayes method</text:p>
        </chart:title>
        <chart:legend chart:legend-position="end" svg:x="14.764cm" svg:y="3.451cm" style:legend-expansion="high" chart:style-name="ch3"/>
        <chart:plot-area chart:style-name="ch4" table:cell-range-address="main.O77:main.R81" chart:data-source-has-labels="both" svg:x="1.33cm" svg:y="1.273cm" svg:width="13.115cm" svg:height="7.542cm">
          <chartooo:coordinate-region svg:x="2.057cm" svg:y="1.473cm" svg:width="12.388cm" svg:height="6.695cm"/>
          <chart:axis chart:dimension="x" chart:name="primary-x" chart:style-name="ch5" chartooo:axis-type="auto">
            <chartooo:date-scale/>
            <chart:categories table:cell-range-address="main.P77:main.R77"/>
          </chart:axis>
          <chart:axis chart:dimension="y" chart:name="primary-y" chart:style-name="ch6">
            <chart:title svg:x="0.451cm" svg:y="6.067cm" chart:style-name="ch7">
              <text:p>Precision (%)</text:p>
            </chart:title>
            <chart:grid chart:style-name="ch8" chart:class="major"/>
          </chart:axis>
          <chart:series chart:style-name="ch9" chart:values-cell-range-address="main.P78:main.R78" chart:label-cell-address="main.O78:main.O78" chart:class="chart:bar">
            <chart:data-point chart:repeated="3"/>
          </chart:series>
          <chart:series chart:style-name="ch10" chart:values-cell-range-address="main.P79:main.R79" chart:label-cell-address="main.O79:main.O79" chart:class="chart:bar">
            <chart:data-point chart:repeated="3"/>
          </chart:series>
          <chart:series chart:style-name="ch11" chart:values-cell-range-address="main.P80:main.R80" chart:label-cell-address="main.O80:main.O80" chart:class="chart:bar">
            <chart:data-point chart:repeated="3"/>
          </chart:series>
          <chart:series chart:style-name="ch12" chart:values-cell-range-address="main.P81:main.R81" chart:label-cell-address="main.O81:main.O8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77:main.R77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78:main.O78</svg:desc>
                </draw:g>
              </table:table-cell>
              <table:table-cell office:value-type="float" office:value="0.79775">
                <text:p>0.79775</text:p>
                <draw:g>
                  <svg:desc>main.P78:main.R78</svg:desc>
                </draw:g>
              </table:table-cell>
              <table:table-cell office:value-type="float" office:value="0.9596">
                <text:p>0.9596</text:p>
              </table:table-cell>
              <table:table-cell office:value-type="float" office:value="0.8511">
                <text:p>0.8511</text:p>
              </table:table-cell>
            </table:table-row>
            <table:table-row>
              <table:table-cell office:value-type="string">
                <text:p>0.4</text:p>
                <draw:g>
                  <svg:desc>main.O79:main.O79</svg:desc>
                </draw:g>
              </table:table-cell>
              <table:table-cell office:value-type="float" office:value="0.7725">
                <text:p>0.7725</text:p>
                <draw:g>
                  <svg:desc>main.P79:main.R79</svg:desc>
                </draw:g>
              </table:table-cell>
              <table:table-cell office:value-type="float" office:value="0.9675">
                <text:p>0.9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6</text:p>
                <draw:g>
                  <svg:desc>main.O80:main.O80</svg:desc>
                </draw:g>
              </table:table-cell>
              <table:table-cell office:value-type="float" office:value="0.81255">
                <text:p>0.81255</text:p>
                <draw:g>
                  <svg:desc>main.P80:main.R80</svg:desc>
                </draw:g>
              </table:table-cell>
              <table:table-cell office:value-type="float" office:value="0.9727">
                <text:p>0.9727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0.8</text:p>
                <draw:g>
                  <svg:desc>main.O81:main.O81</svg:desc>
                </draw:g>
              </table:table-cell>
              <table:table-cell office:value-type="float" office:value="0.8165">
                <text:p>0.8165</text:p>
                <draw:g>
                  <svg:desc>main.P81:main.R81</svg:desc>
                </draw:g>
              </table:table-cell>
              <table:table-cell office:value-type="float" office:value="0.9739">
                <text:p>0.9739</text:p>
              </table:table-cell>
              <table:table-cell office:value-type="float" office:value="0.9997">
                <text:p>0.9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5.665cm" svg:y="0.315cm" chart:style-name="ch2">
          <text:p>Precision KNN method</text:p>
        </chart:title>
        <chart:legend chart:legend-position="end" svg:x="14.764cm" svg:y="3.451cm" style:legend-expansion="high" chart:style-name="ch3"/>
        <chart:plot-area chart:style-name="ch4" table:cell-range-address="main.O108:main.R112" chart:data-source-has-labels="both" svg:x="1.33cm" svg:y="1.273cm" svg:width="13.115cm" svg:height="7.542cm">
          <chartooo:coordinate-region svg:x="2.057cm" svg:y="1.473cm" svg:width="12.388cm" svg:height="6.695cm"/>
          <chart:axis chart:dimension="x" chart:name="primary-x" chart:style-name="ch5" chartooo:axis-type="auto">
            <chartooo:date-scale/>
            <chart:categories table:cell-range-address="main.P108:main.R108"/>
          </chart:axis>
          <chart:axis chart:dimension="y" chart:name="primary-y" chart:style-name="ch6">
            <chart:title svg:x="0.451cm" svg:y="6.067cm" chart:style-name="ch7">
              <text:p>Precision (%)</text:p>
            </chart:title>
            <chart:grid chart:style-name="ch8" chart:class="major"/>
          </chart:axis>
          <chart:series chart:style-name="ch9" chart:values-cell-range-address="main.P109:main.R109" chart:label-cell-address="main.O109:main.O109" chart:class="chart:bar">
            <chart:data-point chart:repeated="3"/>
          </chart:series>
          <chart:series chart:style-name="ch10" chart:values-cell-range-address="main.P110:main.R110" chart:label-cell-address="main.O110:main.O110" chart:class="chart:bar">
            <chart:data-point chart:repeated="3"/>
          </chart:series>
          <chart:series chart:style-name="ch11" chart:values-cell-range-address="main.P111:main.R111" chart:label-cell-address="main.O111:main.O111" chart:class="chart:bar">
            <chart:data-point chart:repeated="3"/>
          </chart:series>
          <chart:series chart:style-name="ch12" chart:values-cell-range-address="main.P112:main.R112" chart:label-cell-address="main.O112:main.O11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108:main.R108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109:main.O109</svg:desc>
                </draw:g>
              </table:table-cell>
              <table:table-cell office:value-type="float" office:value="0.7845">
                <text:p>0.7845</text:p>
                <draw:g>
                  <svg:desc>main.P109:main.R109</svg:desc>
                </draw:g>
              </table:table-cell>
              <table:table-cell office:value-type="float" office:value="0.96305">
                <text:p>0.96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4</text:p>
                <draw:g>
                  <svg:desc>main.O110:main.O110</svg:desc>
                </draw:g>
              </table:table-cell>
              <table:table-cell office:value-type="float" office:value="0.77">
                <text:p>0.77</text:p>
                <draw:g>
                  <svg:desc>main.P110:main.R110</svg:desc>
                </draw:g>
              </table:table-cell>
              <table:table-cell office:value-type="float" office:value="0.9775">
                <text:p>0.9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6</text:p>
                <draw:g>
                  <svg:desc>main.O111:main.O111</svg:desc>
                </draw:g>
              </table:table-cell>
              <table:table-cell office:value-type="float" office:value="0.7971">
                <text:p>0.7971</text:p>
                <draw:g>
                  <svg:desc>main.P111:main.R111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8</text:p>
                <draw:g>
                  <svg:desc>main.O112:main.O112</svg:desc>
                </draw:g>
              </table:table-cell>
              <table:table-cell office:value-type="float" office:value="0.7976">
                <text:p>0.7976</text:p>
                <draw:g>
                  <svg:desc>main.P112:main.R112</svg:desc>
                </draw:g>
              </table:table-cell>
              <table:table-cell office:value-type="float" office:value="0.9733">
                <text:p>0.97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